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2.398in"/>
    </style:style>
    <style:style style:name="co4" style:family="table-column">
      <style:table-column-properties fo:break-before="auto" style:column-width="3.8272in"/>
    </style:style>
    <style:style style:name="co5" style:family="table-column">
      <style:table-column-properties fo:break-before="auto" style:column-width="3.0445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2.6693in"/>
    </style:style>
    <style:style style:name="co8" style:family="table-column">
      <style:table-column-properties fo:break-before="auto" style:column-width="0.9453in"/>
    </style:style>
    <style:style style:name="co9" style:family="table-column">
      <style:table-column-properties fo:break-before="auto" style:column-width="1.9327in"/>
    </style:style>
    <style:style style:name="co10" style:family="table-column">
      <style:table-column-properties fo:break-before="auto" style:column-width="1.1984in"/>
    </style:style>
    <style:style style:name="co11" style:family="table-column">
      <style:table-column-properties fo:break-before="auto" style:column-width="1.2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ta1" style:family="table" style:master-page-name="PageStyle_5f_Regression1">
      <style:table-properties table:display="true" style:writing-mode="lr-tb"/>
    </style:style>
    <style:style style:name="ta2" style:family="table" style:master-page-name="PageStyle_5f_Regression2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ressio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ing price</text:p>
          </table:table-cell>
          <table:table-cell/>
          <table:table-cell office:value-type="string" calcext:value-type="string">
            <text:p>Compounded return</text:p>
          </table:table-cell>
          <table:table-cell office:value-type="string" calcext:value-type="string">
            <text:p>St Dummy</text:p>
          </table:table-cell>
          <table:table-cell table:number-columns-repeated="2" table:style-name="ce5" office:value-type="string" calcext:value-type="string">
            <text:p>Month</text:p>
          </table:table-cell>
          <table:table-cell table:style-name="ce5" office:value-type="string" calcext:value-type="string">
            <text:p>Observations</text:p>
          </table:table-cell>
          <table:table-cell table:style-name="ce5" office:value-type="string" calcext:value-type="string">
            <text:p>Average Return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12-30" calcext:value-type="date">
            <text:p>12/30/2022</text:p>
          </table:table-cell>
          <table:table-cell table:style-name="ce3" office:value-type="float" office:value="31604.54" calcext:value-type="float">
            <text:p>31604.54</text:p>
          </table:table-cell>
          <table:table-cell/>
          <table:table-cell table:formula="of:=LN(([.B2]/[.B3]))" office:value-type="float" office:value="-0.0235153831883623" calcext:value-type="float">
            <text:p>-0.0235153831883623</text:p>
          </table:table-cell>
          <table:table-cell office:value-type="float" office:value="1" calcext:value-type="float">
            <text:p>1</text:p>
          </table:table-cell>
          <table:table-cell table:formula="of:=MONTH([.A2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UNTIF([.F2:.F289]; [.G2])" office:value-type="float" office:value="24" calcext:value-type="float">
            <text:p>24</text:p>
          </table:table-cell>
          <table:table-cell table:formula="of:=AVERAGEIF([.F2:.F289]; [.G2]; [.D2]: [.D289])" office:value-type="float" office:value="0.00139825513746737" calcext:value-type="float">
            <text:p>0.00139825513746737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11-30" calcext:value-type="date">
            <text:p>11/30/2022</text:p>
          </table:table-cell>
          <table:table-cell table:style-name="ce3" office:value-type="float" office:value="32356.54" calcext:value-type="float">
            <text:p>32356.54</text:p>
          </table:table-cell>
          <table:table-cell/>
          <table:table-cell table:formula="of:=LN(([.B3]/[.B4]))" office:value-type="float" office:value="0.0628332010297626" calcext:value-type="float">
            <text:p>0.0628332010297626</text:p>
          </table:table-cell>
          <table:table-cell office:value-type="float" office:value="1" calcext:value-type="float">
            <text:p>1</text:p>
          </table:table-cell>
          <table:table-cell table:formula="of:=MONTH([.A3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UNTIF([.F3:.F290]; [.G3])" office:value-type="float" office:value="24" calcext:value-type="float">
            <text:p>24</text:p>
          </table:table-cell>
          <table:table-cell table:formula="of:=AVERAGEIF([.F3:.F290]; [.G3]; [.D3]: [.D290])" office:value-type="float" office:value="-0.0104829677338545" calcext:value-type="float">
            <text:p>-0.0104829677338545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10-31" calcext:value-type="date">
            <text:p>10/31/2022</text:p>
          </table:table-cell>
          <table:table-cell table:style-name="ce3" office:value-type="float" office:value="30386.03" calcext:value-type="float">
            <text:p>30386.03</text:p>
          </table:table-cell>
          <table:table-cell/>
          <table:table-cell table:formula="of:=LN(([.B4]/[.B5]))" office:value-type="float" office:value="0.0468295572663054" calcext:value-type="float">
            <text:p>0.0468295572663054</text:p>
          </table:table-cell>
          <table:table-cell office:value-type="float" office:value="0" calcext:value-type="float">
            <text:p>0</text:p>
          </table:table-cell>
          <table:table-cell table:formula="of:=MONTH([.A4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COUNTIF([.F4:.F291]; [.G4])" office:value-type="float" office:value="24" calcext:value-type="float">
            <text:p>24</text:p>
          </table:table-cell>
          <table:table-cell table:formula="of:=AVERAGEIF([.F4:.F291]; [.G4]; [.D4]: [.D291])" office:value-type="float" office:value="0.0159269315992112" calcext:value-type="float">
            <text:p>0.0159269315992112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9-30" calcext:value-type="date">
            <text:p>9/30/2022</text:p>
          </table:table-cell>
          <table:table-cell table:style-name="ce3" office:value-type="float" office:value="28995.87" calcext:value-type="float">
            <text:p>28995.87</text:p>
          </table:table-cell>
          <table:table-cell/>
          <table:table-cell table:formula="of:=LN(([.B5]/[.B6]))" office:value-type="float" office:value="-0.0694551982704775" calcext:value-type="float">
            <text:p>-0.0694551982704775</text:p>
          </table:table-cell>
          <table:table-cell office:value-type="float" office:value="0" calcext:value-type="float">
            <text:p>0</text:p>
          </table:table-cell>
          <table:table-cell table:formula="of:=MONTH([.A5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UNTIF([.F5:.F292]; [.G5])" office:value-type="float" office:value="24" calcext:value-type="float">
            <text:p>24</text:p>
          </table:table-cell>
          <table:table-cell table:formula="of:=AVERAGEIF([.F5:.F292]; [.G5]; [.D5]: [.D292])" office:value-type="float" office:value="0.0305715486684101" calcext:value-type="float">
            <text:p>0.0305715486684101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8-31" calcext:value-type="date">
            <text:p>8/31/2022</text:p>
          </table:table-cell>
          <table:table-cell table:style-name="ce3" office:value-type="float" office:value="31081.37" calcext:value-type="float">
            <text:p>31081.37</text:p>
          </table:table-cell>
          <table:table-cell/>
          <table:table-cell table:formula="of:=LN(([.B6]/[.B7]))" office:value-type="float" office:value="-0.0272690104294713" calcext:value-type="float">
            <text:p>-0.0272690104294713</text:p>
          </table:table-cell>
          <table:table-cell office:value-type="float" office:value="0" calcext:value-type="float">
            <text:p>0</text:p>
          </table:table-cell>
          <table:table-cell table:formula="of:=MONTH([.A6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UNTIF([.F6:.F293]; [.G6])" office:value-type="float" office:value="24" calcext:value-type="float">
            <text:p>24</text:p>
          </table:table-cell>
          <table:table-cell table:formula="of:=AVERAGEIF([.F6:.F293]; [.G6]; [.D6]: [.D293])" office:value-type="float" office:value="-0.0105268777888067" calcext:value-type="float">
            <text:p>-0.0105268777888067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7-29" calcext:value-type="date">
            <text:p>7/29/2022</text:p>
          </table:table-cell>
          <table:table-cell table:style-name="ce3" office:value-type="float" office:value="31940.59" calcext:value-type="float">
            <text:p>31940.59</text:p>
          </table:table-cell>
          <table:table-cell/>
          <table:table-cell table:formula="of:=LN(([.B7]/[.B8]))" office:value-type="float" office:value="0.0718975826389664" calcext:value-type="float">
            <text:p>0.0718975826389664</text:p>
          </table:table-cell>
          <table:table-cell office:value-type="float" office:value="0" calcext:value-type="float">
            <text:p>0</text:p>
          </table:table-cell>
          <table:table-cell table:formula="of:=MONTH([.A7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UNTIF([.F7:.F294]; [.G7])" office:value-type="float" office:value="24" calcext:value-type="float">
            <text:p>24</text:p>
          </table:table-cell>
          <table:table-cell table:formula="of:=AVERAGEIF([.F7:.F294]; [.G7]; [.D7]: [.D294])" office:value-type="float" office:value="-0.0197914124227672" calcext:value-type="float">
            <text:p>-0.0197914124227672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6-30" calcext:value-type="date">
            <text:p>6/30/2022</text:p>
          </table:table-cell>
          <table:table-cell table:style-name="ce3" office:value-type="float" office:value="29724.75" calcext:value-type="float">
            <text:p>29724.75</text:p>
          </table:table-cell>
          <table:table-cell/>
          <table:table-cell table:formula="of:=LN(([.B8]/[.B9]))" office:value-type="float" office:value="-0.0767143027084509" calcext:value-type="float">
            <text:p>-0.0767143027084509</text:p>
          </table:table-cell>
          <table:table-cell office:value-type="float" office:value="0" calcext:value-type="float">
            <text:p>0</text:p>
          </table:table-cell>
          <table:table-cell table:formula="of:=MONTH([.A8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UNTIF([.F8:.F295]; [.G8])" office:value-type="float" office:value="23" calcext:value-type="float">
            <text:p>23</text:p>
          </table:table-cell>
          <table:table-cell table:formula="of:=AVERAGEIF([.F8:.F295]; [.G8]; [.D8]: [.D295])" office:value-type="float" office:value="-0.00541479914199064" calcext:value-type="float">
            <text:p>-0.00541479914199064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5-31" calcext:value-type="date">
            <text:p>5/31/2022</text:p>
          </table:table-cell>
          <table:table-cell table:style-name="ce3" office:value-type="float" office:value="32094.81" calcext:value-type="float">
            <text:p>32094.81</text:p>
          </table:table-cell>
          <table:table-cell/>
          <table:table-cell table:formula="of:=LN(([.B9]/[.B10]))" office:value-type="float" office:value="-0.00077677091469631" calcext:value-type="float">
            <text:p>-0.00077677091469631</text:p>
          </table:table-cell>
          <table:table-cell office:value-type="float" office:value="0" calcext:value-type="float">
            <text:p>0</text:p>
          </table:table-cell>
          <table:table-cell table:formula="of:=MONTH([.A9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UNTIF([.F9:.F296]; [.G9])" office:value-type="float" office:value="23" calcext:value-type="float">
            <text:p>23</text:p>
          </table:table-cell>
          <table:table-cell table:formula="of:=AVERAGEIF([.F9:.F296]; [.G9]; [.D9]: [.D296])" office:value-type="float" office:value="0.000237469906107148" calcext:value-type="float">
            <text:p>0.000237469906107148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4-29" calcext:value-type="date">
            <text:p>4/29/2022</text:p>
          </table:table-cell>
          <table:table-cell table:style-name="ce3" office:value-type="float" office:value="32119.75" calcext:value-type="float">
            <text:p>32119.75</text:p>
          </table:table-cell>
          <table:table-cell/>
          <table:table-cell table:formula="of:=LN(([.B10]/[.B11]))" office:value-type="float" office:value="-0.00070336951116558" calcext:value-type="float">
            <text:p>-0.00070336951116558</text:p>
          </table:table-cell>
          <table:table-cell office:value-type="float" office:value="1" calcext:value-type="float">
            <text:p>1</text:p>
          </table:table-cell>
          <table:table-cell table:formula="of:=MONTH([.A10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UNTIF([.F10:.F297]; [.G10])" office:value-type="float" office:value="23" calcext:value-type="float">
            <text:p>23</text:p>
          </table:table-cell>
          <table:table-cell table:formula="of:=AVERAGEIF([.F10:.F297]; [.G10]; [.D10]: [.D297])" office:value-type="float" office:value="-0.00384704107742314" calcext:value-type="float">
            <text:p>-0.00384704107742314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3-31" calcext:value-type="date">
            <text:p>3/31/2022</text:p>
          </table:table-cell>
          <table:table-cell table:style-name="ce3" office:value-type="float" office:value="32142.35" calcext:value-type="float">
            <text:p>32142.35</text:p>
          </table:table-cell>
          <table:table-cell/>
          <table:table-cell table:formula="of:=LN(([.B11]/[.B12]))" office:value-type="float" office:value="0.0210568314799064" calcext:value-type="float">
            <text:p>0.0210568314799064</text:p>
          </table:table-cell>
          <table:table-cell office:value-type="float" office:value="1" calcext:value-type="float">
            <text:p>1</text:p>
          </table:table-cell>
          <table:table-cell table:formula="of:=MONTH([.A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UNTIF([.F11:.F298]; [.G11])" office:value-type="float" office:value="23" calcext:value-type="float">
            <text:p>23</text:p>
          </table:table-cell>
          <table:table-cell table:formula="of:=AVERAGEIF([.F11:.F298]; [.G11]; [.D11]: [.D298])" office:value-type="float" office:value="0.0272324177146655" calcext:value-type="float">
            <text:p>0.0272324177146655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2-28" calcext:value-type="date">
            <text:p>2/28/2022</text:p>
          </table:table-cell>
          <table:table-cell table:style-name="ce3" office:value-type="float" office:value="31472.61" calcext:value-type="float">
            <text:p>31472.61</text:p>
          </table:table-cell>
          <table:table-cell/>
          <table:table-cell table:formula="of:=LN(([.B12]/[.B13]))" office:value-type="float" office:value="-0.0823264083885021" calcext:value-type="float">
            <text:p>-0.0823264083885021</text:p>
          </table:table-cell>
          <table:table-cell office:value-type="float" office:value="1" calcext:value-type="float">
            <text:p>1</text:p>
          </table:table-cell>
          <table:table-cell table:formula="of:=MONTH([.A12]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UNTIF([.F12:.F299]; [.G12])" office:value-type="float" office:value="23" calcext:value-type="float">
            <text:p>23</text:p>
          </table:table-cell>
          <table:table-cell table:formula="of:=AVERAGEIF([.F12:.F299]; [.G12]; [.D12]: [.D299])" office:value-type="float" office:value="0.0224205443578119" calcext:value-type="float">
            <text:p>0.022420544357811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2-01-31" calcext:value-type="date">
            <text:p>1/31/2022</text:p>
          </table:table-cell>
          <table:table-cell table:style-name="ce3" office:value-type="float" office:value="34173.28" calcext:value-type="float">
            <text:p>34173.28</text:p>
          </table:table-cell>
          <table:table-cell/>
          <table:table-cell table:formula="of:=LN(([.B13]/[.B14]))" office:value-type="float" office:value="-0.0511172056486728" calcext:value-type="float">
            <text:p>-0.0511172056486728</text:p>
          </table:table-cell>
          <table:table-cell office:value-type="float" office:value="1" calcext:value-type="float">
            <text:p>1</text:p>
          </table:table-cell>
          <table:table-cell table:formula="of:=MONTH([.A13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UNTIF([.F13:.F300]; [.G13])" office:value-type="float" office:value="23" calcext:value-type="float">
            <text:p>23</text:p>
          </table:table-cell>
          <table:table-cell table:formula="of:=AVERAGEIF([.F13:.F300]; [.G13]; [.D13]: [.D300])" office:value-type="float" office:value="0.0138764090863732" calcext:value-type="float">
            <text:p>0.0138764090863732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1-12-30" calcext:value-type="date">
            <text:p>12/30/2021</text:p>
          </table:table-cell>
          <table:table-cell table:style-name="ce3" office:value-type="float" office:value="35965.54" calcext:value-type="float">
            <text:p>35965.54</text:p>
          </table:table-cell>
          <table:table-cell/>
          <table:table-cell table:formula="of:=LN(([.B14]/[.B15]))" office:value-type="float" office:value="0.0475640195571231" calcext:value-type="float">
            <text:p>0.0475640195571231</text:p>
          </table:table-cell>
          <table:table-cell office:value-type="float" office:value="1" calcext:value-type="float">
            <text:p>1</text:p>
          </table:table-cell>
          <table:table-cell table:formula="of:=MONTH([.A1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11-30" calcext:value-type="date">
            <text:p>11/30/2021</text:p>
          </table:table-cell>
          <table:table-cell table:style-name="ce3" office:value-type="float" office:value="34294.92" calcext:value-type="float">
            <text:p>34294.92</text:p>
          </table:table-cell>
          <table:table-cell/>
          <table:table-cell table:formula="of:=LN(([.B15]/[.B16]))" office:value-type="float" office:value="-0.0241231277180405" calcext:value-type="float">
            <text:p>-0.0241231277180405</text:p>
          </table:table-cell>
          <table:table-cell office:value-type="float" office:value="1" calcext:value-type="float">
            <text:p>1</text:p>
          </table:table-cell>
          <table:table-cell table:formula="of:=MONTH([.A15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10-29" calcext:value-type="date">
            <text:p>10/29/2021</text:p>
          </table:table-cell>
          <table:table-cell table:style-name="ce3" office:value-type="float" office:value="35132.28" calcext:value-type="float">
            <text:p>35132.28</text:p>
          </table:table-cell>
          <table:table-cell/>
          <table:table-cell table:formula="of:=LN(([.B16]/[.B17]))" office:value-type="float" office:value="0.0186611669694126" calcext:value-type="float">
            <text:p>0.018661166969412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9-30" calcext:value-type="date">
            <text:p>9/30/2021</text:p>
          </table:table-cell>
          <table:table-cell table:style-name="ce3" office:value-type="float" office:value="34482.75" calcext:value-type="float">
            <text:p>34482.75</text:p>
          </table:table-cell>
          <table:table-cell/>
          <table:table-cell table:formula="of:=LN(([.B17]/[.B18]))" office:value-type="float" office:value="-0.0546940202106777" calcext:value-type="float">
            <text:p>-0.054694020210677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7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8-31" calcext:value-type="date">
            <text:p>8/31/2021</text:p>
          </table:table-cell>
          <table:table-cell table:style-name="ce3" office:value-type="float" office:value="36421.28" calcext:value-type="float">
            <text:p>36421.28</text:p>
          </table:table-cell>
          <table:table-cell/>
          <table:table-cell table:formula="of:=LN(([.B18]/[.B19]))" office:value-type="float" office:value="0.00973497446373062" calcext:value-type="float">
            <text:p>0.0097349744637306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8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7-30" calcext:value-type="date">
            <text:p>7/30/2021</text:p>
          </table:table-cell>
          <table:table-cell table:style-name="ce3" office:value-type="float" office:value="36068.44" calcext:value-type="float">
            <text:p>36068.44</text:p>
          </table:table-cell>
          <table:table-cell/>
          <table:table-cell table:formula="of:=LN(([.B19]/[.B20]))" office:value-type="float" office:value="0.0513915918854739" calcext:value-type="float">
            <text:p>0.051391591885473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9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6-30" calcext:value-type="date">
            <text:p>6/30/2021</text:p>
          </table:table-cell>
          <table:table-cell table:style-name="ce3" office:value-type="float" office:value="34261.65" calcext:value-type="float">
            <text:p>34261.65</text:p>
          </table:table-cell>
          <table:table-cell/>
          <table:table-cell table:formula="of:=LN(([.B20]/[.B21]))" office:value-type="float" office:value="0.0253117834748268" calcext:value-type="float">
            <text:p>0.025311783474826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0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5-31" calcext:value-type="date">
            <text:p>5/31/2021</text:p>
          </table:table-cell>
          <table:table-cell table:style-name="ce3" office:value-type="float" office:value="33405.31" calcext:value-type="float">
            <text:p>33405.31</text:p>
          </table:table-cell>
          <table:table-cell/>
          <table:table-cell table:formula="of:=LN(([.B21]/[.B22]))" office:value-type="float" office:value="0.0177227933101418" calcext:value-type="float">
            <text:p>0.017722793310141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1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4-30" calcext:value-type="date">
            <text:p>4/30/2021</text:p>
          </table:table-cell>
          <table:table-cell table:style-name="ce3" office:value-type="float" office:value="32818.49" calcext:value-type="float">
            <text:p>32818.49</text:p>
          </table:table-cell>
          <table:table-cell/>
          <table:table-cell table:formula="of:=LN(([.B22]/[.B23]))" office:value-type="float" office:value="0.0469951365576912" calcext:value-type="float">
            <text:p>0.046995136557691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2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3-31" calcext:value-type="date">
            <text:p>3/31/2021</text:p>
          </table:table-cell>
          <table:table-cell table:style-name="ce3" office:value-type="float" office:value="31311.86" calcext:value-type="float">
            <text:p>31311.86</text:p>
          </table:table-cell>
          <table:table-cell/>
          <table:table-cell table:formula="of:=LN(([.B23]/[.B24]))" office:value-type="float" office:value="0.0334411513266836" calcext:value-type="float">
            <text:p>0.033441151326683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3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2-26" calcext:value-type="date">
            <text:p>2/26/2021</text:p>
          </table:table-cell>
          <table:table-cell table:style-name="ce3" office:value-type="float" office:value="30282.07" calcext:value-type="float">
            <text:p>30282.07</text:p>
          </table:table-cell>
          <table:table-cell/>
          <table:table-cell table:formula="of:=LN(([.B24]/[.B25]))" office:value-type="float" office:value="0.00981917933175994" calcext:value-type="float">
            <text:p>0.0098191793317599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4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1-01-29" calcext:value-type="date">
            <text:p>1/29/2021</text:p>
          </table:table-cell>
          <table:table-cell table:style-name="ce3" office:value-type="float" office:value="29986.18" calcext:value-type="float">
            <text:p>29986.18</text:p>
          </table:table-cell>
          <table:table-cell/>
          <table:table-cell table:formula="of:=LN(([.B25]/[.B26]))" office:value-type="float" office:value="0.0207291563484019" calcext:value-type="float">
            <text:p>0.020729156348401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12-30" calcext:value-type="date">
            <text:p>12/30/2020</text:p>
          </table:table-cell>
          <table:table-cell table:style-name="ce3" office:value-type="float" office:value="29370.99" calcext:value-type="float">
            <text:p>29370.99</text:p>
          </table:table-cell>
          <table:table-cell/>
          <table:table-cell table:formula="of:=LN(([.B26]/[.B27]))" office:value-type="float" office:value="0.0150505626067025" calcext:value-type="float">
            <text:p>0.015050562606702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6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11-30" calcext:value-type="date">
            <text:p>11/30/2020</text:p>
          </table:table-cell>
          <table:table-cell table:style-name="ce3" office:value-type="float" office:value="28932.25" calcext:value-type="float">
            <text:p>28932.25</text:p>
          </table:table-cell>
          <table:table-cell/>
          <table:table-cell table:formula="of:=LN(([.B27]/[.B28]))" office:value-type="float" office:value="0.112660602395124" calcext:value-type="float">
            <text:p>0.11266060239512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7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10-30" calcext:value-type="date">
            <text:p>10/30/2020</text:p>
          </table:table-cell>
          <table:table-cell table:style-name="ce3" office:value-type="float" office:value="25849.63" calcext:value-type="float">
            <text:p>25849.63</text:p>
          </table:table-cell>
          <table:table-cell/>
          <table:table-cell table:formula="of:=LN(([.B28]/[.B29]))" office:value-type="float" office:value="-0.0409126841624359" calcext:value-type="float">
            <text:p>-0.040912684162435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8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9-30" calcext:value-type="date">
            <text:p>9/30/2020</text:p>
          </table:table-cell>
          <table:table-cell table:style-name="ce3" office:value-type="float" office:value="26929.14" calcext:value-type="float">
            <text:p>26929.14</text:p>
          </table:table-cell>
          <table:table-cell/>
          <table:table-cell table:formula="of:=LN(([.B29]/[.B30]))" office:value-type="float" office:value="-0.00399436769340631" calcext:value-type="float">
            <text:p>-0.0039943676934063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9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8-31" calcext:value-type="date">
            <text:p>8/31/2020</text:p>
          </table:table-cell>
          <table:table-cell table:style-name="ce3" office:value-type="float" office:value="27036.92" calcext:value-type="float">
            <text:p>27036.92</text:p>
          </table:table-cell>
          <table:table-cell/>
          <table:table-cell table:formula="of:=LN(([.B30]/[.B31]))" office:value-type="float" office:value="0.0612391557288358" calcext:value-type="float">
            <text:p>0.061239155728835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30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7-31" calcext:value-type="date">
            <text:p>7/31/2020</text:p>
          </table:table-cell>
          <table:table-cell table:style-name="ce3" office:value-type="float" office:value="25430.88" calcext:value-type="float">
            <text:p>25430.88</text:p>
          </table:table-cell>
          <table:table-cell/>
          <table:table-cell table:formula="of:=LN(([.B31]/[.B32]))" office:value-type="float" office:value="0.0404597545463938" calcext:value-type="float">
            <text:p>0.040459754546393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31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6-30" calcext:value-type="date">
            <text:p>6/30/2020</text:p>
          </table:table-cell>
          <table:table-cell table:style-name="ce3" office:value-type="float" office:value="24422.49" calcext:value-type="float">
            <text:p>24422.49</text:p>
          </table:table-cell>
          <table:table-cell/>
          <table:table-cell table:formula="of:=LN(([.B32]/[.B33]))" office:value-type="float" office:value="0.00138246868441423" calcext:value-type="float">
            <text:p>0.0013824686844142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3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5-29" calcext:value-type="date">
            <text:p>5/29/2020</text:p>
          </table:table-cell>
          <table:table-cell table:style-name="ce3" office:value-type="float" office:value="24388.75" calcext:value-type="float">
            <text:p>24388.75</text:p>
          </table:table-cell>
          <table:table-cell/>
          <table:table-cell table:formula="of:=LN(([.B33]/[.B34]))" office:value-type="float" office:value="0.069808714860985" calcext:value-type="float">
            <text:p>0.06980871486098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3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4-30" calcext:value-type="date">
            <text:p>4/30/2020</text:p>
          </table:table-cell>
          <table:table-cell table:style-name="ce3" office:value-type="float" office:value="22744.27" calcext:value-type="float">
            <text:p>22744.27</text:p>
          </table:table-cell>
          <table:table-cell/>
          <table:table-cell table:formula="of:=LN(([.B34]/[.B35]))" office:value-type="float" office:value="0.0996291500372276" calcext:value-type="float">
            <text:p>0.099629150037227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3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3-31" calcext:value-type="date">
            <text:p>3/31/2020</text:p>
          </table:table-cell>
          <table:table-cell table:style-name="ce3" office:value-type="float" office:value="20587.5" calcext:value-type="float">
            <text:p>20587.5</text:p>
          </table:table-cell>
          <table:table-cell/>
          <table:table-cell table:formula="of:=LN(([.B35]/[.B36]))" office:value-type="float" office:value="-0.173207492242252" calcext:value-type="float">
            <text:p>-0.17320749224225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35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2-28" calcext:value-type="date">
            <text:p>2/28/2020</text:p>
          </table:table-cell>
          <table:table-cell table:style-name="ce3" office:value-type="float" office:value="24480.86" calcext:value-type="float">
            <text:p>24480.86</text:p>
          </table:table-cell>
          <table:table-cell/>
          <table:table-cell table:formula="of:=LN(([.B36]/[.B37]))" office:value-type="float" office:value="-0.0630796604876541" calcext:value-type="float">
            <text:p>-0.063079660487654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36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01-31" calcext:value-type="date">
            <text:p>1/31/2020</text:p>
          </table:table-cell>
          <table:table-cell table:style-name="ce3" office:value-type="float" office:value="26074.85" calcext:value-type="float">
            <text:p>26074.85</text:p>
          </table:table-cell>
          <table:table-cell/>
          <table:table-cell table:formula="of:=LN(([.B37]/[.B38]))" office:value-type="float" office:value="0.0218552447500022" calcext:value-type="float">
            <text:p>0.021855244750002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3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12-30" calcext:value-type="date">
            <text:p>12/30/2019</text:p>
          </table:table-cell>
          <table:table-cell table:style-name="ce3" office:value-type="float" office:value="25511.16" calcext:value-type="float">
            <text:p>25511.16</text:p>
          </table:table-cell>
          <table:table-cell/>
          <table:table-cell table:formula="of:=LN(([.B38]/[.B39]))" office:value-type="float" office:value="0.0399454586500397" calcext:value-type="float">
            <text:p>0.039945458650039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38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11-29" calcext:value-type="date">
            <text:p>11/29/2019</text:p>
          </table:table-cell>
          <table:table-cell table:style-name="ce3" office:value-type="float" office:value="24512.19" calcext:value-type="float">
            <text:p>24512.19</text:p>
          </table:table-cell>
          <table:table-cell/>
          <table:table-cell table:formula="of:=LN(([.B39]/[.B40]))" office:value-type="float" office:value="-0.00267142415077056" calcext:value-type="float">
            <text:p>-0.0026714241507705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39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10-31" calcext:value-type="date">
            <text:p>10/31/2019</text:p>
          </table:table-cell>
          <table:table-cell table:style-name="ce3" office:value-type="float" office:value="24577.76" calcext:value-type="float">
            <text:p>24577.76</text:p>
          </table:table-cell>
          <table:table-cell/>
          <table:table-cell table:formula="of:=LN(([.B40]/[.B41]))" office:value-type="float" office:value="0.00578696959356867" calcext:value-type="float">
            <text:p>0.0057869695935686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40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9-30" calcext:value-type="date">
            <text:p>9/30/2019</text:p>
          </table:table-cell>
          <table:table-cell table:style-name="ce3" office:value-type="float" office:value="24435.94" calcext:value-type="float">
            <text:p>24435.94</text:p>
          </table:table-cell>
          <table:table-cell/>
          <table:table-cell table:formula="of:=LN(([.B41]/[.B42]))" office:value-type="float" office:value="0.0483482694097633" calcext:value-type="float">
            <text:p>0.048348269409763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41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8-30" calcext:value-type="date">
            <text:p>8/30/2019</text:p>
          </table:table-cell>
          <table:table-cell table:style-name="ce3" office:value-type="float" office:value="23282.61" calcext:value-type="float">
            <text:p>23282.61</text:p>
          </table:table-cell>
          <table:table-cell/>
          <table:table-cell table:formula="of:=LN(([.B42]/[.B43]))" office:value-type="float" office:value="-0.0191580693079575" calcext:value-type="float">
            <text:p>-0.019158069307957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42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7-31" calcext:value-type="date">
            <text:p>7/31/2019</text:p>
          </table:table-cell>
          <table:table-cell table:style-name="ce3" office:value-type="float" office:value="23732.96" calcext:value-type="float">
            <text:p>23732.96</text:p>
          </table:table-cell>
          <table:table-cell/>
          <table:table-cell table:formula="of:=LN(([.B43]/[.B44]))" office:value-type="float" office:value="-0.0115185600916042" calcext:value-type="float">
            <text:p>-0.011518560091604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43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6-28" calcext:value-type="date">
            <text:p>6/28/2019</text:p>
          </table:table-cell>
          <table:table-cell table:style-name="ce3" office:value-type="float" office:value="24007.91" calcext:value-type="float">
            <text:p>24007.91</text:p>
          </table:table-cell>
          <table:table-cell/>
          <table:table-cell table:formula="of:=LN(([.B44]/[.B45]))" office:value-type="float" office:value="0.0393584272502863" calcext:value-type="float">
            <text:p>0.039358427250286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4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5-31" calcext:value-type="date">
            <text:p>5/31/2019</text:p>
          </table:table-cell>
          <table:table-cell table:style-name="ce3" office:value-type="float" office:value="23081.35" calcext:value-type="float">
            <text:p>23081.35</text:p>
          </table:table-cell>
          <table:table-cell/>
          <table:table-cell table:formula="of:=LN(([.B45]/[.B46]))" office:value-type="float" office:value="-0.0515682838150997" calcext:value-type="float">
            <text:p>-0.051568283815099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45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4-30" calcext:value-type="date">
            <text:p>4/30/2019</text:p>
          </table:table-cell>
          <table:table-cell table:style-name="ce3" office:value-type="float" office:value="24302.84" calcext:value-type="float">
            <text:p>24302.84</text:p>
          </table:table-cell>
          <table:table-cell/>
          <table:table-cell table:formula="of:=LN(([.B46]/[.B47]))" office:value-type="float" office:value="0.0192527029032991" calcext:value-type="float">
            <text:p>0.019252702903299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4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3-29" calcext:value-type="date">
            <text:p>3/29/2019</text:p>
          </table:table-cell>
          <table:table-cell table:style-name="ce3" office:value-type="float" office:value="23839.42" calcext:value-type="float">
            <text:p>23839.42</text:p>
          </table:table-cell>
          <table:table-cell/>
          <table:table-cell table:formula="of:=LN(([.B47]/[.B48]))" office:value-type="float" office:value="0.00623853026187112" calcext:value-type="float">
            <text:p>0.0062385302618711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47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2-28" calcext:value-type="date">
            <text:p>2/28/2019</text:p>
          </table:table-cell>
          <table:table-cell table:style-name="ce3" office:value-type="float" office:value="23691.16" calcext:value-type="float">
            <text:p>23691.16</text:p>
          </table:table-cell>
          <table:table-cell/>
          <table:table-cell table:formula="of:=LN(([.B48]/[.B49]))" office:value-type="float" office:value="0.0225181748947693" calcext:value-type="float">
            <text:p>0.022518174894769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4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9-01-31" calcext:value-type="date">
            <text:p>1/31/2019</text:p>
          </table:table-cell>
          <table:table-cell table:style-name="ce3" office:value-type="float" office:value="23163.64" calcext:value-type="float">
            <text:p>23163.64</text:p>
          </table:table-cell>
          <table:table-cell/>
          <table:table-cell table:formula="of:=LN(([.B49]/[.B50]))" office:value-type="float" office:value="0.0785996039402918" calcext:value-type="float">
            <text:p>0.078599603940291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4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12-28" calcext:value-type="date">
            <text:p>12/28/2018</text:p>
          </table:table-cell>
          <table:table-cell table:style-name="ce3" office:value-type="float" office:value="21412.7" calcext:value-type="float">
            <text:p>21412.7</text:p>
          </table:table-cell>
          <table:table-cell/>
          <table:table-cell table:formula="of:=LN(([.B50]/[.B51]))" office:value-type="float" office:value="-0.034410248026918" calcext:value-type="float">
            <text:p>-0.03441024802691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50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11-30" calcext:value-type="date">
            <text:p>11/30/2018</text:p>
          </table:table-cell>
          <table:table-cell table:style-name="ce3" office:value-type="float" office:value="22162.34" calcext:value-type="float">
            <text:p>22162.34</text:p>
          </table:table-cell>
          <table:table-cell/>
          <table:table-cell table:formula="of:=LN(([.B51]/[.B52]))" office:value-type="float" office:value="-0.031236959079955" calcext:value-type="float">
            <text:p>-0.03123695907995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51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8-10-31" calcext:value-type="date">
            <text:p>10/31/2018</text:p>
          </table:table-cell>
          <table:table-cell table:style-name="ce3" office:value-type="float" office:value="22865.55" calcext:value-type="float">
            <text:p>22865.55</text:p>
          </table:table-cell>
          <table:table-cell/>
          <table:table-cell table:formula="of:=LN(([.B52]/[.B53]))" office:value-type="float" office:value="-0.0922407204027816" calcext:value-type="float">
            <text:p>-0.092240720402781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5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9-28" calcext:value-type="date">
            <text:p>9/28/2018</text:p>
          </table:table-cell>
          <table:table-cell table:style-name="ce3" office:value-type="float" office:value="25075.02" calcext:value-type="float">
            <text:p>25075.02</text:p>
          </table:table-cell>
          <table:table-cell/>
          <table:table-cell table:formula="of:=LN(([.B53]/[.B54]))" office:value-type="float" office:value="-0.00744261775655494" calcext:value-type="float">
            <text:p>-0.0074426177565549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5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8-31" calcext:value-type="date">
            <text:p>8/31/2018</text:p>
          </table:table-cell>
          <table:table-cell table:style-name="ce3" office:value-type="float" office:value="25262.34" calcext:value-type="float">
            <text:p>25262.34</text:p>
          </table:table-cell>
          <table:table-cell/>
          <table:table-cell table:formula="of:=LN(([.B54]/[.B55]))" office:value-type="float" office:value="0.020450877094972" calcext:value-type="float">
            <text:p>0.02045087709497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54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7-31" calcext:value-type="date">
            <text:p>7/31/2018</text:p>
          </table:table-cell>
          <table:table-cell table:style-name="ce3" office:value-type="float" office:value="24750.95" calcext:value-type="float">
            <text:p>24750.95</text:p>
          </table:table-cell>
          <table:table-cell/>
          <table:table-cell table:formula="of:=LN(([.B55]/[.B56]))" office:value-type="float" office:value="0.00961867333747713" calcext:value-type="float">
            <text:p>0.0096186733374771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55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6-29" calcext:value-type="date">
            <text:p>6/29/2018</text:p>
          </table:table-cell>
          <table:table-cell table:style-name="ce3" office:value-type="float" office:value="24514.02" calcext:value-type="float">
            <text:p>24514.02</text:p>
          </table:table-cell>
          <table:table-cell/>
          <table:table-cell table:formula="of:=LN(([.B56]/[.B57]))" office:value-type="float" office:value="-0.0117500558031223" calcext:value-type="float">
            <text:p>-0.011750055803122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56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5-31" calcext:value-type="date">
            <text:p>5/31/2018</text:p>
          </table:table-cell>
          <table:table-cell table:style-name="ce3" office:value-type="float" office:value="24803.76" calcext:value-type="float">
            <text:p>24803.76</text:p>
          </table:table-cell>
          <table:table-cell/>
          <table:table-cell table:formula="of:=LN(([.B57]/[.B58]))" office:value-type="float" office:value="0.0154236765302008" calcext:value-type="float">
            <text:p>0.015423676530200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5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4-30" calcext:value-type="date">
            <text:p>4/30/2018</text:p>
          </table:table-cell>
          <table:table-cell table:style-name="ce3" office:value-type="float" office:value="24424.13" calcext:value-type="float">
            <text:p>24424.13</text:p>
          </table:table-cell>
          <table:table-cell/>
          <table:table-cell table:formula="of:=LN(([.B58]/[.B59]))" office:value-type="float" office:value="0.0572882119426628" calcext:value-type="float">
            <text:p>0.057288211942662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58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3-29" calcext:value-type="date">
            <text:p>3/29/2018</text:p>
          </table:table-cell>
          <table:table-cell table:style-name="ce3" office:value-type="float" office:value="23064.24" calcext:value-type="float">
            <text:p>23064.24</text:p>
          </table:table-cell>
          <table:table-cell/>
          <table:table-cell table:formula="of:=LN(([.B59]/[.B60]))" office:value-type="float" office:value="-0.0183982808335345" calcext:value-type="float">
            <text:p>-0.018398280833534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59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2-28" calcext:value-type="date">
            <text:p>2/28/2018</text:p>
          </table:table-cell>
          <table:table-cell table:style-name="ce3" office:value-type="float" office:value="23492.51" calcext:value-type="float">
            <text:p>23492.51</text:p>
          </table:table-cell>
          <table:table-cell/>
          <table:table-cell table:formula="of:=LN(([.B60]/[.B61]))" office:value-type="float" office:value="0.0238283063616087" calcext:value-type="float">
            <text:p>0.023828306361608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60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8-01-31" calcext:value-type="date">
            <text:p>1/31/2018</text:p>
          </table:table-cell>
          <table:table-cell table:style-name="ce3" office:value-type="float" office:value="22939.34" calcext:value-type="float">
            <text:p>22939.34</text:p>
          </table:table-cell>
          <table:table-cell/>
          <table:table-cell table:formula="of:=LN(([.B61]/[.B62]))" office:value-type="float" office:value="0.025546598029708" calcext:value-type="float">
            <text:p>0.02554659802970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6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12-29" calcext:value-type="date">
            <text:p>12/29/2017</text:p>
          </table:table-cell>
          <table:table-cell table:style-name="ce3" office:value-type="float" office:value="22360.74" calcext:value-type="float">
            <text:p>22360.74</text:p>
          </table:table-cell>
          <table:table-cell/>
          <table:table-cell table:formula="of:=LN(([.B62]/[.B63]))" office:value-type="float" office:value="0.000893929793430738" calcext:value-type="float">
            <text:p>0.00089392979343073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62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11-30" calcext:value-type="date">
            <text:p>11/30/2017</text:p>
          </table:table-cell>
          <table:table-cell table:style-name="ce3" office:value-type="float" office:value="22340.76" calcext:value-type="float">
            <text:p>22340.76</text:p>
          </table:table-cell>
          <table:table-cell/>
          <table:table-cell table:formula="of:=LN(([.B63]/[.B64]))" office:value-type="float" office:value="-0.0225212366028474" calcext:value-type="float">
            <text:p>-0.022521236602847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63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10-31" calcext:value-type="date">
            <text:p>10/31/2017</text:p>
          </table:table-cell>
          <table:table-cell table:style-name="ce3" office:value-type="float" office:value="22849.61" calcext:value-type="float">
            <text:p>22849.61</text:p>
          </table:table-cell>
          <table:table-cell/>
          <table:table-cell table:formula="of:=LN(([.B64]/[.B65]))" office:value-type="float" office:value="0.00307699158943476" calcext:value-type="float">
            <text:p>0.0030769915894347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64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9-29" calcext:value-type="date">
            <text:p>9/29/2017</text:p>
          </table:table-cell>
          <table:table-cell table:style-name="ce3" office:value-type="float" office:value="22779.41" calcext:value-type="float">
            <text:p>22779.41</text:p>
          </table:table-cell>
          <table:table-cell/>
          <table:table-cell table:formula="of:=LN(([.B65]/[.B66]))" office:value-type="float" office:value="0.018641997962872" calcext:value-type="float">
            <text:p>0.01864199796287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65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08-31" calcext:value-type="date">
            <text:p>8/31/2017</text:p>
          </table:table-cell>
          <table:table-cell table:style-name="ce3" office:value-type="float" office:value="22358.69" calcext:value-type="float">
            <text:p>22358.69</text:p>
          </table:table-cell>
          <table:table-cell/>
          <table:table-cell table:formula="of:=LN(([.B66]/[.B67]))" office:value-type="float" office:value="0.00232932292589167" calcext:value-type="float">
            <text:p>0.0023293229258916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66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07-31" calcext:value-type="date">
            <text:p>7/31/2017</text:p>
          </table:table-cell>
          <table:table-cell table:style-name="ce3" office:value-type="float" office:value="22306.67" calcext:value-type="float">
            <text:p>22306.67</text:p>
          </table:table-cell>
          <table:table-cell/>
          <table:table-cell table:formula="of:=LN(([.B67]/[.B68]))" office:value-type="float" office:value="-0.0111481757594555" calcext:value-type="float">
            <text:p>-0.011148175759455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67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06-30" calcext:value-type="date">
            <text:p>6/30/2017</text:p>
          </table:table-cell>
          <table:table-cell table:style-name="ce3" office:value-type="float" office:value="22556.74" calcext:value-type="float">
            <text:p>22556.74</text:p>
          </table:table-cell>
          <table:table-cell/>
          <table:table-cell table:formula="of:=LN(([.B68]/[.B69]))" office:value-type="float" office:value="-0.00974851354588995" calcext:value-type="float">
            <text:p>-0.0097485135458899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68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7-05-31" calcext:value-type="date">
            <text:p>5/31/2017</text:p>
          </table:table-cell>
          <table:table-cell table:style-name="ce3" office:value-type="float" office:value="22777.71" calcext:value-type="float">
            <text:p>22777.71</text:p>
          </table:table-cell>
          <table:table-cell/>
          <table:table-cell table:formula="of:=LN(([.B69]/[.B70]))" office:value-type="float" office:value="0.026697401186505" calcext:value-type="float">
            <text:p>0.02669740118650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69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04-28" calcext:value-type="date">
            <text:p>4/28/2017</text:p>
          </table:table-cell>
          <table:table-cell table:style-name="ce3" office:value-type="float" office:value="22177.65" calcext:value-type="float">
            <text:p>22177.65</text:p>
          </table:table-cell>
          <table:table-cell/>
          <table:table-cell table:formula="of:=LN(([.B70]/[.B71]))" office:value-type="float" office:value="0.0487802894117949" calcext:value-type="float">
            <text:p>0.048780289411794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7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03-31" calcext:value-type="date">
            <text:p>3/31/2017</text:p>
          </table:table-cell>
          <table:table-cell table:style-name="ce3" office:value-type="float" office:value="21121.78" calcext:value-type="float">
            <text:p>21121.78</text:p>
          </table:table-cell>
          <table:table-cell/>
          <table:table-cell table:formula="of:=LN(([.B71]/[.B72]))" office:value-type="float" office:value="0.0315441604721905" calcext:value-type="float">
            <text:p>0.031544160472190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71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02-28" calcext:value-type="date">
            <text:p>2/28/2017</text:p>
          </table:table-cell>
          <table:table-cell table:style-name="ce3" office:value-type="float" office:value="20465.91" calcext:value-type="float">
            <text:p>20465.91</text:p>
          </table:table-cell>
          <table:table-cell/>
          <table:table-cell table:formula="of:=LN(([.B72]/[.B73]))" office:value-type="float" office:value="0.0293004303035547" calcext:value-type="float">
            <text:p>0.029300430303554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72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7-01-31" calcext:value-type="date">
            <text:p>1/31/2017</text:p>
          </table:table-cell>
          <table:table-cell table:style-name="ce3" office:value-type="float" office:value="19874.95" calcext:value-type="float">
            <text:p>19874.95</text:p>
          </table:table-cell>
          <table:table-cell/>
          <table:table-cell table:formula="of:=LN(([.B73]/[.B74]))" office:value-type="float" office:value="-0.0166199053536426" calcext:value-type="float">
            <text:p>-0.016619905353642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7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12-30" calcext:value-type="date">
            <text:p>12/30/2016</text:p>
          </table:table-cell>
          <table:table-cell table:style-name="ce3" office:value-type="float" office:value="20208.03" calcext:value-type="float">
            <text:p>20208.03</text:p>
          </table:table-cell>
          <table:table-cell/>
          <table:table-cell table:formula="of:=LN(([.B74]/[.B75]))" office:value-type="float" office:value="0.0540447332130688" calcext:value-type="float">
            <text:p>0.054044733213068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7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11-30" calcext:value-type="date">
            <text:p>11/30/2016</text:p>
          </table:table-cell>
          <table:table-cell table:style-name="ce3" office:value-type="float" office:value="19144.88" calcext:value-type="float">
            <text:p>19144.88</text:p>
          </table:table-cell>
          <table:table-cell/>
          <table:table-cell table:formula="of:=LN(([.B75]/[.B76]))" office:value-type="float" office:value="0.00607854285338373" calcext:value-type="float">
            <text:p>0.0060785428533837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75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10-31" calcext:value-type="date">
            <text:p>10/31/2016</text:p>
          </table:table-cell>
          <table:table-cell table:style-name="ce3" office:value-type="float" office:value="19028.86" calcext:value-type="float">
            <text:p>19028.86</text:p>
          </table:table-cell>
          <table:table-cell/>
          <table:table-cell table:formula="of:=LN(([.B76]/[.B77]))" office:value-type="float" office:value="-0.0279485145266983" calcext:value-type="float">
            <text:p>-0.027948514526698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7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9-30" calcext:value-type="date">
            <text:p>9/30/2016</text:p>
          </table:table-cell>
          <table:table-cell table:style-name="ce3" office:value-type="float" office:value="19568.19" calcext:value-type="float">
            <text:p>19568.19</text:p>
          </table:table-cell>
          <table:table-cell/>
          <table:table-cell table:formula="of:=LN(([.B77]/[.B78]))" office:value-type="float" office:value="0.0274163068901175" calcext:value-type="float">
            <text:p>0.027416306890117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77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8-31" calcext:value-type="date">
            <text:p>8/31/2016</text:p>
          </table:table-cell>
          <table:table-cell table:style-name="ce3" office:value-type="float" office:value="19038.99" calcext:value-type="float">
            <text:p>19038.99</text:p>
          </table:table-cell>
          <table:table-cell/>
          <table:table-cell table:formula="of:=LN(([.B78]/[.B79]))" office:value-type="float" office:value="0.00410896288131756" calcext:value-type="float">
            <text:p>0.0041089628813175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78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7-29" calcext:value-type="date">
            <text:p>7/29/2016</text:p>
          </table:table-cell>
          <table:table-cell table:style-name="ce3" office:value-type="float" office:value="18960.92" calcext:value-type="float">
            <text:p>18960.92</text:p>
          </table:table-cell>
          <table:table-cell/>
          <table:table-cell table:formula="of:=LN(([.B79]/[.B80]))" office:value-type="float" office:value="0.0561406765290495" calcext:value-type="float">
            <text:p>0.056140676529049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79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6-30" calcext:value-type="date">
            <text:p>6/30/2016</text:p>
          </table:table-cell>
          <table:table-cell table:style-name="ce3" office:value-type="float" office:value="17925.77" calcext:value-type="float">
            <text:p>17925.77</text:p>
          </table:table-cell>
          <table:table-cell/>
          <table:table-cell table:formula="of:=LN(([.B80]/[.B81]))" office:value-type="float" office:value="-0.00892480260450212" calcext:value-type="float">
            <text:p>-0.0089248026045021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80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5-31" calcext:value-type="date">
            <text:p>5/31/2016</text:p>
          </table:table-cell>
          <table:table-cell table:style-name="ce3" office:value-type="float" office:value="18086.47" calcext:value-type="float">
            <text:p>18086.47</text:p>
          </table:table-cell>
          <table:table-cell/>
          <table:table-cell table:formula="of:=LN(([.B81]/[.B82]))" office:value-type="float" office:value="0.0273459279608951" calcext:value-type="float">
            <text:p>0.027345927960895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81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4-29" calcext:value-type="date">
            <text:p>4/29/2016</text:p>
          </table:table-cell>
          <table:table-cell table:style-name="ce3" office:value-type="float" office:value="17598.58" calcext:value-type="float">
            <text:p>17598.58</text:p>
          </table:table-cell>
          <table:table-cell/>
          <table:table-cell table:formula="of:=LN(([.B82]/[.B83]))" office:value-type="float" office:value="0.000338721047135948" calcext:value-type="float">
            <text:p>0.00033872104713594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82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3-31" calcext:value-type="date">
            <text:p>3/31/2016</text:p>
          </table:table-cell>
          <table:table-cell table:style-name="ce3" office:value-type="float" office:value="17592.62" calcext:value-type="float">
            <text:p>17592.62</text:p>
          </table:table-cell>
          <table:table-cell/>
          <table:table-cell table:formula="of:=LN(([.B83]/[.B84]))" office:value-type="float" office:value="0.0238069231516112" calcext:value-type="float">
            <text:p>0.023806923151611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83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2-29" calcext:value-type="date">
            <text:p>2/29/2016</text:p>
          </table:table-cell>
          <table:table-cell table:style-name="ce3" office:value-type="float" office:value="17178.74" calcext:value-type="float">
            <text:p>17178.74</text:p>
          </table:table-cell>
          <table:table-cell/>
          <table:table-cell table:formula="of:=LN(([.B84]/[.B85]))" office:value-type="float" office:value="-0.0511824535737071" calcext:value-type="float">
            <text:p>-0.051182453573707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84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6-01-29" calcext:value-type="date">
            <text:p>1/29/2016</text:p>
          </table:table-cell>
          <table:table-cell table:style-name="ce3" office:value-type="float" office:value="18080.88" calcext:value-type="float">
            <text:p>18080.88</text:p>
          </table:table-cell>
          <table:table-cell/>
          <table:table-cell table:formula="of:=LN(([.B85]/[.B86]))" office:value-type="float" office:value="-0.0300893728097342" calcext:value-type="float">
            <text:p>-0.030089372809734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8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12-30" calcext:value-type="date">
            <text:p>12/30/2015</text:p>
          </table:table-cell>
          <table:table-cell table:style-name="ce3" office:value-type="float" office:value="18633.19" calcext:value-type="float">
            <text:p>18633.19</text:p>
          </table:table-cell>
          <table:table-cell/>
          <table:table-cell table:formula="of:=LN(([.B86]/[.B87]))" office:value-type="float" office:value="-0.0248512599804151" calcext:value-type="float">
            <text:p>-0.024851259980415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86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11-30" calcext:value-type="date">
            <text:p>11/30/2015</text:p>
          </table:table-cell>
          <table:table-cell table:style-name="ce3" office:value-type="float" office:value="19102.05" calcext:value-type="float">
            <text:p>19102.05</text:p>
          </table:table-cell>
          <table:table-cell/>
          <table:table-cell table:formula="of:=LN(([.B87]/[.B88]))" office:value-type="float" office:value="0.049119947550137" calcext:value-type="float">
            <text:p>0.04911994755013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87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10-30" calcext:value-type="date">
            <text:p>10/30/2015</text:p>
          </table:table-cell>
          <table:table-cell table:style-name="ce3" office:value-type="float" office:value="18186.43" calcext:value-type="float">
            <text:p>18186.43</text:p>
          </table:table-cell>
          <table:table-cell/>
          <table:table-cell table:formula="of:=LN(([.B88]/[.B89]))" office:value-type="float" office:value="0.0881045471513555" calcext:value-type="float">
            <text:p>0.088104547151355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88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9-30" calcext:value-type="date">
            <text:p>9/30/2015</text:p>
          </table:table-cell>
          <table:table-cell table:style-name="ce3" office:value-type="float" office:value="16652.68" calcext:value-type="float">
            <text:p>16652.68</text:p>
          </table:table-cell>
          <table:table-cell/>
          <table:table-cell table:formula="of:=LN(([.B89]/[.B90]))" office:value-type="float" office:value="-0.0332889301068275" calcext:value-type="float">
            <text:p>-0.033288930106827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89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8-31" calcext:value-type="date">
            <text:p>8/31/2015</text:p>
          </table:table-cell>
          <table:table-cell table:style-name="ce3" office:value-type="float" office:value="17216.36" calcext:value-type="float">
            <text:p>17216.36</text:p>
          </table:table-cell>
          <table:table-cell/>
          <table:table-cell table:formula="of:=LN(([.B90]/[.B91]))" office:value-type="float" office:value="-0.0854109882182694" calcext:value-type="float">
            <text:p>-0.085410988218269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90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7-31" calcext:value-type="date">
            <text:p>7/31/2015</text:p>
          </table:table-cell>
          <table:table-cell table:style-name="ce3" office:value-type="float" office:value="18751.45" calcext:value-type="float">
            <text:p>18751.45</text:p>
          </table:table-cell>
          <table:table-cell/>
          <table:table-cell table:formula="of:=LN(([.B91]/[.B92]))" office:value-type="float" office:value="0.0437065948947148" calcext:value-type="float">
            <text:p>0.043706594894714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91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6-30" calcext:value-type="date">
            <text:p>6/30/2015</text:p>
          </table:table-cell>
          <table:table-cell table:style-name="ce3" office:value-type="float" office:value="17949.54" calcext:value-type="float">
            <text:p>17949.54</text:p>
          </table:table-cell>
          <table:table-cell/>
          <table:table-cell table:formula="of:=LN(([.B92]/[.B93]))" office:value-type="float" office:value="-0.038720167963527" calcext:value-type="float">
            <text:p>-0.03872016796352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9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5-29" calcext:value-type="date">
            <text:p>5/29/2015</text:p>
          </table:table-cell>
          <table:table-cell table:style-name="ce3" office:value-type="float" office:value="18658.18" calcext:value-type="float">
            <text:p>18658.18</text:p>
          </table:table-cell>
          <table:table-cell/>
          <table:table-cell table:formula="of:=LN(([.B93]/[.B94]))" office:value-type="float" office:value="0.0138117160807705" calcext:value-type="float">
            <text:p>0.013811716080770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5-04-30" calcext:value-type="date">
            <text:p>4/30/2015</text:p>
          </table:table-cell>
          <table:table-cell table:style-name="ce3" office:value-type="float" office:value="18402.25" calcext:value-type="float">
            <text:p>18402.25</text:p>
          </table:table-cell>
          <table:table-cell/>
          <table:table-cell table:formula="of:=LN(([.B94]/[.B95]))" office:value-type="float" office:value="-0.0370337034072139" calcext:value-type="float">
            <text:p>-0.037033703407213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3-31" calcext:value-type="date">
            <text:p>3/31/2015</text:p>
          </table:table-cell>
          <table:table-cell table:style-name="ce3" office:value-type="float" office:value="19096.53" calcext:value-type="float">
            <text:p>19096.53</text:p>
          </table:table-cell>
          <table:table-cell/>
          <table:table-cell table:formula="of:=LN(([.B95]/[.B96]))" office:value-type="float" office:value="0.0210665452341399" calcext:value-type="float">
            <text:p>0.021066545234139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95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2-27" calcext:value-type="date">
            <text:p>2/27/2015</text:p>
          </table:table-cell>
          <table:table-cell table:style-name="ce3" office:value-type="float" office:value="18698.44" calcext:value-type="float">
            <text:p>18698.44</text:p>
          </table:table-cell>
          <table:table-cell/>
          <table:table-cell table:formula="of:=LN(([.B96]/[.B97]))" office:value-type="float" office:value="0.0564048758915899" calcext:value-type="float">
            <text:p>0.056404875891589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96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5-01-30" calcext:value-type="date">
            <text:p>1/30/2015</text:p>
          </table:table-cell>
          <table:table-cell table:style-name="ce3" office:value-type="float" office:value="17672.95" calcext:value-type="float">
            <text:p>17672.95</text:p>
          </table:table-cell>
          <table:table-cell/>
          <table:table-cell table:formula="of:=LN(([.B97]/[.B98]))" office:value-type="float" office:value="0.0856674928280486" calcext:value-type="float">
            <text:p>0.085667492828048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9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12-30" calcext:value-type="date">
            <text:p>12/30/2014</text:p>
          </table:table-cell>
          <table:table-cell table:style-name="ce3" office:value-type="float" office:value="16221.99" calcext:value-type="float">
            <text:p>16221.99</text:p>
          </table:table-cell>
          <table:table-cell/>
          <table:table-cell table:formula="of:=LN(([.B98]/[.B99]))" office:value-type="float" office:value="-0.0177450958210107" calcext:value-type="float">
            <text:p>-0.017745095821010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98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11-28" calcext:value-type="date">
            <text:p>11/28/2014</text:p>
          </table:table-cell>
          <table:table-cell table:style-name="ce3" office:value-type="float" office:value="16512.42" calcext:value-type="float">
            <text:p>16512.42</text:p>
          </table:table-cell>
          <table:table-cell/>
          <table:table-cell table:formula="of:=LN(([.B99]/[.B100]))" office:value-type="float" office:value="0.0345198355122154" calcext:value-type="float">
            <text:p>0.034519835512215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99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10-31" calcext:value-type="date">
            <text:p>10/31/2014</text:p>
          </table:table-cell>
          <table:table-cell table:style-name="ce3" office:value-type="float" office:value="15952.14" calcext:value-type="float">
            <text:p>15952.14</text:p>
          </table:table-cell>
          <table:table-cell/>
          <table:table-cell table:formula="of:=LN(([.B100]/[.B101]))" office:value-type="float" office:value="-0.00363552801716297" calcext:value-type="float">
            <text:p>-0.0036355280171629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00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9-30" calcext:value-type="date">
            <text:p>9/30/2014</text:p>
          </table:table-cell>
          <table:table-cell table:style-name="ce3" office:value-type="float" office:value="16010.24" calcext:value-type="float">
            <text:p>16010.24</text:p>
          </table:table-cell>
          <table:table-cell/>
          <table:table-cell table:formula="of:=LN(([.B101]/[.B102]))" office:value-type="float" office:value="0.0040869800072688" calcext:value-type="float">
            <text:p>0.004086980007268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01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08-29" calcext:value-type="date">
            <text:p>8/29/2014</text:p>
          </table:table-cell>
          <table:table-cell table:style-name="ce3" office:value-type="float" office:value="15944.94" calcext:value-type="float">
            <text:p>15944.94</text:p>
          </table:table-cell>
          <table:table-cell/>
          <table:table-cell table:formula="of:=LN(([.B102]/[.B103]))" office:value-type="float" office:value="0.00759164458278697" calcext:value-type="float">
            <text:p>0.0075916445827869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02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07-31" calcext:value-type="date">
            <text:p>7/31/2014</text:p>
          </table:table-cell>
          <table:table-cell table:style-name="ce3" office:value-type="float" office:value="15824.35" calcext:value-type="float">
            <text:p>15824.35</text:p>
          </table:table-cell>
          <table:table-cell/>
          <table:table-cell table:formula="of:=LN(([.B103]/[.B104]))" office:value-type="float" office:value="0.0000587719134882942" calcext:value-type="float">
            <text:p>5.87719134882942E-0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03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06-30" calcext:value-type="date">
            <text:p>6/30/2014</text:p>
          </table:table-cell>
          <table:table-cell table:style-name="ce3" office:value-type="float" office:value="15823.42" calcext:value-type="float">
            <text:p>15823.42</text:p>
          </table:table-cell>
          <table:table-cell/>
          <table:table-cell table:formula="of:=LN(([.B104]/[.B105]))" office:value-type="float" office:value="-0.00141967075867983" calcext:value-type="float">
            <text:p>-0.0014196707586798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0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5-30" calcext:value-type="date">
            <text:p>5/30/2014</text:p>
          </table:table-cell>
          <table:table-cell table:style-name="ce3" office:value-type="float" office:value="15845.9" calcext:value-type="float">
            <text:p>15845.9</text:p>
          </table:table-cell>
          <table:table-cell/>
          <table:table-cell table:formula="of:=LN(([.B105]/[.B106]))" office:value-type="float" office:value="0.0401302829982714" calcext:value-type="float">
            <text:p>0.040130282998271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05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4-04-30" calcext:value-type="date">
            <text:p>4/30/2014</text:p>
          </table:table-cell>
          <table:table-cell table:style-name="ce3" office:value-type="float" office:value="15222.59" calcext:value-type="float">
            <text:p>15222.59</text:p>
          </table:table-cell>
          <table:table-cell/>
          <table:table-cell table:formula="of:=LN(([.B106]/[.B107]))" office:value-type="float" office:value="0.0232242795407089" calcext:value-type="float">
            <text:p>0.023224279540708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0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03-31" calcext:value-type="date">
            <text:p>3/31/2014</text:p>
          </table:table-cell>
          <table:table-cell table:style-name="ce3" office:value-type="float" office:value="14873.13" calcext:value-type="float">
            <text:p>14873.13</text:p>
          </table:table-cell>
          <table:table-cell/>
          <table:table-cell table:formula="of:=LN(([.B107]/[.B108]))" office:value-type="float" office:value="-0.0129440555325454" calcext:value-type="float">
            <text:p>-0.012944055532545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07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02-28" calcext:value-type="date">
            <text:p>2/28/2014</text:p>
          </table:table-cell>
          <table:table-cell table:style-name="ce3" office:value-type="float" office:value="15066.9" calcext:value-type="float">
            <text:p>15066.9</text:p>
          </table:table-cell>
          <table:table-cell/>
          <table:table-cell table:formula="of:=LN(([.B108]/[.B109]))" office:value-type="float" office:value="0.0708270937968386" calcext:value-type="float">
            <text:p>0.070827093796838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0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4-01-31" calcext:value-type="date">
            <text:p>1/31/2014</text:p>
          </table:table-cell>
          <table:table-cell table:style-name="ce3" office:value-type="float" office:value="14036.67" calcext:value-type="float">
            <text:p>14036.67</text:p>
          </table:table-cell>
          <table:table-cell/>
          <table:table-cell table:formula="of:=LN(([.B109]/[.B110]))" office:value-type="float" office:value="-0.0426545101547375" calcext:value-type="float">
            <text:p>-0.042654510154737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0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3-12-30" calcext:value-type="date">
            <text:p>12/30/2013</text:p>
          </table:table-cell>
          <table:table-cell table:style-name="ce3" office:value-type="float" office:value="14648.35" calcext:value-type="float">
            <text:p>14648.35</text:p>
          </table:table-cell>
          <table:table-cell/>
          <table:table-cell table:formula="of:=LN(([.B110]/[.B111]))" office:value-type="float" office:value="0.0026673354233527" calcext:value-type="float">
            <text:p>0.002667335423352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10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11-29" calcext:value-type="date">
            <text:p>11/29/2013</text:p>
          </table:table-cell>
          <table:table-cell table:style-name="ce3" office:value-type="float" office:value="14609.33" calcext:value-type="float">
            <text:p>14609.33</text:p>
          </table:table-cell>
          <table:table-cell/>
          <table:table-cell table:formula="of:=LN(([.B111]/[.B112]))" office:value-type="float" office:value="0.0304585088775855" calcext:value-type="float">
            <text:p>0.030458508877585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11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10-31" calcext:value-type="date">
            <text:p>10/31/2013</text:p>
          </table:table-cell>
          <table:table-cell table:style-name="ce3" office:value-type="float" office:value="14171.06" calcext:value-type="float">
            <text:p>14171.06</text:p>
          </table:table-cell>
          <table:table-cell/>
          <table:table-cell table:formula="of:=LN(([.B112]/[.B113]))" office:value-type="float" office:value="0.0355630411021881" calcext:value-type="float">
            <text:p>0.035563041102188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1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9-30" calcext:value-type="date">
            <text:p>9/30/2013</text:p>
          </table:table-cell>
          <table:table-cell table:style-name="ce3" office:value-type="float" office:value="13675.95" calcext:value-type="float">
            <text:p>13675.95</text:p>
          </table:table-cell>
          <table:table-cell/>
          <table:table-cell table:formula="of:=LN(([.B113]/[.B114]))" office:value-type="float" office:value="0.0935102439138347" calcext:value-type="float">
            <text:p>0.093510243913834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1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8-30" calcext:value-type="date">
            <text:p>8/30/2013</text:p>
          </table:table-cell>
          <table:table-cell table:style-name="ce3" office:value-type="float" office:value="12455.08" calcext:value-type="float">
            <text:p>12455.08</text:p>
          </table:table-cell>
          <table:table-cell/>
          <table:table-cell table:formula="of:=LN(([.B114]/[.B115]))" office:value-type="float" office:value="0.0227118705069372" calcext:value-type="float">
            <text:p>0.022711870506937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14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7-31" calcext:value-type="date">
            <text:p>7/31/2013</text:p>
          </table:table-cell>
          <table:table-cell table:style-name="ce3" office:value-type="float" office:value="12175.39" calcext:value-type="float">
            <text:p>12175.39</text:p>
          </table:table-cell>
          <table:table-cell/>
          <table:table-cell table:formula="of:=LN(([.B115]/[.B116]))" office:value-type="float" office:value="0.0361210629594026" calcext:value-type="float">
            <text:p>0.036121062959402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15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6-28" calcext:value-type="date">
            <text:p>6/28/2013</text:p>
          </table:table-cell>
          <table:table-cell table:style-name="ce3" office:value-type="float" office:value="11743.45" calcext:value-type="float">
            <text:p>11743.45</text:p>
          </table:table-cell>
          <table:table-cell/>
          <table:table-cell table:formula="of:=LN(([.B116]/[.B117]))" office:value-type="float" office:value="-0.0531645865502006" calcext:value-type="float">
            <text:p>-0.053164586550200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16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5-31" calcext:value-type="date">
            <text:p>5/31/2013</text:p>
          </table:table-cell>
          <table:table-cell table:style-name="ce3" office:value-type="float" office:value="12384.68" calcext:value-type="float">
            <text:p>12384.68</text:p>
          </table:table-cell>
          <table:table-cell/>
          <table:table-cell table:formula="of:=LN(([.B117]/[.B118]))" office:value-type="float" office:value="0.0170969113961325" calcext:value-type="float">
            <text:p>0.017096911396132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1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4-30" calcext:value-type="date">
            <text:p>4/30/2013</text:p>
          </table:table-cell>
          <table:table-cell table:style-name="ce3" office:value-type="float" office:value="12174.74" calcext:value-type="float">
            <text:p>12174.74</text:p>
          </table:table-cell>
          <table:table-cell/>
          <table:table-cell table:formula="of:=LN(([.B118]/[.B119]))" office:value-type="float" office:value="0.0220672173179061" calcext:value-type="float">
            <text:p>0.022067217317906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18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3-28" calcext:value-type="date">
            <text:p>3/28/2013</text:p>
          </table:table-cell>
          <table:table-cell table:style-name="ce3" office:value-type="float" office:value="11909.02" calcext:value-type="float">
            <text:p>11909.02</text:p>
          </table:table-cell>
          <table:table-cell/>
          <table:table-cell table:formula="of:=LN(([.B119]/[.B120]))" office:value-type="float" office:value="-0.000305603973215062" calcext:value-type="float">
            <text:p>-0.00030560397321506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19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2-28" calcext:value-type="date">
            <text:p>2/28/2013</text:p>
          </table:table-cell>
          <table:table-cell table:style-name="ce3" office:value-type="float" office:value="11912.66" calcext:value-type="float">
            <text:p>11912.66</text:p>
          </table:table-cell>
          <table:table-cell/>
          <table:table-cell table:formula="of:=LN(([.B120]/[.B121]))" office:value-type="float" office:value="0.0279587362277158" calcext:value-type="float">
            <text:p>0.027958736227715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20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3-01-31" calcext:value-type="date">
            <text:p>1/31/2013</text:p>
          </table:table-cell>
          <table:table-cell table:style-name="ce3" office:value-type="float" office:value="11584.21" calcext:value-type="float">
            <text:p>11584.21</text:p>
          </table:table-cell>
          <table:table-cell/>
          <table:table-cell table:formula="of:=LN(([.B121]/[.B122]))" office:value-type="float" office:value="0.0447892302030557" calcext:value-type="float">
            <text:p>0.044789230203055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2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2-12-28" calcext:value-type="date">
            <text:p>12/28/2012</text:p>
          </table:table-cell>
          <table:table-cell table:style-name="ce3" office:value-type="float" office:value="11076.81" calcext:value-type="float">
            <text:p>11076.81</text:p>
          </table:table-cell>
          <table:table-cell/>
          <table:table-cell table:formula="of:=LN(([.B122]/[.B123]))" office:value-type="float" office:value="0.0228532066794865" calcext:value-type="float">
            <text:p>0.022853206679486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22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2-11-30" calcext:value-type="date">
            <text:p>11/30/2012</text:p>
          </table:table-cell>
          <table:table-cell table:style-name="ce3" office:value-type="float" office:value="10826.54" calcext:value-type="float">
            <text:p>10826.54</text:p>
          </table:table-cell>
          <table:table-cell/>
          <table:table-cell table:formula="of:=LN(([.B123]/[.B124]))" office:value-type="float" office:value="0.0301806068585581" calcext:value-type="float">
            <text:p>0.030180606858558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23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10-31" calcext:value-type="date">
            <text:p>10/31/2012</text:p>
          </table:table-cell>
          <table:table-cell table:style-name="ce3" office:value-type="float" office:value="10504.67" calcext:value-type="float">
            <text:p>10504.67</text:p>
          </table:table-cell>
          <table:table-cell/>
          <table:table-cell table:formula="of:=LN(([.B124]/[.B125]))" office:value-type="float" office:value="0.00939603586256246" calcext:value-type="float">
            <text:p>0.0093960358625624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24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9-28" calcext:value-type="date">
            <text:p>9/28/2012</text:p>
          </table:table-cell>
          <table:table-cell table:style-name="ce3" office:value-type="float" office:value="10406.43" calcext:value-type="float">
            <text:p>10406.43</text:p>
          </table:table-cell>
          <table:table-cell/>
          <table:table-cell table:formula="of:=LN(([.B125]/[.B126]))" office:value-type="float" office:value="0.024762019203855" calcext:value-type="float">
            <text:p>0.02476201920385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25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8-31" calcext:value-type="date">
            <text:p>8/31/2012</text:p>
          </table:table-cell>
          <table:table-cell table:style-name="ce3" office:value-type="float" office:value="10151.91" calcext:value-type="float">
            <text:p>10151.91</text:p>
          </table:table-cell>
          <table:table-cell/>
          <table:table-cell table:formula="of:=LN(([.B126]/[.B127]))" office:value-type="float" office:value="0.0207417880755459" calcext:value-type="float">
            <text:p>0.020741788075545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26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7-31" calcext:value-type="date">
            <text:p>7/31/2012</text:p>
          </table:table-cell>
          <table:table-cell table:style-name="ce3" office:value-type="float" office:value="9943.51" calcext:value-type="float">
            <text:p>9943.51</text:p>
          </table:table-cell>
          <table:table-cell/>
          <table:table-cell table:formula="of:=LN(([.B127]/[.B128]))" office:value-type="float" office:value="0.0294565900391489" calcext:value-type="float">
            <text:p>0.029456590039148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27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6-29" calcext:value-type="date">
            <text:p>6/29/2012</text:p>
          </table:table-cell>
          <table:table-cell table:style-name="ce3" office:value-type="float" office:value="9654.88" calcext:value-type="float">
            <text:p>9654.88</text:p>
          </table:table-cell>
          <table:table-cell/>
          <table:table-cell table:formula="of:=LN(([.B128]/[.B129]))" office:value-type="float" office:value="0.0173587084224373" calcext:value-type="float">
            <text:p>0.017358708422437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28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2-05-31" calcext:value-type="date">
            <text:p>5/31/2012</text:p>
          </table:table-cell>
          <table:table-cell table:style-name="ce3" office:value-type="float" office:value="9488.73" calcext:value-type="float">
            <text:p>9488.73</text:p>
          </table:table-cell>
          <table:table-cell/>
          <table:table-cell table:formula="of:=LN(([.B129]/[.B130]))" office:value-type="float" office:value="-0.118920463802516" calcext:value-type="float">
            <text:p>-0.11892046380251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29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2-04-30" calcext:value-type="date">
            <text:p>4/30/2012</text:p>
          </table:table-cell>
          <table:table-cell table:style-name="ce3" office:value-type="float" office:value="10686.97" calcext:value-type="float">
            <text:p>10686.97</text:p>
          </table:table-cell>
          <table:table-cell/>
          <table:table-cell table:formula="of:=LN(([.B130]/[.B131]))" office:value-type="float" office:value="-0.0399556301912477" calcext:value-type="float">
            <text:p>-0.039955630191247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3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2-03-30" calcext:value-type="date">
            <text:p>3/30/2012</text:p>
          </table:table-cell>
          <table:table-cell table:style-name="ce3" office:value-type="float" office:value="11122.62" calcext:value-type="float">
            <text:p>11122.62</text:p>
          </table:table-cell>
          <table:table-cell/>
          <table:table-cell table:formula="of:=LN(([.B131]/[.B132]))" office:value-type="float" office:value="-0.0000170821602462937" calcext:value-type="float">
            <text:p>-1.70821602462937E-0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31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2-02-29" calcext:value-type="date">
            <text:p>2/29/2012</text:p>
          </table:table-cell>
          <table:table-cell table:style-name="ce3" office:value-type="float" office:value="11122.81" calcext:value-type="float">
            <text:p>11122.81</text:p>
          </table:table-cell>
          <table:table-cell/>
          <table:table-cell table:formula="of:=LN(([.B132]/[.B133]))" office:value-type="float" office:value="0.0623299498022863" calcext:value-type="float">
            <text:p>0.062329949802286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32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2-01-31" calcext:value-type="date">
            <text:p>1/31/2012</text:p>
          </table:table-cell>
          <table:table-cell table:style-name="ce3" office:value-type="float" office:value="10450.69" calcext:value-type="float">
            <text:p>10450.69</text:p>
          </table:table-cell>
          <table:table-cell/>
          <table:table-cell table:formula="of:=LN(([.B133]/[.B134]))" office:value-type="float" office:value="0.0737455295752845" calcext:value-type="float">
            <text:p>0.073745529575284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3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1-12-30" calcext:value-type="date">
            <text:p>12/30/2011</text:p>
          </table:table-cell>
          <table:table-cell table:style-name="ce3" office:value-type="float" office:value="9707.73" calcext:value-type="float">
            <text:p>9707.73</text:p>
          </table:table-cell>
          <table:table-cell/>
          <table:table-cell table:formula="of:=LN(([.B134]/[.B135]))" office:value-type="float" office:value="-0.040269168767272" calcext:value-type="float">
            <text:p>-0.04026916876727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3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11-30" calcext:value-type="date">
            <text:p>11/30/2011</text:p>
          </table:table-cell>
          <table:table-cell table:style-name="ce3" office:value-type="float" office:value="10106.63" calcext:value-type="float">
            <text:p>10106.63</text:p>
          </table:table-cell>
          <table:table-cell/>
          <table:table-cell table:formula="of:=LN(([.B135]/[.B136]))" office:value-type="float" office:value="-0.026991692678199" calcext:value-type="float">
            <text:p>-0.02699169267819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35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10-31" calcext:value-type="date">
            <text:p>10/31/2011</text:p>
          </table:table-cell>
          <table:table-cell table:style-name="ce3" office:value-type="float" office:value="10383.14" calcext:value-type="float">
            <text:p>10383.14</text:p>
          </table:table-cell>
          <table:table-cell/>
          <table:table-cell table:formula="of:=LN(([.B136]/[.B137]))" office:value-type="float" office:value="0.0836160046488693" calcext:value-type="float">
            <text:p>0.083616004648869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3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9-30" calcext:value-type="date">
            <text:p>9/30/2011</text:p>
          </table:table-cell>
          <table:table-cell table:style-name="ce3" office:value-type="float" office:value="9550.25" calcext:value-type="float">
            <text:p>9550.25</text:p>
          </table:table-cell>
          <table:table-cell/>
          <table:table-cell table:formula="of:=LN(([.B137]/[.B138]))" office:value-type="float" office:value="-0.0900882333312812" calcext:value-type="float">
            <text:p>-0.090088233331281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37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8-31" calcext:value-type="date">
            <text:p>8/31/2011</text:p>
          </table:table-cell>
          <table:table-cell table:style-name="ce3" office:value-type="float" office:value="10450.56" calcext:value-type="float">
            <text:p>10450.56</text:p>
          </table:table-cell>
          <table:table-cell/>
          <table:table-cell table:formula="of:=LN(([.B138]/[.B139]))" office:value-type="float" office:value="-0.0650637138996873" calcext:value-type="float">
            <text:p>-0.065063713899687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38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7-29" calcext:value-type="date">
            <text:p>7/29/2011</text:p>
          </table:table-cell>
          <table:table-cell table:style-name="ce3" office:value-type="float" office:value="11153.12" calcext:value-type="float">
            <text:p>11153.12</text:p>
          </table:table-cell>
          <table:table-cell/>
          <table:table-cell table:formula="of:=LN(([.B139]/[.B140]))" office:value-type="float" office:value="-0.0870623330318356" calcext:value-type="float">
            <text:p>-0.087062333031835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39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6-30" calcext:value-type="date">
            <text:p>6/30/2011</text:p>
          </table:table-cell>
          <table:table-cell table:style-name="ce3" office:value-type="float" office:value="12167.66" calcext:value-type="float">
            <text:p>12167.66</text:p>
          </table:table-cell>
          <table:table-cell/>
          <table:table-cell table:formula="of:=LN(([.B140]/[.B141]))" office:value-type="float" office:value="-0.0599886939615452" calcext:value-type="float">
            <text:p>-0.059988693961545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40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5-31" calcext:value-type="date">
            <text:p>5/31/2011</text:p>
          </table:table-cell>
          <table:table-cell table:style-name="ce3" office:value-type="float" office:value="12919.92" calcext:value-type="float">
            <text:p>12919.92</text:p>
          </table:table-cell>
          <table:table-cell/>
          <table:table-cell table:formula="of:=LN(([.B141]/[.B142]))" office:value-type="float" office:value="-0.043491880287575" calcext:value-type="float">
            <text:p>-0.04349188028757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41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4-29" calcext:value-type="date">
            <text:p>4/29/2011</text:p>
          </table:table-cell>
          <table:table-cell table:style-name="ce3" office:value-type="float" office:value="13494.23" calcext:value-type="float">
            <text:p>13494.23</text:p>
          </table:table-cell>
          <table:table-cell/>
          <table:table-cell table:formula="of:=LN(([.B142]/[.B143]))" office:value-type="float" office:value="0.0198938852774348" calcext:value-type="float">
            <text:p>0.019893885277434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42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3-31" calcext:value-type="date">
            <text:p>3/31/2011</text:p>
          </table:table-cell>
          <table:table-cell table:style-name="ce3" office:value-type="float" office:value="13228.43" calcext:value-type="float">
            <text:p>13228.43</text:p>
          </table:table-cell>
          <table:table-cell/>
          <table:table-cell table:formula="of:=LN(([.B143]/[.B144]))" office:value-type="float" office:value="0.0195496738655104" calcext:value-type="float">
            <text:p>0.019549673865510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43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2-28" calcext:value-type="date">
            <text:p>2/28/2011</text:p>
          </table:table-cell>
          <table:table-cell table:style-name="ce3" office:value-type="float" office:value="12972.33" calcext:value-type="float">
            <text:p>12972.33</text:p>
          </table:table-cell>
          <table:table-cell/>
          <table:table-cell table:formula="of:=LN(([.B144]/[.B145]))" office:value-type="float" office:value="-0.041319637845858" calcext:value-type="float">
            <text:p>-0.04131963784585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44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1-01-31" calcext:value-type="date">
            <text:p>1/31/2011</text:p>
          </table:table-cell>
          <table:table-cell table:style-name="ce3" office:value-type="float" office:value="13519.57" calcext:value-type="float">
            <text:p>13519.57</text:p>
          </table:table-cell>
          <table:table-cell/>
          <table:table-cell table:formula="of:=LN(([.B145]/[.B146]))" office:value-type="float" office:value="0.0162118373189925" calcext:value-type="float">
            <text:p>0.016211837318992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4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12-30" calcext:value-type="date">
            <text:p>12/30/2010</text:p>
          </table:table-cell>
          <table:table-cell table:style-name="ce3" office:value-type="float" office:value="13302.16" calcext:value-type="float">
            <text:p>13302.16</text:p>
          </table:table-cell>
          <table:table-cell/>
          <table:table-cell table:formula="of:=LN(([.B146]/[.B147]))" office:value-type="float" office:value="0.0801239007914118" calcext:value-type="float">
            <text:p>0.080123900791411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46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0-11-30" calcext:value-type="date">
            <text:p>11/30/2010</text:p>
          </table:table-cell>
          <table:table-cell table:style-name="ce3" office:value-type="float" office:value="12277.92" calcext:value-type="float">
            <text:p>12277.92</text:p>
          </table:table-cell>
          <table:table-cell/>
          <table:table-cell table:formula="of:=LN(([.B147]/[.B148]))" office:value-type="float" office:value="-0.0218041875976445" calcext:value-type="float">
            <text:p>-0.021804187597644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47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10-29" calcext:value-type="date">
            <text:p>10/29/2010</text:p>
          </table:table-cell>
          <table:table-cell table:style-name="ce3" office:value-type="float" office:value="12548.57" calcext:value-type="float">
            <text:p>12548.57</text:p>
          </table:table-cell>
          <table:table-cell/>
          <table:table-cell table:formula="of:=LN(([.B148]/[.B149]))" office:value-type="float" office:value="0.018973028335769" calcext:value-type="float">
            <text:p>0.01897302833576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48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9-30" calcext:value-type="date">
            <text:p>9/30/2010</text:p>
          </table:table-cell>
          <table:table-cell table:style-name="ce3" office:value-type="float" office:value="12312.73" calcext:value-type="float">
            <text:p>12312.73</text:p>
          </table:table-cell>
          <table:table-cell/>
          <table:table-cell table:formula="of:=LN(([.B149]/[.B150]))" office:value-type="float" office:value="0.0834364847231018" calcext:value-type="float">
            <text:p>0.083436484723101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49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8-31" calcext:value-type="date">
            <text:p>8/31/2010</text:p>
          </table:table-cell>
          <table:table-cell table:style-name="ce3" office:value-type="float" office:value="11327.09" calcext:value-type="float">
            <text:p>11327.09</text:p>
          </table:table-cell>
          <table:table-cell/>
          <table:table-cell table:formula="of:=LN(([.B150]/[.B151]))" office:value-type="float" office:value="-0.0165306189728783" calcext:value-type="float">
            <text:p>-0.016530618972878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50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7-30" calcext:value-type="date">
            <text:p>7/30/2010</text:p>
          </table:table-cell>
          <table:table-cell table:style-name="ce3" office:value-type="float" office:value="11515.89" calcext:value-type="float">
            <text:p>11515.89</text:p>
          </table:table-cell>
          <table:table-cell/>
          <table:table-cell table:formula="of:=LN(([.B151]/[.B152]))" office:value-type="float" office:value="0.0600153777769669" calcext:value-type="float">
            <text:p>0.060015377776966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51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6-30" calcext:value-type="date">
            <text:p>6/30/2010</text:p>
          </table:table-cell>
          <table:table-cell table:style-name="ce3" office:value-type="float" office:value="10845.09" calcext:value-type="float">
            <text:p>10845.09</text:p>
          </table:table-cell>
          <table:table-cell/>
          <table:table-cell table:formula="of:=LN(([.B152]/[.B153]))" office:value-type="float" office:value="-0.0375654938720174" calcext:value-type="float">
            <text:p>-0.037565493872017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5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5-31" calcext:value-type="date">
            <text:p>5/31/2010</text:p>
          </table:table-cell>
          <table:table-cell table:style-name="ce3" office:value-type="float" office:value="11260.24" calcext:value-type="float">
            <text:p>11260.24</text:p>
          </table:table-cell>
          <table:table-cell/>
          <table:table-cell table:formula="of:=LN(([.B153]/[.B154]))" office:value-type="float" office:value="-0.0643184749758394" calcext:value-type="float">
            <text:p>-0.064318474975839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5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4-30" calcext:value-type="date">
            <text:p>4/30/2010</text:p>
          </table:table-cell>
          <table:table-cell table:style-name="ce3" office:value-type="float" office:value="12008.28" calcext:value-type="float">
            <text:p>12008.28</text:p>
          </table:table-cell>
          <table:table-cell/>
          <table:table-cell table:formula="of:=LN(([.B154]/[.B155]))" office:value-type="float" office:value="-0.0335997421307034" calcext:value-type="float">
            <text:p>-0.033599742130703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5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3-31" calcext:value-type="date">
            <text:p>3/31/2010</text:p>
          </table:table-cell>
          <table:table-cell table:style-name="ce3" office:value-type="float" office:value="12418.61" calcext:value-type="float">
            <text:p>12418.61</text:p>
          </table:table-cell>
          <table:table-cell/>
          <table:table-cell table:formula="of:=LN(([.B155]/[.B156]))" office:value-type="float" office:value="0.107665180435418" calcext:value-type="float">
            <text:p>0.10766518043541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55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2-26" calcext:value-type="date">
            <text:p>2/26/2010</text:p>
          </table:table-cell>
          <table:table-cell table:style-name="ce3" office:value-type="float" office:value="11151.02" calcext:value-type="float">
            <text:p>11151.02</text:p>
          </table:table-cell>
          <table:table-cell/>
          <table:table-cell table:formula="of:=LN(([.B156]/[.B157]))" office:value-type="float" office:value="-0.00344397133495919" calcext:value-type="float">
            <text:p>-0.0034439713349591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56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10-01-29" calcext:value-type="date">
            <text:p>1/29/2010</text:p>
          </table:table-cell>
          <table:table-cell table:style-name="ce3" office:value-type="float" office:value="11189.49" calcext:value-type="float">
            <text:p>11189.49</text:p>
          </table:table-cell>
          <table:table-cell/>
          <table:table-cell table:formula="of:=LN(([.B157]/[.B158]))" office:value-type="float" office:value="0.0377296036909854" calcext:value-type="float">
            <text:p>0.037729603690985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5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12-30" calcext:value-type="date">
            <text:p>12/30/2009</text:p>
          </table:table-cell>
          <table:table-cell table:style-name="ce3" office:value-type="float" office:value="10775.18" calcext:value-type="float">
            <text:p>10775.18</text:p>
          </table:table-cell>
          <table:table-cell/>
          <table:table-cell table:formula="of:=LN(([.B158]/[.B159]))" office:value-type="float" office:value="0.0560711019649461" calcext:value-type="float">
            <text:p>0.056071101964946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58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11-30" calcext:value-type="date">
            <text:p>11/30/2009</text:p>
          </table:table-cell>
          <table:table-cell table:style-name="ce3" office:value-type="float" office:value="10187.63" calcext:value-type="float">
            <text:p>10187.63</text:p>
          </table:table-cell>
          <table:table-cell/>
          <table:table-cell table:formula="of:=LN(([.B159]/[.B160]))" office:value-type="float" office:value="0.0251043239810573" calcext:value-type="float">
            <text:p>0.025104323981057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59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10-30" calcext:value-type="date">
            <text:p>10/30/2009</text:p>
          </table:table-cell>
          <table:table-cell table:style-name="ce3" office:value-type="float" office:value="9935.06" calcext:value-type="float">
            <text:p>9935.06</text:p>
          </table:table-cell>
          <table:table-cell/>
          <table:table-cell table:formula="of:=LN(([.B160]/[.B161]))" office:value-type="float" office:value="-0.0670277932973097" calcext:value-type="float">
            <text:p>-0.067027793297309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60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9-30" calcext:value-type="date">
            <text:p>9/30/2009</text:p>
          </table:table-cell>
          <table:table-cell table:style-name="ce3" office:value-type="float" office:value="10623.81" calcext:value-type="float">
            <text:p>10623.81</text:p>
          </table:table-cell>
          <table:table-cell/>
          <table:table-cell table:formula="of:=LN(([.B161]/[.B162]))" office:value-type="float" office:value="0.0219382650842052" calcext:value-type="float">
            <text:p>0.021938265084205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61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8-31" calcext:value-type="date">
            <text:p>8/31/2009</text:p>
          </table:table-cell>
          <table:table-cell table:style-name="ce3" office:value-type="float" office:value="10393.28" calcext:value-type="float">
            <text:p>10393.28</text:p>
          </table:table-cell>
          <table:table-cell/>
          <table:table-cell table:formula="of:=LN(([.B162]/[.B163]))" office:value-type="float" office:value="0.0800215403739347" calcext:value-type="float">
            <text:p>0.080021540373934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62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7-31" calcext:value-type="date">
            <text:p>7/31/2009</text:p>
          </table:table-cell>
          <table:table-cell table:style-name="ce3" office:value-type="float" office:value="9594" calcext:value-type="float">
            <text:p>9594</text:p>
          </table:table-cell>
          <table:table-cell/>
          <table:table-cell table:formula="of:=LN(([.B163]/[.B164]))" office:value-type="float" office:value="0.0266186114351253" calcext:value-type="float">
            <text:p>0.026618611435125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63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6-30" calcext:value-type="date">
            <text:p>6/30/2009</text:p>
          </table:table-cell>
          <table:table-cell table:style-name="ce3" office:value-type="float" office:value="9341.99" calcext:value-type="float">
            <text:p>9341.99</text:p>
          </table:table-cell>
          <table:table-cell/>
          <table:table-cell table:formula="of:=LN(([.B164]/[.B165]))" office:value-type="float" office:value="-0.0322406766547828" calcext:value-type="float">
            <text:p>-0.032240676654782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6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5-29" calcext:value-type="date">
            <text:p>5/29/2009</text:p>
          </table:table-cell>
          <table:table-cell table:style-name="ce3" office:value-type="float" office:value="9648.09" calcext:value-type="float">
            <text:p>9648.09</text:p>
          </table:table-cell>
          <table:table-cell/>
          <table:table-cell table:formula="of:=LN(([.B165]/[.B166]))" office:value-type="float" office:value="0.0325415143454835" calcext:value-type="float">
            <text:p>0.032541514345483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65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4-30" calcext:value-type="date">
            <text:p>4/30/2009</text:p>
          </table:table-cell>
          <table:table-cell table:style-name="ce3" office:value-type="float" office:value="9339.18" calcext:value-type="float">
            <text:p>9339.18</text:p>
          </table:table-cell>
          <table:table-cell/>
          <table:table-cell table:formula="of:=LN(([.B166]/[.B167]))" office:value-type="float" office:value="0.232152139173421" calcext:value-type="float">
            <text:p>0.23215213917342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6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3-31" calcext:value-type="date">
            <text:p>3/31/2009</text:p>
          </table:table-cell>
          <table:table-cell table:style-name="ce3" office:value-type="float" office:value="7404.34" calcext:value-type="float">
            <text:p>7404.34</text:p>
          </table:table-cell>
          <table:table-cell/>
          <table:table-cell table:formula="of:=LN(([.B167]/[.B168]))" office:value-type="float" office:value="0.0623869654759794" calcext:value-type="float">
            <text:p>0.062386965475979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67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2-27" calcext:value-type="date">
            <text:p>2/27/2009</text:p>
          </table:table-cell>
          <table:table-cell table:style-name="ce3" office:value-type="float" office:value="6956.52" calcext:value-type="float">
            <text:p>6956.52</text:p>
          </table:table-cell>
          <table:table-cell/>
          <table:table-cell table:formula="of:=LN(([.B168]/[.B169]))" office:value-type="float" office:value="-0.148153139704779" calcext:value-type="float">
            <text:p>-0.14815313970477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6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9-01-30" calcext:value-type="date">
            <text:p>1/30/2009</text:p>
          </table:table-cell>
          <table:table-cell table:style-name="ce3" office:value-type="float" office:value="8067.41" calcext:value-type="float">
            <text:p>8067.41</text:p>
          </table:table-cell>
          <table:table-cell/>
          <table:table-cell table:formula="of:=LN(([.B169]/[.B170]))" office:value-type="float" office:value="-0.0566181661870168" calcext:value-type="float">
            <text:p>-0.056618166187016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6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2-30" calcext:value-type="date">
            <text:p>12/30/2008</text:p>
          </table:table-cell>
          <table:table-cell table:style-name="ce3" office:value-type="float" office:value="8537.35" calcext:value-type="float">
            <text:p>8537.35</text:p>
          </table:table-cell>
          <table:table-cell/>
          <table:table-cell table:formula="of:=LN(([.B170]/[.B171]))" office:value-type="float" office:value="-0.0356989713493112" calcext:value-type="float">
            <text:p>-0.035698971349311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70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1-28" calcext:value-type="date">
            <text:p>11/28/2008</text:p>
          </table:table-cell>
          <table:table-cell table:style-name="ce3" office:value-type="float" office:value="8847.63" calcext:value-type="float">
            <text:p>8847.63</text:p>
          </table:table-cell>
          <table:table-cell/>
          <table:table-cell table:formula="of:=LN(([.B171]/[.B172]))" office:value-type="float" office:value="-0.0946952395956657" calcext:value-type="float">
            <text:p>-0.094695239595665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71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10-31" calcext:value-type="date">
            <text:p>10/31/2008</text:p>
          </table:table-cell>
          <table:table-cell table:style-name="ce3" office:value-type="float" office:value="9726.41" calcext:value-type="float">
            <text:p>9726.41</text:p>
          </table:table-cell>
          <table:table-cell/>
          <table:table-cell table:formula="of:=LN(([.B172]/[.B173]))" office:value-type="float" office:value="-0.119065203545989" calcext:value-type="float">
            <text:p>-0.11906520354598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7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9-30" calcext:value-type="date">
            <text:p>9/30/2008</text:p>
          </table:table-cell>
          <table:table-cell table:style-name="ce3" office:value-type="float" office:value="10956.25" calcext:value-type="float">
            <text:p>10956.25</text:p>
          </table:table-cell>
          <table:table-cell/>
          <table:table-cell table:formula="of:=LN(([.B173]/[.B174]))" office:value-type="float" office:value="-0.203535519116262" calcext:value-type="float">
            <text:p>-0.20353551911626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7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8-29" calcext:value-type="date">
            <text:p>8/29/2008</text:p>
          </table:table-cell>
          <table:table-cell table:style-name="ce3" office:value-type="float" office:value="13429.39" calcext:value-type="float">
            <text:p>13429.39</text:p>
          </table:table-cell>
          <table:table-cell/>
          <table:table-cell table:formula="of:=LN(([.B174]/[.B175]))" office:value-type="float" office:value="0.00262530455289366" calcext:value-type="float">
            <text:p>0.0026253045528936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74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7-31" calcext:value-type="date">
            <text:p>7/31/2008</text:p>
          </table:table-cell>
          <table:table-cell table:style-name="ce3" office:value-type="float" office:value="13394.18" calcext:value-type="float">
            <text:p>13394.18</text:p>
          </table:table-cell>
          <table:table-cell/>
          <table:table-cell table:formula="of:=LN(([.B175]/[.B176]))" office:value-type="float" office:value="-0.0113212146028251" calcext:value-type="float">
            <text:p>-0.011321214602825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75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6-30" calcext:value-type="date">
            <text:p>6/30/2008</text:p>
          </table:table-cell>
          <table:table-cell table:style-name="ce3" office:value-type="float" office:value="13546.68" calcext:value-type="float">
            <text:p>13546.68</text:p>
          </table:table-cell>
          <table:table-cell/>
          <table:table-cell table:formula="of:=LN(([.B176]/[.B177]))" office:value-type="float" office:value="-0.131622832232" calcext:value-type="float">
            <text:p>-0.13162283223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76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5-30" calcext:value-type="date">
            <text:p>5/30/2008</text:p>
          </table:table-cell>
          <table:table-cell table:style-name="ce3" office:value-type="float" office:value="15452.4" calcext:value-type="float">
            <text:p>15452.4</text:p>
          </table:table-cell>
          <table:table-cell/>
          <table:table-cell table:formula="of:=LN(([.B177]/[.B178]))" office:value-type="float" office:value="0.015204571259047" calcext:value-type="float">
            <text:p>0.01520457125904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7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4-30" calcext:value-type="date">
            <text:p>4/30/2008</text:p>
          </table:table-cell>
          <table:table-cell table:style-name="ce3" office:value-type="float" office:value="15219.23" calcext:value-type="float">
            <text:p>15219.23</text:p>
          </table:table-cell>
          <table:table-cell/>
          <table:table-cell table:formula="of:=LN(([.B178]/[.B179]))" office:value-type="float" office:value="0.0151484294254445" calcext:value-type="float">
            <text:p>0.015148429425444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78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3-31" calcext:value-type="date">
            <text:p>3/31/2008</text:p>
          </table:table-cell>
          <table:table-cell table:style-name="ce3" office:value-type="float" office:value="14990.42" calcext:value-type="float">
            <text:p>14990.42</text:p>
          </table:table-cell>
          <table:table-cell/>
          <table:table-cell table:formula="of:=LN(([.B179]/[.B180]))" office:value-type="float" office:value="-0.072663054226924" calcext:value-type="float">
            <text:p>-0.07266305422692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79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2-29" calcext:value-type="date">
            <text:p>2/29/2008</text:p>
          </table:table-cell>
          <table:table-cell table:style-name="ce3" office:value-type="float" office:value="16120.22" calcext:value-type="float">
            <text:p>16120.22</text:p>
          </table:table-cell>
          <table:table-cell/>
          <table:table-cell table:formula="of:=LN(([.B180]/[.B181]))" office:value-type="float" office:value="0.0137640804720591" calcext:value-type="float">
            <text:p>0.013764080472059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80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8-01-31" calcext:value-type="date">
            <text:p>1/31/2008</text:p>
          </table:table-cell>
          <table:table-cell table:style-name="ce3" office:value-type="float" office:value="15899.86" calcext:value-type="float">
            <text:p>15899.86</text:p>
          </table:table-cell>
          <table:table-cell/>
          <table:table-cell table:formula="of:=LN(([.B181]/[.B182]))" office:value-type="float" office:value="-0.0977699524972184" calcext:value-type="float">
            <text:p>-0.097769952497218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8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12-28" calcext:value-type="date">
            <text:p>12/28/2007</text:p>
          </table:table-cell>
          <table:table-cell table:style-name="ce3" office:value-type="float" office:value="17532.92" calcext:value-type="float">
            <text:p>17532.92</text:p>
          </table:table-cell>
          <table:table-cell/>
          <table:table-cell table:formula="of:=LN(([.B182]/[.B183]))" office:value-type="float" office:value="-0.0265353603958" calcext:value-type="float">
            <text:p>-0.026535360395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82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11-30" calcext:value-type="date">
            <text:p>11/30/2007</text:p>
          </table:table-cell>
          <table:table-cell table:style-name="ce3" office:value-type="float" office:value="18004.39" calcext:value-type="float">
            <text:p>18004.39</text:p>
          </table:table-cell>
          <table:table-cell/>
          <table:table-cell table:formula="of:=LN(([.B183]/[.B184]))" office:value-type="float" office:value="-0.0503689815563969" calcext:value-type="float">
            <text:p>-0.050368981556396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83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10-31" calcext:value-type="date">
            <text:p>10/31/2007</text:p>
          </table:table-cell>
          <table:table-cell table:style-name="ce3" office:value-type="float" office:value="18934.48" calcext:value-type="float">
            <text:p>18934.48</text:p>
          </table:table-cell>
          <table:table-cell/>
          <table:table-cell table:formula="of:=LN(([.B184]/[.B185]))" office:value-type="float" office:value="0.0196343347499794" calcext:value-type="float">
            <text:p>0.019634334749979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84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9-28" calcext:value-type="date">
            <text:p>9/28/2007</text:p>
          </table:table-cell>
          <table:table-cell table:style-name="ce3" office:value-type="float" office:value="18566.34" calcext:value-type="float">
            <text:p>18566.34</text:p>
          </table:table-cell>
          <table:table-cell/>
          <table:table-cell table:formula="of:=LN(([.B185]/[.B186]))" office:value-type="float" office:value="0.05458154568311" calcext:value-type="float">
            <text:p>0.0545815456831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85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8-31" calcext:value-type="date">
            <text:p>8/31/2007</text:p>
          </table:table-cell>
          <table:table-cell table:style-name="ce3" office:value-type="float" office:value="17580.12" calcext:value-type="float">
            <text:p>17580.12</text:p>
          </table:table-cell>
          <table:table-cell/>
          <table:table-cell table:formula="of:=LN(([.B186]/[.B187]))" office:value-type="float" office:value="0.0311236273280556" calcext:value-type="float">
            <text:p>0.031123627328055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86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7-07-31" calcext:value-type="date">
            <text:p>7/31/2007</text:p>
          </table:table-cell>
          <table:table-cell table:style-name="ce3" office:value-type="float" office:value="17041.39" calcext:value-type="float">
            <text:p>17041.39</text:p>
          </table:table-cell>
          <table:table-cell/>
          <table:table-cell table:formula="of:=LN(([.B187]/[.B188]))" office:value-type="float" office:value="-0.00582874707703912" calcext:value-type="float">
            <text:p>-0.0058287470770391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87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6-29" calcext:value-type="date">
            <text:p>6/29/2007</text:p>
          </table:table-cell>
          <table:table-cell table:style-name="ce3" office:value-type="float" office:value="17141.01" calcext:value-type="float">
            <text:p>17141.01</text:p>
          </table:table-cell>
          <table:table-cell/>
          <table:table-cell table:formula="of:=LN(([.B188]/[.B189]))" office:value-type="float" office:value="-0.00850696680221377" calcext:value-type="float">
            <text:p>-0.0085069668022137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88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5-31" calcext:value-type="date">
            <text:p>5/31/2007</text:p>
          </table:table-cell>
          <table:table-cell table:style-name="ce3" office:value-type="float" office:value="17287.45" calcext:value-type="float">
            <text:p>17287.45</text:p>
          </table:table-cell>
          <table:table-cell/>
          <table:table-cell table:formula="of:=LN(([.B189]/[.B190]))" office:value-type="float" office:value="0.0633782367232982" calcext:value-type="float">
            <text:p>0.063378236723298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89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4-30" calcext:value-type="date">
            <text:p>4/30/2007</text:p>
          </table:table-cell>
          <table:table-cell table:style-name="ce3" office:value-type="float" office:value="16225.8" calcext:value-type="float">
            <text:p>16225.8</text:p>
          </table:table-cell>
          <table:table-cell/>
          <table:table-cell table:formula="of:=LN(([.B190]/[.B191]))" office:value-type="float" office:value="0.0580669662086737" calcext:value-type="float">
            <text:p>0.058066966208673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9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3-30" calcext:value-type="date">
            <text:p>3/30/2007</text:p>
          </table:table-cell>
          <table:table-cell table:style-name="ce3" office:value-type="float" office:value="15310.45" calcext:value-type="float">
            <text:p>15310.45</text:p>
          </table:table-cell>
          <table:table-cell/>
          <table:table-cell table:formula="of:=LN(([.B191]/[.B192]))" office:value-type="float" office:value="0.050456067735526" calcext:value-type="float">
            <text:p>0.05045606773552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91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2-28" calcext:value-type="date">
            <text:p>2/28/2007</text:p>
          </table:table-cell>
          <table:table-cell table:style-name="ce3" office:value-type="float" office:value="14557.11" calcext:value-type="float">
            <text:p>14557.11</text:p>
          </table:table-cell>
          <table:table-cell/>
          <table:table-cell table:formula="of:=LN(([.B192]/[.B193]))" office:value-type="float" office:value="-0.00611025807832497" calcext:value-type="float">
            <text:p>-0.0061102580783249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92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7-01-31" calcext:value-type="date">
            <text:p>1/31/2007</text:p>
          </table:table-cell>
          <table:table-cell table:style-name="ce3" office:value-type="float" office:value="14646.33" calcext:value-type="float">
            <text:p>14646.33</text:p>
          </table:table-cell>
          <table:table-cell/>
          <table:table-cell table:formula="of:=LN(([.B193]/[.B194]))" office:value-type="float" office:value="0.0435850888908029" calcext:value-type="float">
            <text:p>0.043585088890802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9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12-29" calcext:value-type="date">
            <text:p>12/29/2006</text:p>
          </table:table-cell>
          <table:table-cell table:style-name="ce3" office:value-type="float" office:value="14021.68" calcext:value-type="float">
            <text:p>14021.68</text:p>
          </table:table-cell>
          <table:table-cell/>
          <table:table-cell table:formula="of:=LN(([.B194]/[.B195]))" office:value-type="float" office:value="0.0401256075012794" calcext:value-type="float">
            <text:p>0.040125607501279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9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11-30" calcext:value-type="date">
            <text:p>11/30/2006</text:p>
          </table:table-cell>
          <table:table-cell table:style-name="ce3" office:value-type="float" office:value="13470.19" calcext:value-type="float">
            <text:p>13470.19</text:p>
          </table:table-cell>
          <table:table-cell/>
          <table:table-cell table:formula="of:=LN(([.B195]/[.B196]))" office:value-type="float" office:value="0.00610387990194425" calcext:value-type="float">
            <text:p>0.0061038799019442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195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10-31" calcext:value-type="date">
            <text:p>10/31/2006</text:p>
          </table:table-cell>
          <table:table-cell table:style-name="ce3" office:value-type="float" office:value="13388.22" calcext:value-type="float">
            <text:p>13388.22</text:p>
          </table:table-cell>
          <table:table-cell/>
          <table:table-cell table:formula="of:=LN(([.B196]/[.B197]))" office:value-type="float" office:value="0.0383664760869382" calcext:value-type="float">
            <text:p>0.038366476086938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9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9-29" calcext:value-type="date">
            <text:p>9/29/2006</text:p>
          </table:table-cell>
          <table:table-cell table:style-name="ce3" office:value-type="float" office:value="12884.29" calcext:value-type="float">
            <text:p>12884.29</text:p>
          </table:table-cell>
          <table:table-cell/>
          <table:table-cell table:formula="of:=LN(([.B197]/[.B198]))" office:value-type="float" office:value="-0.00485845083718482" calcext:value-type="float">
            <text:p>-0.0048584508371848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97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8-31" calcext:value-type="date">
            <text:p>8/31/2006</text:p>
          </table:table-cell>
          <table:table-cell table:style-name="ce3" office:value-type="float" office:value="12947.04" calcext:value-type="float">
            <text:p>12947.04</text:p>
          </table:table-cell>
          <table:table-cell/>
          <table:table-cell table:formula="of:=LN(([.B198]/[.B199]))" office:value-type="float" office:value="0.0362543685805109" calcext:value-type="float">
            <text:p>0.036254368580510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98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7-31" calcext:value-type="date">
            <text:p>7/31/2006</text:p>
          </table:table-cell>
          <table:table-cell table:style-name="ce3" office:value-type="float" office:value="12486.06" calcext:value-type="float">
            <text:p>12486.06</text:p>
          </table:table-cell>
          <table:table-cell/>
          <table:table-cell table:formula="of:=LN(([.B199]/[.B200]))" office:value-type="float" office:value="-0.00381776875108205" calcext:value-type="float">
            <text:p>-0.0038177687510820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199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6-30" calcext:value-type="date">
            <text:p>6/30/2006</text:p>
          </table:table-cell>
          <table:table-cell table:style-name="ce3" office:value-type="float" office:value="12533.82" calcext:value-type="float">
            <text:p>12533.82</text:p>
          </table:table-cell>
          <table:table-cell/>
          <table:table-cell table:formula="of:=LN(([.B200]/[.B201]))" office:value-type="float" office:value="-0.0175915407440405" calcext:value-type="float">
            <text:p>-0.017591540744040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00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5-31" calcext:value-type="date">
            <text:p>5/31/2006</text:p>
          </table:table-cell>
          <table:table-cell table:style-name="ce3" office:value-type="float" office:value="12756.26" calcext:value-type="float">
            <text:p>12756.26</text:p>
          </table:table-cell>
          <table:table-cell/>
          <table:table-cell table:formula="of:=LN(([.B201]/[.B202]))" office:value-type="float" office:value="-0.0769000089624271" calcext:value-type="float">
            <text:p>-0.076900008962427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01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4-28" calcext:value-type="date">
            <text:p>4/28/2006</text:p>
          </table:table-cell>
          <table:table-cell table:style-name="ce3" office:value-type="float" office:value="13775.92" calcext:value-type="float">
            <text:p>13775.92</text:p>
          </table:table-cell>
          <table:table-cell/>
          <table:table-cell table:formula="of:=LN(([.B202]/[.B203]))" office:value-type="float" office:value="0.0135010875235073" calcext:value-type="float">
            <text:p>0.013501087523507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02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3-31" calcext:value-type="date">
            <text:p>3/31/2006</text:p>
          </table:table-cell>
          <table:table-cell table:style-name="ce3" office:value-type="float" office:value="13591.18" calcext:value-type="float">
            <text:p>13591.18</text:p>
          </table:table-cell>
          <table:table-cell/>
          <table:table-cell table:formula="of:=LN(([.B203]/[.B204]))" office:value-type="float" office:value="0.0816049888132968" calcext:value-type="float">
            <text:p>0.081604988813296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03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2-28" calcext:value-type="date">
            <text:p>2/28/2006</text:p>
          </table:table-cell>
          <table:table-cell table:style-name="ce3" office:value-type="float" office:value="12526.12" calcext:value-type="float">
            <text:p>12526.12</text:p>
          </table:table-cell>
          <table:table-cell/>
          <table:table-cell table:formula="of:=LN(([.B204]/[.B205]))" office:value-type="float" office:value="0.0503209789253007" calcext:value-type="float">
            <text:p>0.050320978925300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04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6-01-31" calcext:value-type="date">
            <text:p>1/31/2006</text:p>
          </table:table-cell>
          <table:table-cell table:style-name="ce3" office:value-type="float" office:value="11911.39" calcext:value-type="float">
            <text:p>11911.39</text:p>
          </table:table-cell>
          <table:table-cell/>
          <table:table-cell table:formula="of:=LN(([.B205]/[.B206]))" office:value-type="float" office:value="0.0343231727496377" calcext:value-type="float">
            <text:p>0.034323172749637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0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12-30" calcext:value-type="date">
            <text:p>12/30/2005</text:p>
          </table:table-cell>
          <table:table-cell table:style-name="ce3" office:value-type="float" office:value="11509.49" calcext:value-type="float">
            <text:p>11509.49</text:p>
          </table:table-cell>
          <table:table-cell/>
          <table:table-cell table:formula="of:=LN(([.B206]/[.B207]))" office:value-type="float" office:value="0.0561583586634094" calcext:value-type="float">
            <text:p>0.056158358663409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06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11-30" calcext:value-type="date">
            <text:p>11/30/2005</text:p>
          </table:table-cell>
          <table:table-cell table:style-name="ce3" office:value-type="float" office:value="10880.95" calcext:value-type="float">
            <text:p>10880.95</text:p>
          </table:table-cell>
          <table:table-cell/>
          <table:table-cell table:formula="of:=LN(([.B207]/[.B208]))" office:value-type="float" office:value="0.0260916304528749" calcext:value-type="float">
            <text:p>0.026091630452874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07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10-31" calcext:value-type="date">
            <text:p>10/31/2005</text:p>
          </table:table-cell>
          <table:table-cell table:style-name="ce3" office:value-type="float" office:value="10600.72" calcext:value-type="float">
            <text:p>10600.72</text:p>
          </table:table-cell>
          <table:table-cell/>
          <table:table-cell table:formula="of:=LN(([.B208]/[.B209]))" office:value-type="float" office:value="-0.0447349681962899" calcext:value-type="float">
            <text:p>-0.044734968196289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08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9-30" calcext:value-type="date">
            <text:p>9/30/2005</text:p>
          </table:table-cell>
          <table:table-cell table:style-name="ce3" office:value-type="float" office:value="11085.71" calcext:value-type="float">
            <text:p>11085.71</text:p>
          </table:table-cell>
          <table:table-cell/>
          <table:table-cell table:formula="of:=LN(([.B209]/[.B210]))" office:value-type="float" office:value="0.0673437159897215" calcext:value-type="float">
            <text:p>0.067343715989721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09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8-31" calcext:value-type="date">
            <text:p>8/31/2005</text:p>
          </table:table-cell>
          <table:table-cell table:style-name="ce3" office:value-type="float" office:value="10363.74" calcext:value-type="float">
            <text:p>10363.74</text:p>
          </table:table-cell>
          <table:table-cell/>
          <table:table-cell table:formula="of:=LN(([.B210]/[.B211]))" office:value-type="float" office:value="0.00049318684142564" calcext:value-type="float">
            <text:p>0.0004931868414256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10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7-29" calcext:value-type="date">
            <text:p>7/29/2005</text:p>
          </table:table-cell>
          <table:table-cell table:style-name="ce3" office:value-type="float" office:value="10358.63" calcext:value-type="float">
            <text:p>10358.63</text:p>
          </table:table-cell>
          <table:table-cell/>
          <table:table-cell table:formula="of:=LN(([.B211]/[.B212]))" office:value-type="float" office:value="0.0154587393530617" calcext:value-type="float">
            <text:p>0.015458739353061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11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6-30" calcext:value-type="date">
            <text:p>6/30/2005</text:p>
          </table:table-cell>
          <table:table-cell table:style-name="ce3" office:value-type="float" office:value="10199.73" calcext:value-type="float">
            <text:p>10199.73</text:p>
          </table:table-cell>
          <table:table-cell/>
          <table:table-cell table:formula="of:=LN(([.B212]/[.B213]))" office:value-type="float" office:value="0.0352594056127437" calcext:value-type="float">
            <text:p>0.035259405612743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1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5-31" calcext:value-type="date">
            <text:p>5/31/2005</text:p>
          </table:table-cell>
          <table:table-cell table:style-name="ce3" office:value-type="float" office:value="9846.36" calcext:value-type="float">
            <text:p>9846.36</text:p>
          </table:table-cell>
          <table:table-cell/>
          <table:table-cell table:formula="of:=LN(([.B213]/[.B214]))" office:value-type="float" office:value="0.0721323102159612" calcext:value-type="float">
            <text:p>0.072132310215961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1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4-29" calcext:value-type="date">
            <text:p>4/29/2005</text:p>
          </table:table-cell>
          <table:table-cell table:style-name="ce3" office:value-type="float" office:value="9161.13" calcext:value-type="float">
            <text:p>9161.13</text:p>
          </table:table-cell>
          <table:table-cell/>
          <table:table-cell table:formula="of:=LN(([.B214]/[.B215]))" office:value-type="float" office:value="0.00617657315010699" calcext:value-type="float">
            <text:p>0.0061765731501069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1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3-31" calcext:value-type="date">
            <text:p>3/31/2005</text:p>
          </table:table-cell>
          <table:table-cell table:style-name="ce3" office:value-type="float" office:value="9104.72" calcext:value-type="float">
            <text:p>9104.72</text:p>
          </table:table-cell>
          <table:table-cell/>
          <table:table-cell table:formula="of:=LN(([.B215]/[.B216]))" office:value-type="float" office:value="-0.00281325915222653" calcext:value-type="float">
            <text:p>-0.0028132591522265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15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2-28" calcext:value-type="date">
            <text:p>2/28/2005</text:p>
          </table:table-cell>
          <table:table-cell table:style-name="ce3" office:value-type="float" office:value="9130.37" calcext:value-type="float">
            <text:p>9130.37</text:p>
          </table:table-cell>
          <table:table-cell/>
          <table:table-cell table:formula="of:=LN(([.B216]/[.B217]))" office:value-type="float" office:value="0.056330428708227" calcext:value-type="float">
            <text:p>0.05633042870822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16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5-01-31" calcext:value-type="date">
            <text:p>1/31/2005</text:p>
          </table:table-cell>
          <table:table-cell table:style-name="ce3" office:value-type="float" office:value="8630.27" calcext:value-type="float">
            <text:p>8630.27</text:p>
          </table:table-cell>
          <table:table-cell/>
          <table:table-cell table:formula="of:=LN(([.B217]/[.B218]))" office:value-type="float" office:value="0.0137307214411555" calcext:value-type="float">
            <text:p>0.013730721441155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1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12-30" calcext:value-type="date">
            <text:p>12/30/2004</text:p>
          </table:table-cell>
          <table:table-cell table:style-name="ce3" office:value-type="float" office:value="8512.58" calcext:value-type="float">
            <text:p>8512.58</text:p>
          </table:table-cell>
          <table:table-cell/>
          <table:table-cell table:formula="of:=LN(([.B218]/[.B219]))" office:value-type="float" office:value="-0.0237897244251001" calcext:value-type="float">
            <text:p>-0.023789724425100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18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11-30" calcext:value-type="date">
            <text:p>11/30/2004</text:p>
          </table:table-cell>
          <table:table-cell table:style-name="ce3" office:value-type="float" office:value="8717.52" calcext:value-type="float">
            <text:p>8717.52</text:p>
          </table:table-cell>
          <table:table-cell/>
          <table:table-cell table:formula="of:=LN(([.B219]/[.B220]))" office:value-type="float" office:value="0.0471882969479374" calcext:value-type="float">
            <text:p>0.047188296947937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19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10-29" calcext:value-type="date">
            <text:p>10/29/2004</text:p>
          </table:table-cell>
          <table:table-cell table:style-name="ce3" office:value-type="float" office:value="8315.71" calcext:value-type="float">
            <text:p>8315.71</text:p>
          </table:table-cell>
          <table:table-cell/>
          <table:table-cell table:formula="of:=LN(([.B220]/[.B221]))" office:value-type="float" office:value="0.0543111000315353" calcext:value-type="float">
            <text:p>0.054311100031535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20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9-30" calcext:value-type="date">
            <text:p>9/30/2004</text:p>
          </table:table-cell>
          <table:table-cell table:style-name="ce3" office:value-type="float" office:value="7876.12" calcext:value-type="float">
            <text:p>7876.12</text:p>
          </table:table-cell>
          <table:table-cell/>
          <table:table-cell table:formula="of:=LN(([.B221]/[.B222]))" office:value-type="float" office:value="0.0635074112766794" calcext:value-type="float">
            <text:p>0.063507411276679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21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8-31" calcext:value-type="date">
            <text:p>8/31/2004</text:p>
          </table:table-cell>
          <table:table-cell table:style-name="ce3" office:value-type="float" office:value="7391.48" calcext:value-type="float">
            <text:p>7391.48</text:p>
          </table:table-cell>
          <table:table-cell/>
          <table:table-cell table:formula="of:=LN(([.B222]/[.B223]))" office:value-type="float" office:value="0.00219954147534498" calcext:value-type="float">
            <text:p>0.0021995414753449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22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7-30" calcext:value-type="date">
            <text:p>7/30/2004</text:p>
          </table:table-cell>
          <table:table-cell table:style-name="ce3" office:value-type="float" office:value="7375.24" calcext:value-type="float">
            <text:p>7375.24</text:p>
          </table:table-cell>
          <table:table-cell/>
          <table:table-cell table:formula="of:=LN(([.B223]/[.B224]))" office:value-type="float" office:value="-0.0767075081465525" calcext:value-type="float">
            <text:p>-0.076707508146552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23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6-30" calcext:value-type="date">
            <text:p>6/30/2004</text:p>
          </table:table-cell>
          <table:table-cell table:style-name="ce3" office:value-type="float" office:value="7963.24" calcext:value-type="float">
            <text:p>7963.24</text:p>
          </table:table-cell>
          <table:table-cell/>
          <table:table-cell table:formula="of:=LN(([.B224]/[.B225]))" office:value-type="float" office:value="0.0450233013382894" calcext:value-type="float">
            <text:p>0.045023301338289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2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5-31" calcext:value-type="date">
            <text:p>5/31/2004</text:p>
          </table:table-cell>
          <table:table-cell table:style-name="ce3" office:value-type="float" office:value="7612.66" calcext:value-type="float">
            <text:p>7612.66</text:p>
          </table:table-cell>
          <table:table-cell/>
          <table:table-cell table:formula="of:=LN(([.B225]/[.B226]))" office:value-type="float" office:value="-0.0260595533521266" calcext:value-type="float">
            <text:p>-0.026059553352126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25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4-30" calcext:value-type="date">
            <text:p>4/30/2004</text:p>
          </table:table-cell>
          <table:table-cell table:style-name="ce3" office:value-type="float" office:value="7813.65" calcext:value-type="float">
            <text:p>7813.65</text:p>
          </table:table-cell>
          <table:table-cell/>
          <table:table-cell table:formula="of:=LN(([.B226]/[.B227]))" office:value-type="float" office:value="-0.148455971590905" calcext:value-type="float">
            <text:p>-0.148455971590905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2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3-31" calcext:value-type="date">
            <text:p>3/31/2004</text:p>
          </table:table-cell>
          <table:table-cell table:style-name="ce3" office:value-type="float" office:value="9064.16" calcext:value-type="float">
            <text:p>9064.16</text:p>
          </table:table-cell>
          <table:table-cell/>
          <table:table-cell table:formula="of:=LN(([.B227]/[.B228]))" office:value-type="float" office:value="-0.0169524972089734" calcext:value-type="float">
            <text:p>-0.016952497208973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27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4-02-27" calcext:value-type="date">
            <text:p>2/27/2004</text:p>
          </table:table-cell>
          <table:table-cell table:style-name="ce3" office:value-type="float" office:value="9219.13" calcext:value-type="float">
            <text:p>9219.13</text:p>
          </table:table-cell>
          <table:table-cell/>
          <table:table-cell table:formula="of:=LN(([.B228]/[.B229]))" office:value-type="float" office:value="0.0474896401316498" calcext:value-type="float">
            <text:p>0.047489640131649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2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4-01-30" calcext:value-type="date">
            <text:p>1/30/2004</text:p>
          </table:table-cell>
          <table:table-cell table:style-name="ce3" office:value-type="float" office:value="8791.55" calcext:value-type="float">
            <text:p>8791.55</text:p>
          </table:table-cell>
          <table:table-cell/>
          <table:table-cell table:formula="of:=LN(([.B229]/[.B230]))" office:value-type="float" office:value="0.105247408389363" calcext:value-type="float">
            <text:p>0.10524740838936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2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12-30" calcext:value-type="date">
            <text:p>12/30/2003</text:p>
          </table:table-cell>
          <table:table-cell table:style-name="ce3" office:value-type="float" office:value="7913.29" calcext:value-type="float">
            <text:p>7913.29</text:p>
          </table:table-cell>
          <table:table-cell/>
          <table:table-cell table:formula="of:=LN(([.B230]/[.B231]))" office:value-type="float" office:value="-0.0494549485981244" calcext:value-type="float">
            <text:p>-0.0494549485981244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30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11-28" calcext:value-type="date">
            <text:p>11/28/2003</text:p>
          </table:table-cell>
          <table:table-cell table:style-name="ce3" office:value-type="float" office:value="8314.48" calcext:value-type="float">
            <text:p>8314.48</text:p>
          </table:table-cell>
          <table:table-cell/>
          <table:table-cell table:formula="of:=LN(([.B231]/[.B232]))" office:value-type="float" office:value="0.0280363187178561" calcext:value-type="float">
            <text:p>0.028036318717856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31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10-31" calcext:value-type="date">
            <text:p>10/31/2003</text:p>
          </table:table-cell>
          <table:table-cell table:style-name="ce3" office:value-type="float" office:value="8084.61" calcext:value-type="float">
            <text:p>8084.61</text:p>
          </table:table-cell>
          <table:table-cell/>
          <table:table-cell table:formula="of:=LN(([.B232]/[.B233]))" office:value-type="float" office:value="0.0960037128072652" calcext:value-type="float">
            <text:p>0.096003712807265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3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9-30" calcext:value-type="date">
            <text:p>9/30/2003</text:p>
          </table:table-cell>
          <table:table-cell table:style-name="ce3" office:value-type="float" office:value="7344.55" calcext:value-type="float">
            <text:p>7344.55</text:p>
          </table:table-cell>
          <table:table-cell/>
          <table:table-cell table:formula="of:=LN(([.B233]/[.B234]))" office:value-type="float" office:value="-0.0678827707423245" calcext:value-type="float">
            <text:p>-0.067882770742324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3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8-29" calcext:value-type="date">
            <text:p>8/29/2003</text:p>
          </table:table-cell>
          <table:table-cell table:style-name="ce3" office:value-type="float" office:value="7860.43" calcext:value-type="float">
            <text:p>7860.43</text:p>
          </table:table-cell>
          <table:table-cell/>
          <table:table-cell table:formula="of:=LN(([.B234]/[.B235]))" office:value-type="float" office:value="0.0774634808244782" calcext:value-type="float">
            <text:p>0.077463480824478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34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7-31" calcext:value-type="date">
            <text:p>7/31/2003</text:p>
          </table:table-cell>
          <table:table-cell table:style-name="ce3" office:value-type="float" office:value="7274.52" calcext:value-type="float">
            <text:p>7274.52</text:p>
          </table:table-cell>
          <table:table-cell/>
          <table:table-cell table:formula="of:=LN(([.B235]/[.B236]))" office:value-type="float" office:value="0.00608070572963082" calcext:value-type="float">
            <text:p>0.0060807057296308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35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6-30" calcext:value-type="date">
            <text:p>6/30/2003</text:p>
          </table:table-cell>
          <table:table-cell table:style-name="ce3" office:value-type="float" office:value="7230.42" calcext:value-type="float">
            <text:p>7230.42</text:p>
          </table:table-cell>
          <table:table-cell/>
          <table:table-cell table:formula="of:=LN(([.B236]/[.B237]))" office:value-type="float" office:value="-0.0167160636741971" calcext:value-type="float">
            <text:p>-0.016716063674197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36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5-30" calcext:value-type="date">
            <text:p>5/30/2003</text:p>
          </table:table-cell>
          <table:table-cell table:style-name="ce3" office:value-type="float" office:value="7352.3" calcext:value-type="float">
            <text:p>7352.3</text:p>
          </table:table-cell>
          <table:table-cell/>
          <table:table-cell table:formula="of:=LN(([.B237]/[.B238]))" office:value-type="float" office:value="-0.00318982568921497" calcext:value-type="float">
            <text:p>-0.0031898256892149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3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4-30" calcext:value-type="date">
            <text:p>4/30/2003</text:p>
          </table:table-cell>
          <table:table-cell table:style-name="ce3" office:value-type="float" office:value="7375.79" calcext:value-type="float">
            <text:p>7375.79</text:p>
          </table:table-cell>
          <table:table-cell/>
          <table:table-cell table:formula="of:=LN(([.B238]/[.B239]))" office:value-type="float" office:value="0.143147984421932" calcext:value-type="float">
            <text:p>0.14314798442193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38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3-03-31" calcext:value-type="date">
            <text:p>3/31/2003</text:p>
          </table:table-cell>
          <table:table-cell table:style-name="ce3" office:value-type="float" office:value="6392.05" calcext:value-type="float">
            <text:p>6392.05</text:p>
          </table:table-cell>
          <table:table-cell/>
          <table:table-cell table:formula="of:=LN(([.B239]/[.B240]))" office:value-type="float" office:value="0.0111997558605861" calcext:value-type="float">
            <text:p>0.011199755860586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39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2-28" calcext:value-type="date">
            <text:p>2/28/2003</text:p>
          </table:table-cell>
          <table:table-cell table:style-name="ce3" office:value-type="float" office:value="6320.86" calcext:value-type="float">
            <text:p>6320.86</text:p>
          </table:table-cell>
          <table:table-cell/>
          <table:table-cell table:formula="of:=LN(([.B240]/[.B241]))" office:value-type="float" office:value="-0.0400928405945066" calcext:value-type="float">
            <text:p>-0.040092840594506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40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3-01-31" calcext:value-type="date">
            <text:p>1/31/2003</text:p>
          </table:table-cell>
          <table:table-cell table:style-name="ce3" office:value-type="float" office:value="6579.43" calcext:value-type="float">
            <text:p>6579.43</text:p>
          </table:table-cell>
          <table:table-cell/>
          <table:table-cell table:formula="of:=LN(([.B241]/[.B242]))" office:value-type="float" office:value="-0.102975095590157" calcext:value-type="float">
            <text:p>-0.10297509559015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4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12-30" calcext:value-type="date">
            <text:p>12/30/2002</text:p>
          </table:table-cell>
          <table:table-cell table:style-name="ce3" office:value-type="float" office:value="7293.06" calcext:value-type="float">
            <text:p>7293.06</text:p>
          </table:table-cell>
          <table:table-cell/>
          <table:table-cell table:formula="of:=LN(([.B242]/[.B243]))" office:value-type="float" office:value="-0.164049145493617" calcext:value-type="float">
            <text:p>-0.16404914549361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42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2-11-29" calcext:value-type="date">
            <text:p>11/29/2002</text:p>
          </table:table-cell>
          <table:table-cell table:style-name="ce3" office:value-type="float" office:value="8593.21" calcext:value-type="float">
            <text:p>8593.21</text:p>
          </table:table-cell>
          <table:table-cell/>
          <table:table-cell table:formula="of:=LN(([.B243]/[.B244]))" office:value-type="float" office:value="0.111186822729371" calcext:value-type="float">
            <text:p>0.11118682272937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43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10-31" calcext:value-type="date">
            <text:p>10/31/2002</text:p>
          </table:table-cell>
          <table:table-cell table:style-name="ce3" office:value-type="float" office:value="7688.96" calcext:value-type="float">
            <text:p>7688.96</text:p>
          </table:table-cell>
          <table:table-cell/>
          <table:table-cell table:formula="of:=LN(([.B244]/[.B245]))" office:value-type="float" office:value="0.159392670429879" calcext:value-type="float">
            <text:p>0.15939267042987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44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9-30" calcext:value-type="date">
            <text:p>9/30/2002</text:p>
          </table:table-cell>
          <table:table-cell table:style-name="ce3" office:value-type="float" office:value="6556.08" calcext:value-type="float">
            <text:p>6556.08</text:p>
          </table:table-cell>
          <table:table-cell/>
          <table:table-cell table:formula="of:=LN(([.B245]/[.B246]))" office:value-type="float" office:value="-0.0588925332473355" calcext:value-type="float">
            <text:p>-0.058892533247335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45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8-30" calcext:value-type="date">
            <text:p>8/30/2002</text:p>
          </table:table-cell>
          <table:table-cell table:style-name="ce3" office:value-type="float" office:value="6953.78" calcext:value-type="float">
            <text:p>6953.78</text:p>
          </table:table-cell>
          <table:table-cell/>
          <table:table-cell table:formula="of:=LN(([.B246]/[.B247]))" office:value-type="float" office:value="0.031189864018146" calcext:value-type="float">
            <text:p>0.031189864018146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46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7-31" calcext:value-type="date">
            <text:p>7/31/2002</text:p>
          </table:table-cell>
          <table:table-cell table:style-name="ce3" office:value-type="float" office:value="6740.24" calcext:value-type="float">
            <text:p>6740.24</text:p>
          </table:table-cell>
          <table:table-cell/>
          <table:table-cell table:formula="of:=LN(([.B247]/[.B248]))" office:value-type="float" office:value="-0.127417632247201" calcext:value-type="float">
            <text:p>-0.12741763224720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47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6-28" calcext:value-type="date">
            <text:p>6/28/2002</text:p>
          </table:table-cell>
          <table:table-cell table:style-name="ce3" office:value-type="float" office:value="7656.18" calcext:value-type="float">
            <text:p>7656.18</text:p>
          </table:table-cell>
          <table:table-cell/>
          <table:table-cell table:formula="of:=LN(([.B248]/[.B249]))" office:value-type="float" office:value="-0.0449740798956993" calcext:value-type="float">
            <text:p>-0.044974079895699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48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5-31" calcext:value-type="date">
            <text:p>5/31/2002</text:p>
          </table:table-cell>
          <table:table-cell table:style-name="ce3" office:value-type="float" office:value="8008.37" calcext:value-type="float">
            <text:p>8008.37</text:p>
          </table:table-cell>
          <table:table-cell/>
          <table:table-cell table:formula="of:=LN(([.B249]/[.B250]))" office:value-type="float" office:value="-0.0727947333072904" calcext:value-type="float">
            <text:p>-0.072794733307290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49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4-30" calcext:value-type="date">
            <text:p>4/30/2002</text:p>
          </table:table-cell>
          <table:table-cell table:style-name="ce3" office:value-type="float" office:value="8613.08" calcext:value-type="float">
            <text:p>8613.08</text:p>
          </table:table-cell>
          <table:table-cell/>
          <table:table-cell table:formula="of:=LN(([.B250]/[.B251]))" office:value-type="float" office:value="-0.170896295106933" calcext:value-type="float">
            <text:p>-0.17089629510693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5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3-27" calcext:value-type="date">
            <text:p>3/27/2002</text:p>
          </table:table-cell>
          <table:table-cell table:style-name="ce3" office:value-type="float" office:value="10218.28" calcext:value-type="float">
            <text:p>10218.28</text:p>
          </table:table-cell>
          <table:table-cell/>
          <table:table-cell table:formula="of:=LN(([.B251]/[.B252]))" office:value-type="float" office:value="0.0131181945212411" calcext:value-type="float">
            <text:p>0.013118194521241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51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2-28" calcext:value-type="date">
            <text:p>2/28/2002</text:p>
          </table:table-cell>
          <table:table-cell table:style-name="ce3" office:value-type="float" office:value="10085.11" calcext:value-type="float">
            <text:p>10085.11</text:p>
          </table:table-cell>
          <table:table-cell/>
          <table:table-cell table:formula="of:=LN(([.B252]/[.B253]))" office:value-type="float" office:value="-0.0366016251500819" calcext:value-type="float">
            <text:p>-0.036601625150081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52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2-01-31" calcext:value-type="date">
            <text:p>1/31/2002</text:p>
          </table:table-cell>
          <table:table-cell table:style-name="ce3" office:value-type="float" office:value="10461.08" calcext:value-type="float">
            <text:p>10461.08</text:p>
          </table:table-cell>
          <table:table-cell/>
          <table:table-cell table:formula="of:=LN(([.B253]/[.B254]))" office:value-type="float" office:value="-0.0370488495238332" calcext:value-type="float">
            <text:p>-0.037048849523833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5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12-28" calcext:value-type="date">
            <text:p>12/28/2001</text:p>
          </table:table-cell>
          <table:table-cell table:style-name="ce3" office:value-type="float" office:value="10855.92" calcext:value-type="float">
            <text:p>10855.92</text:p>
          </table:table-cell>
          <table:table-cell/>
          <table:table-cell table:formula="of:=LN(([.B254]/[.B255]))" office:value-type="float" office:value="0.0670368678181952" calcext:value-type="float">
            <text:p>0.067036867818195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5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11-30" calcext:value-type="date">
            <text:p>11/30/2001</text:p>
          </table:table-cell>
          <table:table-cell table:style-name="ce3" office:value-type="float" office:value="10152.03" calcext:value-type="float">
            <text:p>10152.03</text:p>
          </table:table-cell>
          <table:table-cell/>
          <table:table-cell table:formula="of:=LN(([.B255]/[.B256]))" office:value-type="float" office:value="0.090383422533552" calcext:value-type="float">
            <text:p>0.09038342253355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55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10-31" calcext:value-type="date">
            <text:p>10/31/2001</text:p>
          </table:table-cell>
          <table:table-cell table:style-name="ce3" office:value-type="float" office:value="9274.7" calcext:value-type="float">
            <text:p>9274.7</text:p>
          </table:table-cell>
          <table:table-cell/>
          <table:table-cell table:formula="of:=LN(([.B256]/[.B257]))" office:value-type="float" office:value="0.202480476866868" calcext:value-type="float">
            <text:p>0.20248047686686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5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9-28" calcext:value-type="date">
            <text:p>9/28/2001</text:p>
          </table:table-cell>
          <table:table-cell table:style-name="ce3" office:value-type="float" office:value="7574.67" calcext:value-type="float">
            <text:p>7574.67</text:p>
          </table:table-cell>
          <table:table-cell/>
          <table:table-cell table:formula="of:=LN(([.B257]/[.B258]))" office:value-type="float" office:value="-0.0278243772076995" calcext:value-type="float">
            <text:p>-0.0278243772076995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57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8-31" calcext:value-type="date">
            <text:p>8/31/2001</text:p>
          </table:table-cell>
          <table:table-cell table:style-name="ce3" office:value-type="float" office:value="7788.39" calcext:value-type="float">
            <text:p>7788.39</text:p>
          </table:table-cell>
          <table:table-cell/>
          <table:table-cell table:formula="of:=LN(([.B258]/[.B259]))" office:value-type="float" office:value="-0.223385163849247" calcext:value-type="float">
            <text:p>-0.22338516384924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58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7-31" calcext:value-type="date">
            <text:p>7/31/2001</text:p>
          </table:table-cell>
          <table:table-cell table:style-name="ce3" office:value-type="float" office:value="9737.84" calcext:value-type="float">
            <text:p>9737.84</text:p>
          </table:table-cell>
          <table:table-cell/>
          <table:table-cell table:formula="of:=LN(([.B259]/[.B260]))" office:value-type="float" office:value="-0.0614144355315098" calcext:value-type="float">
            <text:p>-0.061414435531509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59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6-29" calcext:value-type="date">
            <text:p>6/29/2001</text:p>
          </table:table-cell>
          <table:table-cell table:style-name="ce3" office:value-type="float" office:value="10354.63" calcext:value-type="float">
            <text:p>10354.63</text:p>
          </table:table-cell>
          <table:table-cell/>
          <table:table-cell table:formula="of:=LN(([.B260]/[.B261]))" office:value-type="float" office:value="-0.18263730769712" calcext:value-type="float">
            <text:p>-0.1826373076971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60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01-05-31" calcext:value-type="date">
            <text:p>5/31/2001</text:p>
          </table:table-cell>
          <table:table-cell table:style-name="ce3" office:value-type="float" office:value="12429.48" calcext:value-type="float">
            <text:p>12429.48</text:p>
          </table:table-cell>
          <table:table-cell/>
          <table:table-cell table:formula="of:=LN(([.B261]/[.B262]))" office:value-type="float" office:value="-0.0560183136261937" calcext:value-type="float">
            <text:p>-0.056018313626193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61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4-30" calcext:value-type="date">
            <text:p>4/30/2001</text:p>
          </table:table-cell>
          <table:table-cell table:style-name="ce3" office:value-type="float" office:value="13145.63" calcext:value-type="float">
            <text:p>13145.63</text:p>
          </table:table-cell>
          <table:table-cell/>
          <table:table-cell table:formula="of:=LN(([.B262]/[.B263]))" office:value-type="float" office:value="0.25659112831429" calcext:value-type="float">
            <text:p>0.2565911283142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62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3-30" calcext:value-type="date">
            <text:p>3/30/2001</text:p>
          </table:table-cell>
          <table:table-cell table:style-name="ce3" office:value-type="float" office:value="10170.57" calcext:value-type="float">
            <text:p>10170.57</text:p>
          </table:table-cell>
          <table:table-cell/>
          <table:table-cell table:formula="of:=LN(([.B263]/[.B264]))" office:value-type="float" office:value="0.0448898870804343" calcext:value-type="float">
            <text:p>0.044889887080434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63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2-28" calcext:value-type="date">
            <text:p>2/28/2001</text:p>
          </table:table-cell>
          <table:table-cell table:style-name="ce3" office:value-type="float" office:value="9724.11" calcext:value-type="float">
            <text:p>9724.11</text:p>
          </table:table-cell>
          <table:table-cell/>
          <table:table-cell table:formula="of:=LN(([.B264]/[.B265]))" office:value-type="float" office:value="-0.313042878305369" calcext:value-type="float">
            <text:p>-0.313042878305369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64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1-01-31" calcext:value-type="date">
            <text:p>1/31/2001</text:p>
          </table:table-cell>
          <table:table-cell table:style-name="ce3" office:value-type="float" office:value="13298.5" calcext:value-type="float">
            <text:p>13298.5</text:p>
          </table:table-cell>
          <table:table-cell/>
          <table:table-cell table:formula="of:=LN(([.B265]/[.B266]))" office:value-type="float" office:value="-0.162698896007647" calcext:value-type="float">
            <text:p>-0.16269889600764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6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12-29" calcext:value-type="date">
            <text:p>12/29/2000</text:p>
          </table:table-cell>
          <table:table-cell table:style-name="ce3" office:value-type="float" office:value="15648.11" calcext:value-type="float">
            <text:p>15648.11</text:p>
          </table:table-cell>
          <table:table-cell/>
          <table:table-cell table:formula="of:=LN(([.B266]/[.B267]))" office:value-type="float" office:value="-0.00407970032873681" calcext:value-type="float">
            <text:p>-0.00407970032873681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66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11-30" calcext:value-type="date">
            <text:p>11/30/2000</text:p>
          </table:table-cell>
          <table:table-cell table:style-name="ce3" office:value-type="float" office:value="15712.08" calcext:value-type="float">
            <text:p>15712.08</text:p>
          </table:table-cell>
          <table:table-cell/>
          <table:table-cell table:formula="of:=LN(([.B267]/[.B268]))" office:value-type="float" office:value="-0.0265126389731473" calcext:value-type="float">
            <text:p>-0.026512638973147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67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10-31" calcext:value-type="date">
            <text:p>10/31/2000</text:p>
          </table:table-cell>
          <table:table-cell table:style-name="ce3" office:value-type="float" office:value="16134.22" calcext:value-type="float">
            <text:p>16134.22</text:p>
          </table:table-cell>
          <table:table-cell/>
          <table:table-cell table:formula="of:=LN(([.B268]/[.B269]))" office:value-type="float" office:value="0.0298347073699797" calcext:value-type="float">
            <text:p>0.029834707369979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68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9-29" calcext:value-type="date">
            <text:p>9/29/2000</text:p>
          </table:table-cell>
          <table:table-cell table:style-name="ce3" office:value-type="float" office:value="15659.97" calcext:value-type="float">
            <text:p>15659.97</text:p>
          </table:table-cell>
          <table:table-cell/>
          <table:table-cell table:formula="of:=LN(([.B269]/[.B270]))" office:value-type="float" office:value="-0.079919062893484" calcext:value-type="float">
            <text:p>-0.07991906289348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69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8-31" calcext:value-type="date">
            <text:p>8/31/2000</text:p>
          </table:table-cell>
          <table:table-cell table:style-name="ce3" office:value-type="float" office:value="16962.87" calcext:value-type="float">
            <text:p>16962.87</text:p>
          </table:table-cell>
          <table:table-cell/>
          <table:table-cell table:formula="of:=LN(([.B270]/[.B271]))" office:value-type="float" office:value="0.0137844711404663" calcext:value-type="float">
            <text:p>0.0137844711404663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70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7-31" calcext:value-type="date">
            <text:p>7/31/2000</text:p>
          </table:table-cell>
          <table:table-cell table:style-name="ce3" office:value-type="float" office:value="16730.65" calcext:value-type="float">
            <text:p>16730.65</text:p>
          </table:table-cell>
          <table:table-cell/>
          <table:table-cell table:formula="of:=LN(([.B271]/[.B272]))" office:value-type="float" office:value="-0.0871265282682549" calcext:value-type="float">
            <text:p>-0.087126528268254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71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6-30" calcext:value-type="date">
            <text:p>6/30/2000</text:p>
          </table:table-cell>
          <table:table-cell table:style-name="ce3" office:value-type="float" office:value="18253.72" calcext:value-type="float">
            <text:p>18253.72</text:p>
          </table:table-cell>
          <table:table-cell/>
          <table:table-cell table:formula="of:=LN(([.B272]/[.B273]))" office:value-type="float" office:value="-0.0372925462928017" calcext:value-type="float">
            <text:p>-0.0372925462928017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7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5-31" calcext:value-type="date">
            <text:p>5/31/2000</text:p>
          </table:table-cell>
          <table:table-cell table:style-name="ce3" office:value-type="float" office:value="18947.3" calcext:value-type="float">
            <text:p>18947.3</text:p>
          </table:table-cell>
          <table:table-cell/>
          <table:table-cell table:formula="of:=LN(([.B273]/[.B274]))" office:value-type="float" office:value="-0.112686850073709" calcext:value-type="float">
            <text:p>-0.11268685007370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7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4-28" calcext:value-type="date">
            <text:p>4/28/2000</text:p>
          </table:table-cell>
          <table:table-cell table:style-name="ce3" office:value-type="float" office:value="21207.36" calcext:value-type="float">
            <text:p>21207.36</text:p>
          </table:table-cell>
          <table:table-cell/>
          <table:table-cell table:formula="of:=LN(([.B274]/[.B275]))" office:value-type="float" office:value="0.0652660804197057" calcext:value-type="float">
            <text:p>0.065266080419705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7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3-31" calcext:value-type="date">
            <text:p>3/31/2000</text:p>
          </table:table-cell>
          <table:table-cell table:style-name="ce3" office:value-type="float" office:value="19867.44" calcext:value-type="float">
            <text:p>19867.44</text:p>
          </table:table-cell>
          <table:table-cell/>
          <table:table-cell table:formula="of:=LN(([.B275]/[.B276]))" office:value-type="float" office:value="0.029328990281628" calcext:value-type="float">
            <text:p>0.029328990281628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75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2-29" calcext:value-type="date">
            <text:p>2/29/2000</text:p>
          </table:table-cell>
          <table:table-cell table:style-name="ce3" office:value-type="float" office:value="19293.21" calcext:value-type="float">
            <text:p>19293.21</text:p>
          </table:table-cell>
          <table:table-cell/>
          <table:table-cell table:formula="of:=LN(([.B276]/[.B277]))" office:value-type="float" office:value="0.083864729521902" calcext:value-type="float">
            <text:p>0.08386472952190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76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00-01-31" calcext:value-type="date">
            <text:p>1/31/2000</text:p>
          </table:table-cell>
          <table:table-cell table:style-name="ce3" office:value-type="float" office:value="17741.18" calcext:value-type="float">
            <text:p>17741.18</text:p>
          </table:table-cell>
          <table:table-cell/>
          <table:table-cell table:formula="of:=LN(([.B277]/[.B278]))" office:value-type="float" office:value="0.0279911337786796" calcext:value-type="float">
            <text:p>0.0279911337786796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7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12-30" calcext:value-type="date">
            <text:p>12/30/1999</text:p>
          </table:table-cell>
          <table:table-cell table:style-name="ce3" office:value-type="float" office:value="17251.47" calcext:value-type="float">
            <text:p>17251.47</text:p>
          </table:table-cell>
          <table:table-cell/>
          <table:table-cell table:formula="of:=LN(([.B278]/[.B279]))" office:value-type="float" office:value="0.257505949510443" calcext:value-type="float">
            <text:p>0.25750594951044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78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11-30" calcext:value-type="date">
            <text:p>11/30/1999</text:p>
          </table:table-cell>
          <table:table-cell table:style-name="ce3" office:value-type="float" office:value="13334.99" calcext:value-type="float">
            <text:p>13334.99</text:p>
          </table:table-cell>
          <table:table-cell/>
          <table:table-cell table:formula="of:=LN(([.B279]/[.B280]))" office:value-type="float" office:value="0.219485268870743" calcext:value-type="float">
            <text:p>0.21948526887074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79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10-29" calcext:value-type="date">
            <text:p>10/29/1999</text:p>
          </table:table-cell>
          <table:table-cell table:style-name="ce3" office:value-type="float" office:value="10707.09" calcext:value-type="float">
            <text:p>10707.09</text:p>
          </table:table-cell>
          <table:table-cell/>
          <table:table-cell table:formula="of:=LN(([.B280]/[.B281]))" office:value-type="float" office:value="0.158709755990369" calcext:value-type="float">
            <text:p>0.158709755990369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80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9-30" calcext:value-type="date">
            <text:p>9/30/1999</text:p>
          </table:table-cell>
          <table:table-cell table:style-name="ce3" office:value-type="float" office:value="9135.76" calcext:value-type="float">
            <text:p>9135.76</text:p>
          </table:table-cell>
          <table:table-cell/>
          <table:table-cell table:formula="of:=LN(([.B281]/[.B282]))" office:value-type="float" office:value="0.0363656982177762" calcext:value-type="float">
            <text:p>0.0363656982177762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81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8-31" calcext:value-type="date">
            <text:p>8/31/1999</text:p>
          </table:table-cell>
          <table:table-cell table:style-name="ce3" office:value-type="float" office:value="8809.5" calcext:value-type="float">
            <text:p>8809.5</text:p>
          </table:table-cell>
          <table:table-cell/>
          <table:table-cell table:formula="of:=LN(([.B282]/[.B283]))" office:value-type="float" office:value="-0.00905361930676968" calcext:value-type="float">
            <text:p>-0.00905361930676968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82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7-30" calcext:value-type="date">
            <text:p>7/30/1999</text:p>
          </table:table-cell>
          <table:table-cell table:style-name="ce3" office:value-type="float" office:value="8889.62" calcext:value-type="float">
            <text:p>8889.62</text:p>
          </table:table-cell>
          <table:table-cell/>
          <table:table-cell table:formula="of:=LN(([.B283]/[.B284]))" office:value-type="float" office:value="-0.0163046271583584" calcext:value-type="float">
            <text:p>-0.016304627158358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83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6-30" calcext:value-type="date">
            <text:p>6/30/1999</text:p>
          </table:table-cell>
          <table:table-cell table:style-name="ce3" office:value-type="float" office:value="9035.75" calcext:value-type="float">
            <text:p>9035.75</text:p>
          </table:table-cell>
          <table:table-cell/>
          <table:table-cell table:formula="of:=LN(([.B284]/[.B285]))" office:value-type="float" office:value="0.130890308831381" calcext:value-type="float">
            <text:p>0.130890308831381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8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5-31" calcext:value-type="date">
            <text:p>5/31/1999</text:p>
          </table:table-cell>
          <table:table-cell table:style-name="ce3" office:value-type="float" office:value="7927.19" calcext:value-type="float">
            <text:p>7927.19</text:p>
          </table:table-cell>
          <table:table-cell/>
          <table:table-cell table:formula="of:=LN(([.B285]/[.B286]))" office:value-type="float" office:value="-0.037213964992364" calcext:value-type="float">
            <text:p>-0.037213964992364</text:p>
          </table:table-cell>
          <table:table-cell table:style-name="ce4" office:value-type="float" office:value="0" calcext:value-type="float">
            <text:p>0</text:p>
          </table:table-cell>
          <table:table-cell table:formula="of:=MONTH([.A285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4-30" calcext:value-type="date">
            <text:p>4/30/1999</text:p>
          </table:table-cell>
          <table:table-cell table:style-name="ce3" office:value-type="float" office:value="8227.75" calcext:value-type="float">
            <text:p>8227.75</text:p>
          </table:table-cell>
          <table:table-cell/>
          <table:table-cell table:formula="of:=LN(([.B286]/[.B287]))" office:value-type="float" office:value="0.0368418973070687" calcext:value-type="float">
            <text:p>0.0368418973070687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8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3-31" calcext:value-type="date">
            <text:p>3/31/1999</text:p>
          </table:table-cell>
          <table:table-cell table:style-name="ce3" office:value-type="float" office:value="7930.14" calcext:value-type="float">
            <text:p>7930.14</text:p>
          </table:table-cell>
          <table:table-cell/>
          <table:table-cell table:formula="of:=LN(([.B287]/[.B288]))" office:value-type="float" office:value="0.122193837714962" calcext:value-type="float">
            <text:p>0.122193837714962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87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2-26" calcext:value-type="date">
            <text:p>2/26/1999</text:p>
          </table:table-cell>
          <table:table-cell table:style-name="ce3" office:value-type="float" office:value="7017.99" calcext:value-type="float">
            <text:p>7017.99</text:p>
          </table:table-cell>
          <table:table-cell/>
          <table:table-cell table:formula="of:=LN(([.B288]/[.B289]))" office:value-type="float" office:value="-0.0209949565180283" calcext:value-type="float">
            <text:p>-0.0209949565180283</text:p>
          </table:table-cell>
          <table:table-cell table:style-name="ce4" office:value-type="float" office:value="1" calcext:value-type="float">
            <text:p>1</text:p>
          </table:table-cell>
          <table:table-cell table:formula="of:=MONTH([.A2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date" office:date-value="1999-01-29" calcext:value-type="date">
            <text:p>1/29/1999</text:p>
          </table:table-cell>
          <table:table-cell table:style-name="ce3" office:value-type="float" office:value="7166.89" calcext:value-type="float">
            <text:p>7166.8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formula="of:=MONTH([.A289])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10482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2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8" table:default-cell-style-name="Default"/>
        <table:table-row table:style-name="ro2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losing price</text:p>
          </table:table-cell>
          <table:table-cell table:style-name="ce4"/>
          <table:table-cell table:style-name="ce4" office:value-type="string" calcext:value-type="string">
            <text:p>Compounded return</text:p>
          </table:table-cell>
          <table:table-cell table:style-name="ce4" office:value-type="string" calcext:value-type="string">
            <text:p>St adj Dummy</text:p>
          </table:table-cell>
          <table:table-cell table:style-name="ce4" office:value-type="string" calcext:value-type="string">
            <text:p>Jan t dummy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12-30" calcext:value-type="date">
            <text:p>12/30/2022</text:p>
          </table:table-cell>
          <table:table-cell table:style-name="ce3" office:value-type="float" office:value="31604.54" calcext:value-type="float">
            <text:p>31604.54</text:p>
          </table:table-cell>
          <table:table-cell table:style-name="ce4"/>
          <table:table-cell table:style-name="ce4" office:value-type="float" office:value="-0.023515383" calcext:value-type="float">
            <text:p>-0.02351538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11-30" calcext:value-type="date">
            <text:p>11/30/2022</text:p>
          </table:table-cell>
          <table:table-cell table:style-name="ce3" office:value-type="float" office:value="32356.54" calcext:value-type="float">
            <text:p>32356.54</text:p>
          </table:table-cell>
          <table:table-cell table:style-name="ce4"/>
          <table:table-cell table:style-name="ce4" office:value-type="float" office:value="0.062833201" calcext:value-type="float">
            <text:p>0.062833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10-31" calcext:value-type="date">
            <text:p>10/31/2022</text:p>
          </table:table-cell>
          <table:table-cell table:style-name="ce3" office:value-type="float" office:value="30386.03" calcext:value-type="float">
            <text:p>30386.03</text:p>
          </table:table-cell>
          <table:table-cell table:style-name="ce4"/>
          <table:table-cell table:style-name="ce4" office:value-type="float" office:value="0.046829557" calcext:value-type="float">
            <text:p>0.04682955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9-30" calcext:value-type="date">
            <text:p>9/30/2022</text:p>
          </table:table-cell>
          <table:table-cell table:style-name="ce3" office:value-type="float" office:value="28995.87" calcext:value-type="float">
            <text:p>28995.87</text:p>
          </table:table-cell>
          <table:table-cell table:style-name="ce4"/>
          <table:table-cell table:style-name="ce4" office:value-type="float" office:value="-0.069455198" calcext:value-type="float">
            <text:p>-0.0694551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8-31" calcext:value-type="date">
            <text:p>8/31/2022</text:p>
          </table:table-cell>
          <table:table-cell table:style-name="ce3" office:value-type="float" office:value="31081.37" calcext:value-type="float">
            <text:p>31081.37</text:p>
          </table:table-cell>
          <table:table-cell table:style-name="ce4"/>
          <table:table-cell table:style-name="ce4" office:value-type="float" office:value="-0.02726901" calcext:value-type="float">
            <text:p>-0.027269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7-29" calcext:value-type="date">
            <text:p>7/29/2022</text:p>
          </table:table-cell>
          <table:table-cell table:style-name="ce3" office:value-type="float" office:value="31940.59" calcext:value-type="float">
            <text:p>31940.59</text:p>
          </table:table-cell>
          <table:table-cell table:style-name="ce4"/>
          <table:table-cell table:style-name="ce4" office:value-type="float" office:value="0.071897583" calcext:value-type="float">
            <text:p>0.0718975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6-30" calcext:value-type="date">
            <text:p>6/30/2022</text:p>
          </table:table-cell>
          <table:table-cell table:style-name="ce3" office:value-type="float" office:value="29724.75" calcext:value-type="float">
            <text:p>29724.75</text:p>
          </table:table-cell>
          <table:table-cell table:style-name="ce4"/>
          <table:table-cell table:style-name="ce4" office:value-type="float" office:value="-0.076714303" calcext:value-type="float">
            <text:p>-0.0767143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5-31" calcext:value-type="date">
            <text:p>5/31/2022</text:p>
          </table:table-cell>
          <table:table-cell table:style-name="ce3" office:value-type="float" office:value="32094.81" calcext:value-type="float">
            <text:p>32094.81</text:p>
          </table:table-cell>
          <table:table-cell table:style-name="ce4"/>
          <table:table-cell table:style-name="ce4" office:value-type="float" office:value="-0.000776771" calcext:value-type="float">
            <text:p>-0.0007767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4-29" calcext:value-type="date">
            <text:p>4/29/2022</text:p>
          </table:table-cell>
          <table:table-cell table:style-name="ce3" office:value-type="float" office:value="32119.75" calcext:value-type="float">
            <text:p>32119.75</text:p>
          </table:table-cell>
          <table:table-cell table:style-name="ce4"/>
          <table:table-cell table:style-name="ce4" office:value-type="float" office:value="-0.00070337" calcext:value-type="float">
            <text:p>-0.000703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3-31" calcext:value-type="date">
            <text:p>3/31/2022</text:p>
          </table:table-cell>
          <table:table-cell table:style-name="ce3" office:value-type="float" office:value="32142.35" calcext:value-type="float">
            <text:p>32142.35</text:p>
          </table:table-cell>
          <table:table-cell table:style-name="ce4"/>
          <table:table-cell table:style-name="ce4" office:value-type="float" office:value="0.021056831" calcext:value-type="float">
            <text:p>0.0210568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2-28" calcext:value-type="date">
            <text:p>2/28/2022</text:p>
          </table:table-cell>
          <table:table-cell table:style-name="ce3" office:value-type="float" office:value="31472.61" calcext:value-type="float">
            <text:p>31472.61</text:p>
          </table:table-cell>
          <table:table-cell table:style-name="ce4"/>
          <table:table-cell table:style-name="ce4" office:value-type="float" office:value="-0.082326408" calcext:value-type="float">
            <text:p>-0.0823264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2-01-31" calcext:value-type="date">
            <text:p>1/31/2022</text:p>
          </table:table-cell>
          <table:table-cell table:style-name="ce3" office:value-type="float" office:value="34173.28" calcext:value-type="float">
            <text:p>34173.28</text:p>
          </table:table-cell>
          <table:table-cell table:style-name="ce4"/>
          <table:table-cell table:style-name="ce4" office:value-type="float" office:value="-0.051117206" calcext:value-type="float">
            <text:p>-0.0511172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12-30" calcext:value-type="date">
            <text:p>12/30/2021</text:p>
          </table:table-cell>
          <table:table-cell table:style-name="ce3" office:value-type="float" office:value="35965.54" calcext:value-type="float">
            <text:p>35965.54</text:p>
          </table:table-cell>
          <table:table-cell table:style-name="ce4"/>
          <table:table-cell table:style-name="ce4" office:value-type="float" office:value="0.04756402" calcext:value-type="float">
            <text:p>0.04756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11-30" calcext:value-type="date">
            <text:p>11/30/2021</text:p>
          </table:table-cell>
          <table:table-cell table:style-name="ce3" office:value-type="float" office:value="34294.92" calcext:value-type="float">
            <text:p>34294.92</text:p>
          </table:table-cell>
          <table:table-cell table:style-name="ce4"/>
          <table:table-cell table:style-name="ce4" office:value-type="float" office:value="-0.024123128" calcext:value-type="float">
            <text:p>-0.024123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10-29" calcext:value-type="date">
            <text:p>10/29/2021</text:p>
          </table:table-cell>
          <table:table-cell table:style-name="ce3" office:value-type="float" office:value="35132.28" calcext:value-type="float">
            <text:p>35132.28</text:p>
          </table:table-cell>
          <table:table-cell table:style-name="ce4"/>
          <table:table-cell table:style-name="ce4" office:value-type="float" office:value="0.018661167" calcext:value-type="float">
            <text:p>0.0186611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9-30" calcext:value-type="date">
            <text:p>9/30/2021</text:p>
          </table:table-cell>
          <table:table-cell table:style-name="ce3" office:value-type="float" office:value="34482.75" calcext:value-type="float">
            <text:p>34482.75</text:p>
          </table:table-cell>
          <table:table-cell table:style-name="ce4"/>
          <table:table-cell table:style-name="ce4" office:value-type="float" office:value="-0.05469402" calcext:value-type="float">
            <text:p>-0.054694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8-31" calcext:value-type="date">
            <text:p>8/31/2021</text:p>
          </table:table-cell>
          <table:table-cell table:style-name="ce3" office:value-type="float" office:value="36421.28" calcext:value-type="float">
            <text:p>36421.28</text:p>
          </table:table-cell>
          <table:table-cell table:style-name="ce4"/>
          <table:table-cell table:style-name="ce4" office:value-type="float" office:value="0.009734974" calcext:value-type="float">
            <text:p>0.0097349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7-30" calcext:value-type="date">
            <text:p>7/30/2021</text:p>
          </table:table-cell>
          <table:table-cell table:style-name="ce3" office:value-type="float" office:value="36068.44" calcext:value-type="float">
            <text:p>36068.44</text:p>
          </table:table-cell>
          <table:table-cell table:style-name="ce4"/>
          <table:table-cell table:style-name="ce4" office:value-type="float" office:value="0.051391592" calcext:value-type="float">
            <text:p>0.0513915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6-30" calcext:value-type="date">
            <text:p>6/30/2021</text:p>
          </table:table-cell>
          <table:table-cell table:style-name="ce3" office:value-type="float" office:value="34261.65" calcext:value-type="float">
            <text:p>34261.65</text:p>
          </table:table-cell>
          <table:table-cell table:style-name="ce4"/>
          <table:table-cell table:style-name="ce4" office:value-type="float" office:value="0.025311783" calcext:value-type="float">
            <text:p>0.0253117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5-31" calcext:value-type="date">
            <text:p>5/31/2021</text:p>
          </table:table-cell>
          <table:table-cell table:style-name="ce3" office:value-type="float" office:value="33405.31" calcext:value-type="float">
            <text:p>33405.31</text:p>
          </table:table-cell>
          <table:table-cell table:style-name="ce4"/>
          <table:table-cell table:style-name="ce4" office:value-type="float" office:value="0.017722793" calcext:value-type="float">
            <text:p>0.0177227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4-30" calcext:value-type="date">
            <text:p>4/30/2021</text:p>
          </table:table-cell>
          <table:table-cell table:style-name="ce3" office:value-type="float" office:value="32818.49" calcext:value-type="float">
            <text:p>32818.49</text:p>
          </table:table-cell>
          <table:table-cell table:style-name="ce4"/>
          <table:table-cell table:style-name="ce4" office:value-type="float" office:value="0.046995137" calcext:value-type="float">
            <text:p>0.0469951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3-31" calcext:value-type="date">
            <text:p>3/31/2021</text:p>
          </table:table-cell>
          <table:table-cell table:style-name="ce3" office:value-type="float" office:value="31311.86" calcext:value-type="float">
            <text:p>31311.86</text:p>
          </table:table-cell>
          <table:table-cell table:style-name="ce4"/>
          <table:table-cell table:style-name="ce4" office:value-type="float" office:value="0.033441151" calcext:value-type="float">
            <text:p>0.0334411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2-26" calcext:value-type="date">
            <text:p>2/26/2021</text:p>
          </table:table-cell>
          <table:table-cell table:style-name="ce3" office:value-type="float" office:value="30282.07" calcext:value-type="float">
            <text:p>30282.07</text:p>
          </table:table-cell>
          <table:table-cell table:style-name="ce4"/>
          <table:table-cell table:style-name="ce4" office:value-type="float" office:value="0.009819179" calcext:value-type="float">
            <text:p>0.0098191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1-01-29" calcext:value-type="date">
            <text:p>1/29/2021</text:p>
          </table:table-cell>
          <table:table-cell table:style-name="ce3" office:value-type="float" office:value="29986.18" calcext:value-type="float">
            <text:p>29986.18</text:p>
          </table:table-cell>
          <table:table-cell table:style-name="ce4"/>
          <table:table-cell table:style-name="ce4" office:value-type="float" office:value="0.020729156" calcext:value-type="float">
            <text:p>0.0207291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12-30" calcext:value-type="date">
            <text:p>12/30/2020</text:p>
          </table:table-cell>
          <table:table-cell table:style-name="ce3" office:value-type="float" office:value="29370.99" calcext:value-type="float">
            <text:p>29370.99</text:p>
          </table:table-cell>
          <table:table-cell table:style-name="ce4"/>
          <table:table-cell table:style-name="ce4" office:value-type="float" office:value="0.015050563" calcext:value-type="float">
            <text:p>0.0150505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11-30" calcext:value-type="date">
            <text:p>11/30/2020</text:p>
          </table:table-cell>
          <table:table-cell table:style-name="ce3" office:value-type="float" office:value="28932.25" calcext:value-type="float">
            <text:p>28932.25</text:p>
          </table:table-cell>
          <table:table-cell table:style-name="ce4"/>
          <table:table-cell table:style-name="ce4" office:value-type="float" office:value="0.112660602" calcext:value-type="float">
            <text:p>0.1126606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10-30" calcext:value-type="date">
            <text:p>10/30/2020</text:p>
          </table:table-cell>
          <table:table-cell table:style-name="ce3" office:value-type="float" office:value="25849.63" calcext:value-type="float">
            <text:p>25849.63</text:p>
          </table:table-cell>
          <table:table-cell table:style-name="ce4"/>
          <table:table-cell table:style-name="ce4" office:value-type="float" office:value="-0.040912684" calcext:value-type="float">
            <text:p>-0.0409126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9-30" calcext:value-type="date">
            <text:p>9/30/2020</text:p>
          </table:table-cell>
          <table:table-cell table:style-name="ce3" office:value-type="float" office:value="26929.14" calcext:value-type="float">
            <text:p>26929.14</text:p>
          </table:table-cell>
          <table:table-cell table:style-name="ce4"/>
          <table:table-cell table:style-name="ce4" office:value-type="float" office:value="-0.003994368" calcext:value-type="float">
            <text:p>-0.0039943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8-31" calcext:value-type="date">
            <text:p>8/31/2020</text:p>
          </table:table-cell>
          <table:table-cell table:style-name="ce3" office:value-type="float" office:value="27036.92" calcext:value-type="float">
            <text:p>27036.92</text:p>
          </table:table-cell>
          <table:table-cell table:style-name="ce4"/>
          <table:table-cell table:style-name="ce4" office:value-type="float" office:value="0.061239156" calcext:value-type="float">
            <text:p>0.0612391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7-31" calcext:value-type="date">
            <text:p>7/31/2020</text:p>
          </table:table-cell>
          <table:table-cell table:style-name="ce3" office:value-type="float" office:value="25430.88" calcext:value-type="float">
            <text:p>25430.88</text:p>
          </table:table-cell>
          <table:table-cell table:style-name="ce4"/>
          <table:table-cell table:style-name="ce4" office:value-type="float" office:value="0.040459755" calcext:value-type="float">
            <text:p>0.04045975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6-30" calcext:value-type="date">
            <text:p>6/30/2020</text:p>
          </table:table-cell>
          <table:table-cell table:style-name="ce3" office:value-type="float" office:value="24422.49" calcext:value-type="float">
            <text:p>24422.49</text:p>
          </table:table-cell>
          <table:table-cell table:style-name="ce4"/>
          <table:table-cell table:style-name="ce4" office:value-type="float" office:value="0.001382469" calcext:value-type="float">
            <text:p>0.0013824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5-29" calcext:value-type="date">
            <text:p>5/29/2020</text:p>
          </table:table-cell>
          <table:table-cell table:style-name="ce3" office:value-type="float" office:value="24388.75" calcext:value-type="float">
            <text:p>24388.75</text:p>
          </table:table-cell>
          <table:table-cell table:style-name="ce4"/>
          <table:table-cell table:style-name="ce4" office:value-type="float" office:value="0.069808715" calcext:value-type="float">
            <text:p>0.0698087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4-30" calcext:value-type="date">
            <text:p>4/30/2020</text:p>
          </table:table-cell>
          <table:table-cell table:style-name="ce3" office:value-type="float" office:value="22744.27" calcext:value-type="float">
            <text:p>22744.27</text:p>
          </table:table-cell>
          <table:table-cell table:style-name="ce4"/>
          <table:table-cell table:style-name="ce4" office:value-type="float" office:value="0.09962915" calcext:value-type="float">
            <text:p>0.099629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3-31" calcext:value-type="date">
            <text:p>3/31/2020</text:p>
          </table:table-cell>
          <table:table-cell table:style-name="ce3" office:value-type="float" office:value="20587.5" calcext:value-type="float">
            <text:p>20587.5</text:p>
          </table:table-cell>
          <table:table-cell table:style-name="ce4"/>
          <table:table-cell table:style-name="ce4" office:value-type="float" office:value="-0.173207492" calcext:value-type="float">
            <text:p>-0.1732074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2-28" calcext:value-type="date">
            <text:p>2/28/2020</text:p>
          </table:table-cell>
          <table:table-cell table:style-name="ce3" office:value-type="float" office:value="24480.86" calcext:value-type="float">
            <text:p>24480.86</text:p>
          </table:table-cell>
          <table:table-cell table:style-name="ce4"/>
          <table:table-cell table:style-name="ce4" office:value-type="float" office:value="-0.06307966" calcext:value-type="float">
            <text:p>-0.063079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20-01-31" calcext:value-type="date">
            <text:p>1/31/2020</text:p>
          </table:table-cell>
          <table:table-cell table:style-name="ce3" office:value-type="float" office:value="26074.85" calcext:value-type="float">
            <text:p>26074.85</text:p>
          </table:table-cell>
          <table:table-cell table:style-name="ce4"/>
          <table:table-cell table:style-name="ce4" office:value-type="float" office:value="0.021855245" calcext:value-type="float">
            <text:p>0.0218552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12-30" calcext:value-type="date">
            <text:p>12/30/2019</text:p>
          </table:table-cell>
          <table:table-cell table:style-name="ce3" office:value-type="float" office:value="25511.16" calcext:value-type="float">
            <text:p>25511.16</text:p>
          </table:table-cell>
          <table:table-cell table:style-name="ce4"/>
          <table:table-cell table:style-name="ce4" office:value-type="float" office:value="0.039945459" calcext:value-type="float">
            <text:p>0.0399454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11-29" calcext:value-type="date">
            <text:p>11/29/2019</text:p>
          </table:table-cell>
          <table:table-cell table:style-name="ce3" office:value-type="float" office:value="24512.19" calcext:value-type="float">
            <text:p>24512.19</text:p>
          </table:table-cell>
          <table:table-cell table:style-name="ce4"/>
          <table:table-cell table:style-name="ce4" office:value-type="float" office:value="-0.002671424" calcext:value-type="float">
            <text:p>-0.0026714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10-31" calcext:value-type="date">
            <text:p>10/31/2019</text:p>
          </table:table-cell>
          <table:table-cell table:style-name="ce3" office:value-type="float" office:value="24577.76" calcext:value-type="float">
            <text:p>24577.76</text:p>
          </table:table-cell>
          <table:table-cell table:style-name="ce4"/>
          <table:table-cell table:style-name="ce4" office:value-type="float" office:value="0.00578697" calcext:value-type="float">
            <text:p>0.005786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9-30" calcext:value-type="date">
            <text:p>9/30/2019</text:p>
          </table:table-cell>
          <table:table-cell table:style-name="ce3" office:value-type="float" office:value="24435.94" calcext:value-type="float">
            <text:p>24435.94</text:p>
          </table:table-cell>
          <table:table-cell table:style-name="ce4"/>
          <table:table-cell table:style-name="ce4" office:value-type="float" office:value="0.048348269" calcext:value-type="float">
            <text:p>0.0483482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8-30" calcext:value-type="date">
            <text:p>8/30/2019</text:p>
          </table:table-cell>
          <table:table-cell table:style-name="ce3" office:value-type="float" office:value="23282.61" calcext:value-type="float">
            <text:p>23282.61</text:p>
          </table:table-cell>
          <table:table-cell table:style-name="ce4"/>
          <table:table-cell table:style-name="ce4" office:value-type="float" office:value="-0.019158069" calcext:value-type="float">
            <text:p>-0.0191580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7-31" calcext:value-type="date">
            <text:p>7/31/2019</text:p>
          </table:table-cell>
          <table:table-cell table:style-name="ce3" office:value-type="float" office:value="23732.96" calcext:value-type="float">
            <text:p>23732.96</text:p>
          </table:table-cell>
          <table:table-cell table:style-name="ce4"/>
          <table:table-cell table:style-name="ce4" office:value-type="float" office:value="-0.01151856" calcext:value-type="float">
            <text:p>-0.011518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6-28" calcext:value-type="date">
            <text:p>6/28/2019</text:p>
          </table:table-cell>
          <table:table-cell table:style-name="ce3" office:value-type="float" office:value="24007.91" calcext:value-type="float">
            <text:p>24007.91</text:p>
          </table:table-cell>
          <table:table-cell table:style-name="ce4"/>
          <table:table-cell table:style-name="ce4" office:value-type="float" office:value="0.039358427" calcext:value-type="float">
            <text:p>0.0393584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5-31" calcext:value-type="date">
            <text:p>5/31/2019</text:p>
          </table:table-cell>
          <table:table-cell table:style-name="ce3" office:value-type="float" office:value="23081.35" calcext:value-type="float">
            <text:p>23081.35</text:p>
          </table:table-cell>
          <table:table-cell table:style-name="ce4"/>
          <table:table-cell table:style-name="ce4" office:value-type="float" office:value="-0.051568284" calcext:value-type="float">
            <text:p>-0.0515682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4-30" calcext:value-type="date">
            <text:p>4/30/2019</text:p>
          </table:table-cell>
          <table:table-cell table:style-name="ce3" office:value-type="float" office:value="24302.84" calcext:value-type="float">
            <text:p>24302.84</text:p>
          </table:table-cell>
          <table:table-cell table:style-name="ce4"/>
          <table:table-cell table:style-name="ce4" office:value-type="float" office:value="0.019252703" calcext:value-type="float">
            <text:p>0.0192527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3-29" calcext:value-type="date">
            <text:p>3/29/2019</text:p>
          </table:table-cell>
          <table:table-cell table:style-name="ce3" office:value-type="float" office:value="23839.42" calcext:value-type="float">
            <text:p>23839.42</text:p>
          </table:table-cell>
          <table:table-cell table:style-name="ce4"/>
          <table:table-cell table:style-name="ce4" office:value-type="float" office:value="0.00623853" calcext:value-type="float">
            <text:p>0.006238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2-28" calcext:value-type="date">
            <text:p>2/28/2019</text:p>
          </table:table-cell>
          <table:table-cell table:style-name="ce3" office:value-type="float" office:value="23691.16" calcext:value-type="float">
            <text:p>23691.16</text:p>
          </table:table-cell>
          <table:table-cell table:style-name="ce4"/>
          <table:table-cell table:style-name="ce4" office:value-type="float" office:value="0.022518175" calcext:value-type="float">
            <text:p>0.0225181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9-01-31" calcext:value-type="date">
            <text:p>1/31/2019</text:p>
          </table:table-cell>
          <table:table-cell table:style-name="ce3" office:value-type="float" office:value="23163.64" calcext:value-type="float">
            <text:p>23163.64</text:p>
          </table:table-cell>
          <table:table-cell table:style-name="ce4"/>
          <table:table-cell table:style-name="ce4" office:value-type="float" office:value="0.078599604" calcext:value-type="float">
            <text:p>0.0785996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12-28" calcext:value-type="date">
            <text:p>12/28/2018</text:p>
          </table:table-cell>
          <table:table-cell table:style-name="ce3" office:value-type="float" office:value="21412.7" calcext:value-type="float">
            <text:p>21412.7</text:p>
          </table:table-cell>
          <table:table-cell table:style-name="ce4"/>
          <table:table-cell table:style-name="ce4" office:value-type="float" office:value="-0.034410248" calcext:value-type="float">
            <text:p>-0.0344102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11-30" calcext:value-type="date">
            <text:p>11/30/2018</text:p>
          </table:table-cell>
          <table:table-cell table:style-name="ce3" office:value-type="float" office:value="22162.34" calcext:value-type="float">
            <text:p>22162.34</text:p>
          </table:table-cell>
          <table:table-cell table:style-name="ce4"/>
          <table:table-cell table:style-name="ce4" office:value-type="float" office:value="-0.031236959" calcext:value-type="float">
            <text:p>-0.0312369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8-10-31" calcext:value-type="date">
            <text:p>10/31/2018</text:p>
          </table:table-cell>
          <table:table-cell table:style-name="ce3" office:value-type="float" office:value="22865.55" calcext:value-type="float">
            <text:p>22865.55</text:p>
          </table:table-cell>
          <table:table-cell table:style-name="ce4"/>
          <table:table-cell table:style-name="ce4" office:value-type="float" office:value="-0.09224072" calcext:value-type="float">
            <text:p>-0.0922407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9-28" calcext:value-type="date">
            <text:p>9/28/2018</text:p>
          </table:table-cell>
          <table:table-cell table:style-name="ce3" office:value-type="float" office:value="25075.02" calcext:value-type="float">
            <text:p>25075.02</text:p>
          </table:table-cell>
          <table:table-cell table:style-name="ce4"/>
          <table:table-cell table:style-name="ce4" office:value-type="float" office:value="-0.007442618" calcext:value-type="float">
            <text:p>-0.0074426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8-31" calcext:value-type="date">
            <text:p>8/31/2018</text:p>
          </table:table-cell>
          <table:table-cell table:style-name="ce3" office:value-type="float" office:value="25262.34" calcext:value-type="float">
            <text:p>25262.34</text:p>
          </table:table-cell>
          <table:table-cell table:style-name="ce4"/>
          <table:table-cell table:style-name="ce4" office:value-type="float" office:value="0.020450877" calcext:value-type="float">
            <text:p>0.0204508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7-31" calcext:value-type="date">
            <text:p>7/31/2018</text:p>
          </table:table-cell>
          <table:table-cell table:style-name="ce3" office:value-type="float" office:value="24750.95" calcext:value-type="float">
            <text:p>24750.95</text:p>
          </table:table-cell>
          <table:table-cell table:style-name="ce4"/>
          <table:table-cell table:style-name="ce4" office:value-type="float" office:value="0.009618673" calcext:value-type="float">
            <text:p>0.00961867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6-29" calcext:value-type="date">
            <text:p>6/29/2018</text:p>
          </table:table-cell>
          <table:table-cell table:style-name="ce3" office:value-type="float" office:value="24514.02" calcext:value-type="float">
            <text:p>24514.02</text:p>
          </table:table-cell>
          <table:table-cell table:style-name="ce4"/>
          <table:table-cell table:style-name="ce4" office:value-type="float" office:value="-0.011750056" calcext:value-type="float">
            <text:p>-0.0117500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5-31" calcext:value-type="date">
            <text:p>5/31/2018</text:p>
          </table:table-cell>
          <table:table-cell table:style-name="ce3" office:value-type="float" office:value="24803.76" calcext:value-type="float">
            <text:p>24803.76</text:p>
          </table:table-cell>
          <table:table-cell table:style-name="ce4"/>
          <table:table-cell table:style-name="ce4" office:value-type="float" office:value="0.015423677" calcext:value-type="float">
            <text:p>0.0154236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4-30" calcext:value-type="date">
            <text:p>4/30/2018</text:p>
          </table:table-cell>
          <table:table-cell table:style-name="ce3" office:value-type="float" office:value="24424.13" calcext:value-type="float">
            <text:p>24424.13</text:p>
          </table:table-cell>
          <table:table-cell table:style-name="ce4"/>
          <table:table-cell table:style-name="ce4" office:value-type="float" office:value="0.057288212" calcext:value-type="float">
            <text:p>0.057288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3-29" calcext:value-type="date">
            <text:p>3/29/2018</text:p>
          </table:table-cell>
          <table:table-cell table:style-name="ce3" office:value-type="float" office:value="23064.24" calcext:value-type="float">
            <text:p>23064.24</text:p>
          </table:table-cell>
          <table:table-cell table:style-name="ce4"/>
          <table:table-cell table:style-name="ce4" office:value-type="float" office:value="-0.018398281" calcext:value-type="float">
            <text:p>-0.01839828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2-28" calcext:value-type="date">
            <text:p>2/28/2018</text:p>
          </table:table-cell>
          <table:table-cell table:style-name="ce3" office:value-type="float" office:value="23492.51" calcext:value-type="float">
            <text:p>23492.51</text:p>
          </table:table-cell>
          <table:table-cell table:style-name="ce4"/>
          <table:table-cell table:style-name="ce4" office:value-type="float" office:value="0.023828306" calcext:value-type="float">
            <text:p>0.0238283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8-01-31" calcext:value-type="date">
            <text:p>1/31/2018</text:p>
          </table:table-cell>
          <table:table-cell table:style-name="ce3" office:value-type="float" office:value="22939.34" calcext:value-type="float">
            <text:p>22939.34</text:p>
          </table:table-cell>
          <table:table-cell table:style-name="ce4"/>
          <table:table-cell table:style-name="ce4" office:value-type="float" office:value="0.025546598" calcext:value-type="float">
            <text:p>0.0255465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12-29" calcext:value-type="date">
            <text:p>12/29/2017</text:p>
          </table:table-cell>
          <table:table-cell table:style-name="ce3" office:value-type="float" office:value="22360.74" calcext:value-type="float">
            <text:p>22360.74</text:p>
          </table:table-cell>
          <table:table-cell table:style-name="ce4"/>
          <table:table-cell table:style-name="ce4" office:value-type="float" office:value="0.00089393" calcext:value-type="float">
            <text:p>0.000893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11-30" calcext:value-type="date">
            <text:p>11/30/2017</text:p>
          </table:table-cell>
          <table:table-cell table:style-name="ce3" office:value-type="float" office:value="22340.76" calcext:value-type="float">
            <text:p>22340.76</text:p>
          </table:table-cell>
          <table:table-cell table:style-name="ce4"/>
          <table:table-cell table:style-name="ce4" office:value-type="float" office:value="-0.022521237" calcext:value-type="float">
            <text:p>-0.0225212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10-31" calcext:value-type="date">
            <text:p>10/31/2017</text:p>
          </table:table-cell>
          <table:table-cell table:style-name="ce3" office:value-type="float" office:value="22849.61" calcext:value-type="float">
            <text:p>22849.61</text:p>
          </table:table-cell>
          <table:table-cell table:style-name="ce4"/>
          <table:table-cell table:style-name="ce4" office:value-type="float" office:value="0.003076992" calcext:value-type="float">
            <text:p>0.0030769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7-09-29" calcext:value-type="date">
            <text:p>9/29/2017</text:p>
          </table:table-cell>
          <table:table-cell table:style-name="ce3" office:value-type="float" office:value="22779.41" calcext:value-type="float">
            <text:p>22779.41</text:p>
          </table:table-cell>
          <table:table-cell table:style-name="ce4"/>
          <table:table-cell table:style-name="ce4" office:value-type="float" office:value="0.018641998" calcext:value-type="float">
            <text:p>0.0186419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08-31" calcext:value-type="date">
            <text:p>8/31/2017</text:p>
          </table:table-cell>
          <table:table-cell table:style-name="ce3" office:value-type="float" office:value="22358.69" calcext:value-type="float">
            <text:p>22358.69</text:p>
          </table:table-cell>
          <table:table-cell table:style-name="ce4"/>
          <table:table-cell table:style-name="ce4" office:value-type="float" office:value="0.002329323" calcext:value-type="float">
            <text:p>0.0023293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07-31" calcext:value-type="date">
            <text:p>7/31/2017</text:p>
          </table:table-cell>
          <table:table-cell table:style-name="ce3" office:value-type="float" office:value="22306.67" calcext:value-type="float">
            <text:p>22306.67</text:p>
          </table:table-cell>
          <table:table-cell table:style-name="ce4"/>
          <table:table-cell table:style-name="ce4" office:value-type="float" office:value="-0.011148176" calcext:value-type="float">
            <text:p>-0.0111481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06-30" calcext:value-type="date">
            <text:p>6/30/2017</text:p>
          </table:table-cell>
          <table:table-cell table:style-name="ce3" office:value-type="float" office:value="22556.74" calcext:value-type="float">
            <text:p>22556.74</text:p>
          </table:table-cell>
          <table:table-cell table:style-name="ce4"/>
          <table:table-cell table:style-name="ce4" office:value-type="float" office:value="-0.009748514" calcext:value-type="float">
            <text:p>-0.0097485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7-05-31" calcext:value-type="date">
            <text:p>5/31/2017</text:p>
          </table:table-cell>
          <table:table-cell table:style-name="ce3" office:value-type="float" office:value="22777.71" calcext:value-type="float">
            <text:p>22777.71</text:p>
          </table:table-cell>
          <table:table-cell table:style-name="ce4"/>
          <table:table-cell table:style-name="ce4" office:value-type="float" office:value="0.026697401" calcext:value-type="float">
            <text:p>0.0266974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04-28" calcext:value-type="date">
            <text:p>4/28/2017</text:p>
          </table:table-cell>
          <table:table-cell table:style-name="ce3" office:value-type="float" office:value="22177.65" calcext:value-type="float">
            <text:p>22177.65</text:p>
          </table:table-cell>
          <table:table-cell table:style-name="ce4"/>
          <table:table-cell table:style-name="ce4" office:value-type="float" office:value="0.048780289" calcext:value-type="float">
            <text:p>0.0487802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03-31" calcext:value-type="date">
            <text:p>3/31/2017</text:p>
          </table:table-cell>
          <table:table-cell table:style-name="ce3" office:value-type="float" office:value="21121.78" calcext:value-type="float">
            <text:p>21121.78</text:p>
          </table:table-cell>
          <table:table-cell table:style-name="ce4"/>
          <table:table-cell table:style-name="ce4" office:value-type="float" office:value="0.03154416" calcext:value-type="float">
            <text:p>0.031544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02-28" calcext:value-type="date">
            <text:p>2/28/2017</text:p>
          </table:table-cell>
          <table:table-cell table:style-name="ce3" office:value-type="float" office:value="20465.91" calcext:value-type="float">
            <text:p>20465.91</text:p>
          </table:table-cell>
          <table:table-cell table:style-name="ce4"/>
          <table:table-cell table:style-name="ce4" office:value-type="float" office:value="0.02930043" calcext:value-type="float">
            <text:p>0.029300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7-01-31" calcext:value-type="date">
            <text:p>1/31/2017</text:p>
          </table:table-cell>
          <table:table-cell table:style-name="ce3" office:value-type="float" office:value="19874.95" calcext:value-type="float">
            <text:p>19874.95</text:p>
          </table:table-cell>
          <table:table-cell table:style-name="ce4"/>
          <table:table-cell table:style-name="ce4" office:value-type="float" office:value="-0.016619905" calcext:value-type="float">
            <text:p>-0.0166199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12-30" calcext:value-type="date">
            <text:p>12/30/2016</text:p>
          </table:table-cell>
          <table:table-cell table:style-name="ce3" office:value-type="float" office:value="20208.03" calcext:value-type="float">
            <text:p>20208.03</text:p>
          </table:table-cell>
          <table:table-cell table:style-name="ce4"/>
          <table:table-cell table:style-name="ce4" office:value-type="float" office:value="0.054044733" calcext:value-type="float">
            <text:p>0.0540447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11-30" calcext:value-type="date">
            <text:p>11/30/2016</text:p>
          </table:table-cell>
          <table:table-cell table:style-name="ce3" office:value-type="float" office:value="19144.88" calcext:value-type="float">
            <text:p>19144.88</text:p>
          </table:table-cell>
          <table:table-cell table:style-name="ce4"/>
          <table:table-cell table:style-name="ce4" office:value-type="float" office:value="0.006078543" calcext:value-type="float">
            <text:p>0.0060785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10-31" calcext:value-type="date">
            <text:p>10/31/2016</text:p>
          </table:table-cell>
          <table:table-cell table:style-name="ce3" office:value-type="float" office:value="19028.86" calcext:value-type="float">
            <text:p>19028.86</text:p>
          </table:table-cell>
          <table:table-cell table:style-name="ce4"/>
          <table:table-cell table:style-name="ce4" office:value-type="float" office:value="-0.027948515" calcext:value-type="float">
            <text:p>-0.0279485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9-30" calcext:value-type="date">
            <text:p>9/30/2016</text:p>
          </table:table-cell>
          <table:table-cell table:style-name="ce3" office:value-type="float" office:value="19568.19" calcext:value-type="float">
            <text:p>19568.19</text:p>
          </table:table-cell>
          <table:table-cell table:style-name="ce4"/>
          <table:table-cell table:style-name="ce4" office:value-type="float" office:value="0.027416307" calcext:value-type="float">
            <text:p>0.02741630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8-31" calcext:value-type="date">
            <text:p>8/31/2016</text:p>
          </table:table-cell>
          <table:table-cell table:style-name="ce3" office:value-type="float" office:value="19038.99" calcext:value-type="float">
            <text:p>19038.99</text:p>
          </table:table-cell>
          <table:table-cell table:style-name="ce4"/>
          <table:table-cell table:style-name="ce4" office:value-type="float" office:value="0.004108963" calcext:value-type="float">
            <text:p>0.0041089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7-29" calcext:value-type="date">
            <text:p>7/29/2016</text:p>
          </table:table-cell>
          <table:table-cell table:style-name="ce3" office:value-type="float" office:value="18960.92" calcext:value-type="float">
            <text:p>18960.92</text:p>
          </table:table-cell>
          <table:table-cell table:style-name="ce4"/>
          <table:table-cell table:style-name="ce4" office:value-type="float" office:value="0.056140677" calcext:value-type="float">
            <text:p>0.0561406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6-30" calcext:value-type="date">
            <text:p>6/30/2016</text:p>
          </table:table-cell>
          <table:table-cell table:style-name="ce3" office:value-type="float" office:value="17925.77" calcext:value-type="float">
            <text:p>17925.77</text:p>
          </table:table-cell>
          <table:table-cell table:style-name="ce4"/>
          <table:table-cell table:style-name="ce4" office:value-type="float" office:value="-0.008924803" calcext:value-type="float">
            <text:p>-0.0089248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5-31" calcext:value-type="date">
            <text:p>5/31/2016</text:p>
          </table:table-cell>
          <table:table-cell table:style-name="ce3" office:value-type="float" office:value="18086.47" calcext:value-type="float">
            <text:p>18086.47</text:p>
          </table:table-cell>
          <table:table-cell table:style-name="ce4"/>
          <table:table-cell table:style-name="ce4" office:value-type="float" office:value="0.027345928" calcext:value-type="float">
            <text:p>0.0273459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4-29" calcext:value-type="date">
            <text:p>4/29/2016</text:p>
          </table:table-cell>
          <table:table-cell table:style-name="ce3" office:value-type="float" office:value="17598.58" calcext:value-type="float">
            <text:p>17598.58</text:p>
          </table:table-cell>
          <table:table-cell table:style-name="ce4"/>
          <table:table-cell table:style-name="ce4" office:value-type="float" office:value="0.000338721" calcext:value-type="float">
            <text:p>0.0003387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3-31" calcext:value-type="date">
            <text:p>3/31/2016</text:p>
          </table:table-cell>
          <table:table-cell table:style-name="ce3" office:value-type="float" office:value="17592.62" calcext:value-type="float">
            <text:p>17592.62</text:p>
          </table:table-cell>
          <table:table-cell table:style-name="ce4"/>
          <table:table-cell table:style-name="ce4" office:value-type="float" office:value="0.023806923" calcext:value-type="float">
            <text:p>0.0238069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2-29" calcext:value-type="date">
            <text:p>2/29/2016</text:p>
          </table:table-cell>
          <table:table-cell table:style-name="ce3" office:value-type="float" office:value="17178.74" calcext:value-type="float">
            <text:p>17178.74</text:p>
          </table:table-cell>
          <table:table-cell table:style-name="ce4"/>
          <table:table-cell table:style-name="ce4" office:value-type="float" office:value="-0.051182454" calcext:value-type="float">
            <text:p>-0.0511824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6-01-29" calcext:value-type="date">
            <text:p>1/29/2016</text:p>
          </table:table-cell>
          <table:table-cell table:style-name="ce3" office:value-type="float" office:value="18080.88" calcext:value-type="float">
            <text:p>18080.88</text:p>
          </table:table-cell>
          <table:table-cell table:style-name="ce4"/>
          <table:table-cell table:style-name="ce4" office:value-type="float" office:value="-0.030089373" calcext:value-type="float">
            <text:p>-0.0300893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12-30" calcext:value-type="date">
            <text:p>12/30/2015</text:p>
          </table:table-cell>
          <table:table-cell table:style-name="ce3" office:value-type="float" office:value="18633.19" calcext:value-type="float">
            <text:p>18633.19</text:p>
          </table:table-cell>
          <table:table-cell table:style-name="ce4"/>
          <table:table-cell table:style-name="ce4" office:value-type="float" office:value="-0.02485126" calcext:value-type="float">
            <text:p>-0.024851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11-30" calcext:value-type="date">
            <text:p>11/30/2015</text:p>
          </table:table-cell>
          <table:table-cell table:style-name="ce3" office:value-type="float" office:value="19102.05" calcext:value-type="float">
            <text:p>19102.05</text:p>
          </table:table-cell>
          <table:table-cell table:style-name="ce4"/>
          <table:table-cell table:style-name="ce4" office:value-type="float" office:value="0.049119948" calcext:value-type="float">
            <text:p>0.0491199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10-30" calcext:value-type="date">
            <text:p>10/30/2015</text:p>
          </table:table-cell>
          <table:table-cell table:style-name="ce3" office:value-type="float" office:value="18186.43" calcext:value-type="float">
            <text:p>18186.43</text:p>
          </table:table-cell>
          <table:table-cell table:style-name="ce4"/>
          <table:table-cell table:style-name="ce4" office:value-type="float" office:value="0.088104547" calcext:value-type="float">
            <text:p>0.08810454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9-30" calcext:value-type="date">
            <text:p>9/30/2015</text:p>
          </table:table-cell>
          <table:table-cell table:style-name="ce3" office:value-type="float" office:value="16652.68" calcext:value-type="float">
            <text:p>16652.68</text:p>
          </table:table-cell>
          <table:table-cell table:style-name="ce4"/>
          <table:table-cell table:style-name="ce4" office:value-type="float" office:value="-0.03328893" calcext:value-type="float">
            <text:p>-0.033288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8-31" calcext:value-type="date">
            <text:p>8/31/2015</text:p>
          </table:table-cell>
          <table:table-cell table:style-name="ce3" office:value-type="float" office:value="17216.36" calcext:value-type="float">
            <text:p>17216.36</text:p>
          </table:table-cell>
          <table:table-cell table:style-name="ce4"/>
          <table:table-cell table:style-name="ce4" office:value-type="float" office:value="-0.085410988" calcext:value-type="float">
            <text:p>-0.08541098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7-31" calcext:value-type="date">
            <text:p>7/31/2015</text:p>
          </table:table-cell>
          <table:table-cell table:style-name="ce3" office:value-type="float" office:value="18751.45" calcext:value-type="float">
            <text:p>18751.45</text:p>
          </table:table-cell>
          <table:table-cell table:style-name="ce4"/>
          <table:table-cell table:style-name="ce4" office:value-type="float" office:value="0.043706595" calcext:value-type="float">
            <text:p>0.04370659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6-30" calcext:value-type="date">
            <text:p>6/30/2015</text:p>
          </table:table-cell>
          <table:table-cell table:style-name="ce3" office:value-type="float" office:value="17949.54" calcext:value-type="float">
            <text:p>17949.54</text:p>
          </table:table-cell>
          <table:table-cell table:style-name="ce4"/>
          <table:table-cell table:style-name="ce4" office:value-type="float" office:value="-0.038720168" calcext:value-type="float">
            <text:p>-0.0387201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5-29" calcext:value-type="date">
            <text:p>5/29/2015</text:p>
          </table:table-cell>
          <table:table-cell table:style-name="ce3" office:value-type="float" office:value="18658.18" calcext:value-type="float">
            <text:p>18658.18</text:p>
          </table:table-cell>
          <table:table-cell table:style-name="ce4"/>
          <table:table-cell table:style-name="ce4" office:value-type="float" office:value="0.013811716" calcext:value-type="float">
            <text:p>0.0138117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5-04-30" calcext:value-type="date">
            <text:p>4/30/2015</text:p>
          </table:table-cell>
          <table:table-cell table:style-name="ce3" office:value-type="float" office:value="18402.25" calcext:value-type="float">
            <text:p>18402.25</text:p>
          </table:table-cell>
          <table:table-cell table:style-name="ce4"/>
          <table:table-cell table:style-name="ce4" office:value-type="float" office:value="-0.037033703" calcext:value-type="float">
            <text:p>-0.0370337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3-31" calcext:value-type="date">
            <text:p>3/31/2015</text:p>
          </table:table-cell>
          <table:table-cell table:style-name="ce3" office:value-type="float" office:value="19096.53" calcext:value-type="float">
            <text:p>19096.53</text:p>
          </table:table-cell>
          <table:table-cell table:style-name="ce4"/>
          <table:table-cell table:style-name="ce4" office:value-type="float" office:value="0.021066545" calcext:value-type="float">
            <text:p>0.0210665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2-27" calcext:value-type="date">
            <text:p>2/27/2015</text:p>
          </table:table-cell>
          <table:table-cell table:style-name="ce3" office:value-type="float" office:value="18698.44" calcext:value-type="float">
            <text:p>18698.44</text:p>
          </table:table-cell>
          <table:table-cell table:style-name="ce4"/>
          <table:table-cell table:style-name="ce4" office:value-type="float" office:value="0.056404876" calcext:value-type="float">
            <text:p>0.0564048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5-01-30" calcext:value-type="date">
            <text:p>1/30/2015</text:p>
          </table:table-cell>
          <table:table-cell table:style-name="ce3" office:value-type="float" office:value="17672.95" calcext:value-type="float">
            <text:p>17672.95</text:p>
          </table:table-cell>
          <table:table-cell table:style-name="ce4"/>
          <table:table-cell table:style-name="ce4" office:value-type="float" office:value="0.085667493" calcext:value-type="float">
            <text:p>0.0856674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2-30" calcext:value-type="date">
            <text:p>12/30/2014</text:p>
          </table:table-cell>
          <table:table-cell table:style-name="ce3" office:value-type="float" office:value="16221.99" calcext:value-type="float">
            <text:p>16221.99</text:p>
          </table:table-cell>
          <table:table-cell table:style-name="ce4"/>
          <table:table-cell table:style-name="ce4" office:value-type="float" office:value="-0.017745096" calcext:value-type="float">
            <text:p>-0.01774509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11-28" calcext:value-type="date">
            <text:p>11/28/2014</text:p>
          </table:table-cell>
          <table:table-cell table:style-name="ce3" office:value-type="float" office:value="16512.42" calcext:value-type="float">
            <text:p>16512.42</text:p>
          </table:table-cell>
          <table:table-cell table:style-name="ce4"/>
          <table:table-cell table:style-name="ce4" office:value-type="float" office:value="0.034519836" calcext:value-type="float">
            <text:p>0.0345198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4-10-31" calcext:value-type="date">
            <text:p>10/31/2014</text:p>
          </table:table-cell>
          <table:table-cell table:style-name="ce3" office:value-type="float" office:value="15952.14" calcext:value-type="float">
            <text:p>15952.14</text:p>
          </table:table-cell>
          <table:table-cell table:style-name="ce4"/>
          <table:table-cell table:style-name="ce4" office:value-type="float" office:value="-0.003635528" calcext:value-type="float">
            <text:p>-0.0036355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4-09-30" calcext:value-type="date">
            <text:p>9/30/2014</text:p>
          </table:table-cell>
          <table:table-cell table:style-name="ce3" office:value-type="float" office:value="16010.24" calcext:value-type="float">
            <text:p>16010.24</text:p>
          </table:table-cell>
          <table:table-cell table:style-name="ce4"/>
          <table:table-cell table:style-name="ce4" office:value-type="float" office:value="0.00408698" calcext:value-type="float">
            <text:p>0.004086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08-29" calcext:value-type="date">
            <text:p>8/29/2014</text:p>
          </table:table-cell>
          <table:table-cell table:style-name="ce3" office:value-type="float" office:value="15944.94" calcext:value-type="float">
            <text:p>15944.94</text:p>
          </table:table-cell>
          <table:table-cell table:style-name="ce4"/>
          <table:table-cell table:style-name="ce4" office:value-type="float" office:value="0.007591645" calcext:value-type="float">
            <text:p>0.0075916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07-31" calcext:value-type="date">
            <text:p>7/31/2014</text:p>
          </table:table-cell>
          <table:table-cell table:style-name="ce3" office:value-type="float" office:value="15824.35" calcext:value-type="float">
            <text:p>15824.35</text:p>
          </table:table-cell>
          <table:table-cell table:style-name="ce4"/>
          <table:table-cell table:style-name="ce7" office:value-type="float" office:value="0.0000587719" calcext:value-type="float">
            <text:p>0.00005877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06-30" calcext:value-type="date">
            <text:p>6/30/2014</text:p>
          </table:table-cell>
          <table:table-cell table:style-name="ce3" office:value-type="float" office:value="15823.42" calcext:value-type="float">
            <text:p>15823.42</text:p>
          </table:table-cell>
          <table:table-cell table:style-name="ce4"/>
          <table:table-cell table:style-name="ce4" office:value-type="float" office:value="-0.001419671" calcext:value-type="float">
            <text:p>-0.0014196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4-05-30" calcext:value-type="date">
            <text:p>5/30/2014</text:p>
          </table:table-cell>
          <table:table-cell table:style-name="ce3" office:value-type="float" office:value="15845.9" calcext:value-type="float">
            <text:p>15845.9</text:p>
          </table:table-cell>
          <table:table-cell table:style-name="ce4"/>
          <table:table-cell table:style-name="ce4" office:value-type="float" office:value="0.040130283" calcext:value-type="float">
            <text:p>0.0401302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4-04-30" calcext:value-type="date">
            <text:p>4/30/2014</text:p>
          </table:table-cell>
          <table:table-cell table:style-name="ce3" office:value-type="float" office:value="15222.59" calcext:value-type="float">
            <text:p>15222.59</text:p>
          </table:table-cell>
          <table:table-cell table:style-name="ce4"/>
          <table:table-cell table:style-name="ce4" office:value-type="float" office:value="0.02322428" calcext:value-type="float">
            <text:p>0.023224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03-31" calcext:value-type="date">
            <text:p>3/31/2014</text:p>
          </table:table-cell>
          <table:table-cell table:style-name="ce3" office:value-type="float" office:value="14873.13" calcext:value-type="float">
            <text:p>14873.13</text:p>
          </table:table-cell>
          <table:table-cell table:style-name="ce4"/>
          <table:table-cell table:style-name="ce4" office:value-type="float" office:value="-0.012944056" calcext:value-type="float">
            <text:p>-0.0129440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02-28" calcext:value-type="date">
            <text:p>2/28/2014</text:p>
          </table:table-cell>
          <table:table-cell table:style-name="ce3" office:value-type="float" office:value="15066.9" calcext:value-type="float">
            <text:p>15066.9</text:p>
          </table:table-cell>
          <table:table-cell table:style-name="ce4"/>
          <table:table-cell table:style-name="ce4" office:value-type="float" office:value="0.070827094" calcext:value-type="float">
            <text:p>0.07082709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4-01-31" calcext:value-type="date">
            <text:p>1/31/2014</text:p>
          </table:table-cell>
          <table:table-cell table:style-name="ce3" office:value-type="float" office:value="14036.67" calcext:value-type="float">
            <text:p>14036.67</text:p>
          </table:table-cell>
          <table:table-cell table:style-name="ce4"/>
          <table:table-cell table:style-name="ce4" office:value-type="float" office:value="-0.04265451" calcext:value-type="float">
            <text:p>-0.042654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3-12-30" calcext:value-type="date">
            <text:p>12/30/2013</text:p>
          </table:table-cell>
          <table:table-cell table:style-name="ce3" office:value-type="float" office:value="14648.35" calcext:value-type="float">
            <text:p>14648.35</text:p>
          </table:table-cell>
          <table:table-cell table:style-name="ce4"/>
          <table:table-cell table:style-name="ce4" office:value-type="float" office:value="0.002667335" calcext:value-type="float">
            <text:p>0.0026673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11-29" calcext:value-type="date">
            <text:p>11/29/2013</text:p>
          </table:table-cell>
          <table:table-cell table:style-name="ce3" office:value-type="float" office:value="14609.33" calcext:value-type="float">
            <text:p>14609.33</text:p>
          </table:table-cell>
          <table:table-cell table:style-name="ce4"/>
          <table:table-cell table:style-name="ce4" office:value-type="float" office:value="0.030458509" calcext:value-type="float">
            <text:p>0.0304585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10-31" calcext:value-type="date">
            <text:p>10/31/2013</text:p>
          </table:table-cell>
          <table:table-cell table:style-name="ce3" office:value-type="float" office:value="14171.06" calcext:value-type="float">
            <text:p>14171.06</text:p>
          </table:table-cell>
          <table:table-cell table:style-name="ce4"/>
          <table:table-cell table:style-name="ce4" office:value-type="float" office:value="0.035563041" calcext:value-type="float">
            <text:p>0.03556304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9-30" calcext:value-type="date">
            <text:p>9/30/2013</text:p>
          </table:table-cell>
          <table:table-cell table:style-name="ce3" office:value-type="float" office:value="13675.95" calcext:value-type="float">
            <text:p>13675.95</text:p>
          </table:table-cell>
          <table:table-cell table:style-name="ce4"/>
          <table:table-cell table:style-name="ce4" office:value-type="float" office:value="0.093510244" calcext:value-type="float">
            <text:p>0.0935102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8-30" calcext:value-type="date">
            <text:p>8/30/2013</text:p>
          </table:table-cell>
          <table:table-cell table:style-name="ce3" office:value-type="float" office:value="12455.08" calcext:value-type="float">
            <text:p>12455.08</text:p>
          </table:table-cell>
          <table:table-cell table:style-name="ce4"/>
          <table:table-cell table:style-name="ce4" office:value-type="float" office:value="0.022711871" calcext:value-type="float">
            <text:p>0.0227118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7-31" calcext:value-type="date">
            <text:p>7/31/2013</text:p>
          </table:table-cell>
          <table:table-cell table:style-name="ce3" office:value-type="float" office:value="12175.39" calcext:value-type="float">
            <text:p>12175.39</text:p>
          </table:table-cell>
          <table:table-cell table:style-name="ce4"/>
          <table:table-cell table:style-name="ce4" office:value-type="float" office:value="0.036121063" calcext:value-type="float">
            <text:p>0.0361210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6-28" calcext:value-type="date">
            <text:p>6/28/2013</text:p>
          </table:table-cell>
          <table:table-cell table:style-name="ce3" office:value-type="float" office:value="11743.45" calcext:value-type="float">
            <text:p>11743.45</text:p>
          </table:table-cell>
          <table:table-cell table:style-name="ce4"/>
          <table:table-cell table:style-name="ce4" office:value-type="float" office:value="-0.053164587" calcext:value-type="float">
            <text:p>-0.0531645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5-31" calcext:value-type="date">
            <text:p>5/31/2013</text:p>
          </table:table-cell>
          <table:table-cell table:style-name="ce3" office:value-type="float" office:value="12384.68" calcext:value-type="float">
            <text:p>12384.68</text:p>
          </table:table-cell>
          <table:table-cell table:style-name="ce4"/>
          <table:table-cell table:style-name="ce4" office:value-type="float" office:value="0.017096911" calcext:value-type="float">
            <text:p>0.0170969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4-30" calcext:value-type="date">
            <text:p>4/30/2013</text:p>
          </table:table-cell>
          <table:table-cell table:style-name="ce3" office:value-type="float" office:value="12174.74" calcext:value-type="float">
            <text:p>12174.74</text:p>
          </table:table-cell>
          <table:table-cell table:style-name="ce4"/>
          <table:table-cell table:style-name="ce4" office:value-type="float" office:value="0.022067217" calcext:value-type="float">
            <text:p>0.0220672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3-28" calcext:value-type="date">
            <text:p>3/28/2013</text:p>
          </table:table-cell>
          <table:table-cell table:style-name="ce3" office:value-type="float" office:value="11909.02" calcext:value-type="float">
            <text:p>11909.02</text:p>
          </table:table-cell>
          <table:table-cell table:style-name="ce4"/>
          <table:table-cell table:style-name="ce4" office:value-type="float" office:value="-0.000305604" calcext:value-type="float">
            <text:p>-0.0003056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2-28" calcext:value-type="date">
            <text:p>2/28/2013</text:p>
          </table:table-cell>
          <table:table-cell table:style-name="ce3" office:value-type="float" office:value="11912.66" calcext:value-type="float">
            <text:p>11912.66</text:p>
          </table:table-cell>
          <table:table-cell table:style-name="ce4"/>
          <table:table-cell table:style-name="ce4" office:value-type="float" office:value="0.027958736" calcext:value-type="float">
            <text:p>0.0279587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3-01-31" calcext:value-type="date">
            <text:p>1/31/2013</text:p>
          </table:table-cell>
          <table:table-cell table:style-name="ce3" office:value-type="float" office:value="11584.21" calcext:value-type="float">
            <text:p>11584.21</text:p>
          </table:table-cell>
          <table:table-cell table:style-name="ce4"/>
          <table:table-cell table:style-name="ce4" office:value-type="float" office:value="0.04478923" calcext:value-type="float">
            <text:p>0.04478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2-12-28" calcext:value-type="date">
            <text:p>12/28/2012</text:p>
          </table:table-cell>
          <table:table-cell table:style-name="ce3" office:value-type="float" office:value="11076.81" calcext:value-type="float">
            <text:p>11076.81</text:p>
          </table:table-cell>
          <table:table-cell table:style-name="ce4"/>
          <table:table-cell table:style-name="ce4" office:value-type="float" office:value="0.022853207" calcext:value-type="float">
            <text:p>0.0228532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2-11-30" calcext:value-type="date">
            <text:p>11/30/2012</text:p>
          </table:table-cell>
          <table:table-cell table:style-name="ce3" office:value-type="float" office:value="10826.54" calcext:value-type="float">
            <text:p>10826.54</text:p>
          </table:table-cell>
          <table:table-cell table:style-name="ce4"/>
          <table:table-cell table:style-name="ce4" office:value-type="float" office:value="0.030180607" calcext:value-type="float">
            <text:p>0.0301806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2-10-31" calcext:value-type="date">
            <text:p>10/31/2012</text:p>
          </table:table-cell>
          <table:table-cell table:style-name="ce3" office:value-type="float" office:value="10504.67" calcext:value-type="float">
            <text:p>10504.67</text:p>
          </table:table-cell>
          <table:table-cell table:style-name="ce4"/>
          <table:table-cell table:style-name="ce4" office:value-type="float" office:value="0.009396036" calcext:value-type="float">
            <text:p>0.0093960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2-09-28" calcext:value-type="date">
            <text:p>9/28/2012</text:p>
          </table:table-cell>
          <table:table-cell table:style-name="ce3" office:value-type="float" office:value="10406.43" calcext:value-type="float">
            <text:p>10406.43</text:p>
          </table:table-cell>
          <table:table-cell table:style-name="ce4"/>
          <table:table-cell table:style-name="ce4" office:value-type="float" office:value="0.024762019" calcext:value-type="float">
            <text:p>0.0247620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2-08-31" calcext:value-type="date">
            <text:p>8/31/2012</text:p>
          </table:table-cell>
          <table:table-cell table:style-name="ce3" office:value-type="float" office:value="10151.91" calcext:value-type="float">
            <text:p>10151.91</text:p>
          </table:table-cell>
          <table:table-cell table:style-name="ce4"/>
          <table:table-cell table:style-name="ce4" office:value-type="float" office:value="0.020741788" calcext:value-type="float">
            <text:p>0.02074178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2-07-31" calcext:value-type="date">
            <text:p>7/31/2012</text:p>
          </table:table-cell>
          <table:table-cell table:style-name="ce3" office:value-type="float" office:value="9943.51" calcext:value-type="float">
            <text:p>9943.51</text:p>
          </table:table-cell>
          <table:table-cell table:style-name="ce4"/>
          <table:table-cell table:style-name="ce4" office:value-type="float" office:value="0.02945659" calcext:value-type="float">
            <text:p>0.029456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2-06-29" calcext:value-type="date">
            <text:p>6/29/2012</text:p>
          </table:table-cell>
          <table:table-cell table:style-name="ce3" office:value-type="float" office:value="9654.88" calcext:value-type="float">
            <text:p>9654.88</text:p>
          </table:table-cell>
          <table:table-cell table:style-name="ce4"/>
          <table:table-cell table:style-name="ce4" office:value-type="float" office:value="0.017358708" calcext:value-type="float">
            <text:p>0.0173587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2-05-31" calcext:value-type="date">
            <text:p>5/31/2012</text:p>
          </table:table-cell>
          <table:table-cell table:style-name="ce3" office:value-type="float" office:value="9488.73" calcext:value-type="float">
            <text:p>9488.73</text:p>
          </table:table-cell>
          <table:table-cell table:style-name="ce4"/>
          <table:table-cell table:style-name="ce4" office:value-type="float" office:value="-0.118920464" calcext:value-type="float">
            <text:p>-0.1189204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2-04-30" calcext:value-type="date">
            <text:p>4/30/2012</text:p>
          </table:table-cell>
          <table:table-cell table:style-name="ce3" office:value-type="float" office:value="10686.97" calcext:value-type="float">
            <text:p>10686.97</text:p>
          </table:table-cell>
          <table:table-cell table:style-name="ce4"/>
          <table:table-cell table:style-name="ce4" office:value-type="float" office:value="-0.03995563" calcext:value-type="float">
            <text:p>-0.039955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2-03-30" calcext:value-type="date">
            <text:p>3/30/2012</text:p>
          </table:table-cell>
          <table:table-cell table:style-name="ce3" office:value-type="float" office:value="11122.62" calcext:value-type="float">
            <text:p>11122.62</text:p>
          </table:table-cell>
          <table:table-cell table:style-name="ce4"/>
          <table:table-cell table:style-name="ce7" office:value-type="float" office:value="-0.0000170822" calcext:value-type="float">
            <text:p>-0.00001708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2-02-29" calcext:value-type="date">
            <text:p>2/29/2012</text:p>
          </table:table-cell>
          <table:table-cell table:style-name="ce3" office:value-type="float" office:value="11122.81" calcext:value-type="float">
            <text:p>11122.81</text:p>
          </table:table-cell>
          <table:table-cell table:style-name="ce4"/>
          <table:table-cell table:style-name="ce4" office:value-type="float" office:value="0.06232995" calcext:value-type="float">
            <text:p>0.062329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2-01-31" calcext:value-type="date">
            <text:p>1/31/2012</text:p>
          </table:table-cell>
          <table:table-cell table:style-name="ce3" office:value-type="float" office:value="10450.69" calcext:value-type="float">
            <text:p>10450.69</text:p>
          </table:table-cell>
          <table:table-cell table:style-name="ce4"/>
          <table:table-cell table:style-name="ce4" office:value-type="float" office:value="0.07374553" calcext:value-type="float">
            <text:p>0.073745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1-12-30" calcext:value-type="date">
            <text:p>12/30/2011</text:p>
          </table:table-cell>
          <table:table-cell table:style-name="ce3" office:value-type="float" office:value="9707.73" calcext:value-type="float">
            <text:p>9707.73</text:p>
          </table:table-cell>
          <table:table-cell table:style-name="ce4"/>
          <table:table-cell table:style-name="ce4" office:value-type="float" office:value="-0.040269169" calcext:value-type="float">
            <text:p>-0.0402691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11-30" calcext:value-type="date">
            <text:p>11/30/2011</text:p>
          </table:table-cell>
          <table:table-cell table:style-name="ce3" office:value-type="float" office:value="10106.63" calcext:value-type="float">
            <text:p>10106.63</text:p>
          </table:table-cell>
          <table:table-cell table:style-name="ce4"/>
          <table:table-cell table:style-name="ce4" office:value-type="float" office:value="-0.026991693" calcext:value-type="float">
            <text:p>-0.0269916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10-31" calcext:value-type="date">
            <text:p>10/31/2011</text:p>
          </table:table-cell>
          <table:table-cell table:style-name="ce3" office:value-type="float" office:value="10383.14" calcext:value-type="float">
            <text:p>10383.14</text:p>
          </table:table-cell>
          <table:table-cell table:style-name="ce4"/>
          <table:table-cell table:style-name="ce4" office:value-type="float" office:value="0.083616005" calcext:value-type="float">
            <text:p>0.0836160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9-30" calcext:value-type="date">
            <text:p>9/30/2011</text:p>
          </table:table-cell>
          <table:table-cell table:style-name="ce3" office:value-type="float" office:value="9550.25" calcext:value-type="float">
            <text:p>9550.25</text:p>
          </table:table-cell>
          <table:table-cell table:style-name="ce4"/>
          <table:table-cell table:style-name="ce4" office:value-type="float" office:value="-0.090088233" calcext:value-type="float">
            <text:p>-0.0900882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8-31" calcext:value-type="date">
            <text:p>8/31/2011</text:p>
          </table:table-cell>
          <table:table-cell table:style-name="ce3" office:value-type="float" office:value="10450.56" calcext:value-type="float">
            <text:p>10450.56</text:p>
          </table:table-cell>
          <table:table-cell table:style-name="ce4"/>
          <table:table-cell table:style-name="ce4" office:value-type="float" office:value="-0.065063714" calcext:value-type="float">
            <text:p>-0.065063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7-29" calcext:value-type="date">
            <text:p>7/29/2011</text:p>
          </table:table-cell>
          <table:table-cell table:style-name="ce3" office:value-type="float" office:value="11153.12" calcext:value-type="float">
            <text:p>11153.12</text:p>
          </table:table-cell>
          <table:table-cell table:style-name="ce4"/>
          <table:table-cell table:style-name="ce4" office:value-type="float" office:value="-0.087062333" calcext:value-type="float">
            <text:p>-0.0870623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6-30" calcext:value-type="date">
            <text:p>6/30/2011</text:p>
          </table:table-cell>
          <table:table-cell table:style-name="ce3" office:value-type="float" office:value="12167.66" calcext:value-type="float">
            <text:p>12167.66</text:p>
          </table:table-cell>
          <table:table-cell table:style-name="ce4"/>
          <table:table-cell table:style-name="ce4" office:value-type="float" office:value="-0.059988694" calcext:value-type="float">
            <text:p>-0.0599886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5-31" calcext:value-type="date">
            <text:p>5/31/2011</text:p>
          </table:table-cell>
          <table:table-cell table:style-name="ce3" office:value-type="float" office:value="12919.92" calcext:value-type="float">
            <text:p>12919.92</text:p>
          </table:table-cell>
          <table:table-cell table:style-name="ce4"/>
          <table:table-cell table:style-name="ce4" office:value-type="float" office:value="-0.04349188" calcext:value-type="float">
            <text:p>-0.0434918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4-29" calcext:value-type="date">
            <text:p>4/29/2011</text:p>
          </table:table-cell>
          <table:table-cell table:style-name="ce3" office:value-type="float" office:value="13494.23" calcext:value-type="float">
            <text:p>13494.23</text:p>
          </table:table-cell>
          <table:table-cell table:style-name="ce4"/>
          <table:table-cell table:style-name="ce4" office:value-type="float" office:value="0.019893885" calcext:value-type="float">
            <text:p>0.0198938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3-31" calcext:value-type="date">
            <text:p>3/31/2011</text:p>
          </table:table-cell>
          <table:table-cell table:style-name="ce3" office:value-type="float" office:value="13228.43" calcext:value-type="float">
            <text:p>13228.43</text:p>
          </table:table-cell>
          <table:table-cell table:style-name="ce4"/>
          <table:table-cell table:style-name="ce4" office:value-type="float" office:value="0.019549674" calcext:value-type="float">
            <text:p>0.0195496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2-28" calcext:value-type="date">
            <text:p>2/28/2011</text:p>
          </table:table-cell>
          <table:table-cell table:style-name="ce3" office:value-type="float" office:value="12972.33" calcext:value-type="float">
            <text:p>12972.33</text:p>
          </table:table-cell>
          <table:table-cell table:style-name="ce4"/>
          <table:table-cell table:style-name="ce4" office:value-type="float" office:value="-0.041319638" calcext:value-type="float">
            <text:p>-0.0413196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1-01-31" calcext:value-type="date">
            <text:p>1/31/2011</text:p>
          </table:table-cell>
          <table:table-cell table:style-name="ce3" office:value-type="float" office:value="13519.57" calcext:value-type="float">
            <text:p>13519.57</text:p>
          </table:table-cell>
          <table:table-cell table:style-name="ce4"/>
          <table:table-cell table:style-name="ce4" office:value-type="float" office:value="0.016211837" calcext:value-type="float">
            <text:p>0.0162118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12-30" calcext:value-type="date">
            <text:p>12/30/2010</text:p>
          </table:table-cell>
          <table:table-cell table:style-name="ce3" office:value-type="float" office:value="13302.16" calcext:value-type="float">
            <text:p>13302.16</text:p>
          </table:table-cell>
          <table:table-cell table:style-name="ce4"/>
          <table:table-cell table:style-name="ce4" office:value-type="float" office:value="0.080123901" calcext:value-type="float">
            <text:p>0.0801239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10-11-30" calcext:value-type="date">
            <text:p>11/30/2010</text:p>
          </table:table-cell>
          <table:table-cell table:style-name="ce3" office:value-type="float" office:value="12277.92" calcext:value-type="float">
            <text:p>12277.92</text:p>
          </table:table-cell>
          <table:table-cell table:style-name="ce4"/>
          <table:table-cell table:style-name="ce4" office:value-type="float" office:value="-0.021804188" calcext:value-type="float">
            <text:p>-0.0218041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10-29" calcext:value-type="date">
            <text:p>10/29/2010</text:p>
          </table:table-cell>
          <table:table-cell table:style-name="ce3" office:value-type="float" office:value="12548.57" calcext:value-type="float">
            <text:p>12548.57</text:p>
          </table:table-cell>
          <table:table-cell table:style-name="ce4"/>
          <table:table-cell table:style-name="ce4" office:value-type="float" office:value="0.018973028" calcext:value-type="float">
            <text:p>0.0189730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9-30" calcext:value-type="date">
            <text:p>9/30/2010</text:p>
          </table:table-cell>
          <table:table-cell table:style-name="ce3" office:value-type="float" office:value="12312.73" calcext:value-type="float">
            <text:p>12312.73</text:p>
          </table:table-cell>
          <table:table-cell table:style-name="ce4"/>
          <table:table-cell table:style-name="ce4" office:value-type="float" office:value="0.083436485" calcext:value-type="float">
            <text:p>0.0834364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8-31" calcext:value-type="date">
            <text:p>8/31/2010</text:p>
          </table:table-cell>
          <table:table-cell table:style-name="ce3" office:value-type="float" office:value="11327.09" calcext:value-type="float">
            <text:p>11327.09</text:p>
          </table:table-cell>
          <table:table-cell table:style-name="ce4"/>
          <table:table-cell table:style-name="ce4" office:value-type="float" office:value="-0.016530619" calcext:value-type="float">
            <text:p>-0.0165306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7-30" calcext:value-type="date">
            <text:p>7/30/2010</text:p>
          </table:table-cell>
          <table:table-cell table:style-name="ce3" office:value-type="float" office:value="11515.89" calcext:value-type="float">
            <text:p>11515.89</text:p>
          </table:table-cell>
          <table:table-cell table:style-name="ce4"/>
          <table:table-cell table:style-name="ce4" office:value-type="float" office:value="0.060015378" calcext:value-type="float">
            <text:p>0.0600153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6-30" calcext:value-type="date">
            <text:p>6/30/2010</text:p>
          </table:table-cell>
          <table:table-cell table:style-name="ce3" office:value-type="float" office:value="10845.09" calcext:value-type="float">
            <text:p>10845.09</text:p>
          </table:table-cell>
          <table:table-cell table:style-name="ce4"/>
          <table:table-cell table:style-name="ce4" office:value-type="float" office:value="-0.037565494" calcext:value-type="float">
            <text:p>-0.0375654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5-31" calcext:value-type="date">
            <text:p>5/31/2010</text:p>
          </table:table-cell>
          <table:table-cell table:style-name="ce3" office:value-type="float" office:value="11260.24" calcext:value-type="float">
            <text:p>11260.24</text:p>
          </table:table-cell>
          <table:table-cell table:style-name="ce4"/>
          <table:table-cell table:style-name="ce4" office:value-type="float" office:value="-0.064318475" calcext:value-type="float">
            <text:p>-0.0643184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4-30" calcext:value-type="date">
            <text:p>4/30/2010</text:p>
          </table:table-cell>
          <table:table-cell table:style-name="ce3" office:value-type="float" office:value="12008.28" calcext:value-type="float">
            <text:p>12008.28</text:p>
          </table:table-cell>
          <table:table-cell table:style-name="ce4"/>
          <table:table-cell table:style-name="ce4" office:value-type="float" office:value="-0.033599742" calcext:value-type="float">
            <text:p>-0.0335997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3-31" calcext:value-type="date">
            <text:p>3/31/2010</text:p>
          </table:table-cell>
          <table:table-cell table:style-name="ce3" office:value-type="float" office:value="12418.61" calcext:value-type="float">
            <text:p>12418.61</text:p>
          </table:table-cell>
          <table:table-cell table:style-name="ce4"/>
          <table:table-cell table:style-name="ce4" office:value-type="float" office:value="0.10766518" calcext:value-type="float">
            <text:p>0.107665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2-26" calcext:value-type="date">
            <text:p>2/26/2010</text:p>
          </table:table-cell>
          <table:table-cell table:style-name="ce3" office:value-type="float" office:value="11151.02" calcext:value-type="float">
            <text:p>11151.02</text:p>
          </table:table-cell>
          <table:table-cell table:style-name="ce4"/>
          <table:table-cell table:style-name="ce4" office:value-type="float" office:value="-0.003443971" calcext:value-type="float">
            <text:p>-0.0034439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10-01-29" calcext:value-type="date">
            <text:p>1/29/2010</text:p>
          </table:table-cell>
          <table:table-cell table:style-name="ce3" office:value-type="float" office:value="11189.49" calcext:value-type="float">
            <text:p>11189.49</text:p>
          </table:table-cell>
          <table:table-cell table:style-name="ce4"/>
          <table:table-cell table:style-name="ce4" office:value-type="float" office:value="0.037729604" calcext:value-type="float">
            <text:p>0.0377296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12-30" calcext:value-type="date">
            <text:p>12/30/2009</text:p>
          </table:table-cell>
          <table:table-cell table:style-name="ce3" office:value-type="float" office:value="10775.18" calcext:value-type="float">
            <text:p>10775.18</text:p>
          </table:table-cell>
          <table:table-cell table:style-name="ce4"/>
          <table:table-cell table:style-name="ce4" office:value-type="float" office:value="0.056071102" calcext:value-type="float">
            <text:p>0.056071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11-30" calcext:value-type="date">
            <text:p>11/30/2009</text:p>
          </table:table-cell>
          <table:table-cell table:style-name="ce3" office:value-type="float" office:value="10187.63" calcext:value-type="float">
            <text:p>10187.63</text:p>
          </table:table-cell>
          <table:table-cell table:style-name="ce4"/>
          <table:table-cell table:style-name="ce4" office:value-type="float" office:value="0.025104324" calcext:value-type="float">
            <text:p>0.0251043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10-30" calcext:value-type="date">
            <text:p>10/30/2009</text:p>
          </table:table-cell>
          <table:table-cell table:style-name="ce3" office:value-type="float" office:value="9935.06" calcext:value-type="float">
            <text:p>9935.06</text:p>
          </table:table-cell>
          <table:table-cell table:style-name="ce4"/>
          <table:table-cell table:style-name="ce4" office:value-type="float" office:value="-0.067027793" calcext:value-type="float">
            <text:p>-0.0670277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9-30" calcext:value-type="date">
            <text:p>9/30/2009</text:p>
          </table:table-cell>
          <table:table-cell table:style-name="ce3" office:value-type="float" office:value="10623.81" calcext:value-type="float">
            <text:p>10623.81</text:p>
          </table:table-cell>
          <table:table-cell table:style-name="ce4"/>
          <table:table-cell table:style-name="ce4" office:value-type="float" office:value="0.021938265" calcext:value-type="float">
            <text:p>0.0219382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8-31" calcext:value-type="date">
            <text:p>8/31/2009</text:p>
          </table:table-cell>
          <table:table-cell table:style-name="ce3" office:value-type="float" office:value="10393.28" calcext:value-type="float">
            <text:p>10393.28</text:p>
          </table:table-cell>
          <table:table-cell table:style-name="ce4"/>
          <table:table-cell table:style-name="ce4" office:value-type="float" office:value="0.08002154" calcext:value-type="float">
            <text:p>0.080021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7-31" calcext:value-type="date">
            <text:p>7/31/2009</text:p>
          </table:table-cell>
          <table:table-cell table:style-name="ce3" office:value-type="float" office:value="9594" calcext:value-type="float">
            <text:p>9594</text:p>
          </table:table-cell>
          <table:table-cell table:style-name="ce4"/>
          <table:table-cell table:style-name="ce4" office:value-type="float" office:value="0.026618611" calcext:value-type="float">
            <text:p>0.0266186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6-30" calcext:value-type="date">
            <text:p>6/30/2009</text:p>
          </table:table-cell>
          <table:table-cell table:style-name="ce3" office:value-type="float" office:value="9341.99" calcext:value-type="float">
            <text:p>9341.99</text:p>
          </table:table-cell>
          <table:table-cell table:style-name="ce4"/>
          <table:table-cell table:style-name="ce4" office:value-type="float" office:value="-0.032240677" calcext:value-type="float">
            <text:p>-0.0322406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5-29" calcext:value-type="date">
            <text:p>5/29/2009</text:p>
          </table:table-cell>
          <table:table-cell table:style-name="ce3" office:value-type="float" office:value="9648.09" calcext:value-type="float">
            <text:p>9648.09</text:p>
          </table:table-cell>
          <table:table-cell table:style-name="ce4"/>
          <table:table-cell table:style-name="ce4" office:value-type="float" office:value="0.032541514" calcext:value-type="float">
            <text:p>0.0325415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4-30" calcext:value-type="date">
            <text:p>4/30/2009</text:p>
          </table:table-cell>
          <table:table-cell table:style-name="ce3" office:value-type="float" office:value="9339.18" calcext:value-type="float">
            <text:p>9339.18</text:p>
          </table:table-cell>
          <table:table-cell table:style-name="ce4"/>
          <table:table-cell table:style-name="ce4" office:value-type="float" office:value="0.232152139" calcext:value-type="float">
            <text:p>0.2321521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3-31" calcext:value-type="date">
            <text:p>3/31/2009</text:p>
          </table:table-cell>
          <table:table-cell table:style-name="ce3" office:value-type="float" office:value="7404.34" calcext:value-type="float">
            <text:p>7404.34</text:p>
          </table:table-cell>
          <table:table-cell table:style-name="ce4"/>
          <table:table-cell table:style-name="ce4" office:value-type="float" office:value="0.062386965" calcext:value-type="float">
            <text:p>0.0623869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2-27" calcext:value-type="date">
            <text:p>2/27/2009</text:p>
          </table:table-cell>
          <table:table-cell table:style-name="ce3" office:value-type="float" office:value="6956.52" calcext:value-type="float">
            <text:p>6956.52</text:p>
          </table:table-cell>
          <table:table-cell table:style-name="ce4"/>
          <table:table-cell table:style-name="ce4" office:value-type="float" office:value="-0.14815314" calcext:value-type="float">
            <text:p>-0.148153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9-01-30" calcext:value-type="date">
            <text:p>1/30/2009</text:p>
          </table:table-cell>
          <table:table-cell table:style-name="ce3" office:value-type="float" office:value="8067.41" calcext:value-type="float">
            <text:p>8067.41</text:p>
          </table:table-cell>
          <table:table-cell table:style-name="ce4"/>
          <table:table-cell table:style-name="ce4" office:value-type="float" office:value="-0.056618166" calcext:value-type="float">
            <text:p>-0.0566181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12-30" calcext:value-type="date">
            <text:p>12/30/2008</text:p>
          </table:table-cell>
          <table:table-cell table:style-name="ce3" office:value-type="float" office:value="8537.35" calcext:value-type="float">
            <text:p>8537.35</text:p>
          </table:table-cell>
          <table:table-cell table:style-name="ce4"/>
          <table:table-cell table:style-name="ce4" office:value-type="float" office:value="-0.035698971" calcext:value-type="float">
            <text:p>-0.0356989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11-28" calcext:value-type="date">
            <text:p>11/28/2008</text:p>
          </table:table-cell>
          <table:table-cell table:style-name="ce3" office:value-type="float" office:value="8847.63" calcext:value-type="float">
            <text:p>8847.63</text:p>
          </table:table-cell>
          <table:table-cell table:style-name="ce4"/>
          <table:table-cell table:style-name="ce4" office:value-type="float" office:value="-0.09469524" calcext:value-type="float">
            <text:p>-0.094695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10-31" calcext:value-type="date">
            <text:p>10/31/2008</text:p>
          </table:table-cell>
          <table:table-cell table:style-name="ce3" office:value-type="float" office:value="9726.41" calcext:value-type="float">
            <text:p>9726.41</text:p>
          </table:table-cell>
          <table:table-cell table:style-name="ce4"/>
          <table:table-cell table:style-name="ce4" office:value-type="float" office:value="-0.119065204" calcext:value-type="float">
            <text:p>-0.1190652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9-30" calcext:value-type="date">
            <text:p>9/30/2008</text:p>
          </table:table-cell>
          <table:table-cell table:style-name="ce3" office:value-type="float" office:value="10956.25" calcext:value-type="float">
            <text:p>10956.25</text:p>
          </table:table-cell>
          <table:table-cell table:style-name="ce4"/>
          <table:table-cell table:style-name="ce4" office:value-type="float" office:value="-0.203535519" calcext:value-type="float">
            <text:p>-0.2035355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8-29" calcext:value-type="date">
            <text:p>8/29/2008</text:p>
          </table:table-cell>
          <table:table-cell table:style-name="ce3" office:value-type="float" office:value="13429.39" calcext:value-type="float">
            <text:p>13429.39</text:p>
          </table:table-cell>
          <table:table-cell table:style-name="ce4"/>
          <table:table-cell table:style-name="ce4" office:value-type="float" office:value="0.002625305" calcext:value-type="float">
            <text:p>0.0026253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7-31" calcext:value-type="date">
            <text:p>7/31/2008</text:p>
          </table:table-cell>
          <table:table-cell table:style-name="ce3" office:value-type="float" office:value="13394.18" calcext:value-type="float">
            <text:p>13394.18</text:p>
          </table:table-cell>
          <table:table-cell table:style-name="ce4"/>
          <table:table-cell table:style-name="ce4" office:value-type="float" office:value="-0.011321215" calcext:value-type="float">
            <text:p>-0.0113212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6-30" calcext:value-type="date">
            <text:p>6/30/2008</text:p>
          </table:table-cell>
          <table:table-cell table:style-name="ce3" office:value-type="float" office:value="13546.68" calcext:value-type="float">
            <text:p>13546.68</text:p>
          </table:table-cell>
          <table:table-cell table:style-name="ce4"/>
          <table:table-cell table:style-name="ce4" office:value-type="float" office:value="-0.131622832" calcext:value-type="float">
            <text:p>-0.1316228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5-30" calcext:value-type="date">
            <text:p>5/30/2008</text:p>
          </table:table-cell>
          <table:table-cell table:style-name="ce3" office:value-type="float" office:value="15452.4" calcext:value-type="float">
            <text:p>15452.4</text:p>
          </table:table-cell>
          <table:table-cell table:style-name="ce4"/>
          <table:table-cell table:style-name="ce4" office:value-type="float" office:value="0.015204571" calcext:value-type="float">
            <text:p>0.0152045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4-30" calcext:value-type="date">
            <text:p>4/30/2008</text:p>
          </table:table-cell>
          <table:table-cell table:style-name="ce3" office:value-type="float" office:value="15219.23" calcext:value-type="float">
            <text:p>15219.23</text:p>
          </table:table-cell>
          <table:table-cell table:style-name="ce4"/>
          <table:table-cell table:style-name="ce4" office:value-type="float" office:value="0.015148429" calcext:value-type="float">
            <text:p>0.0151484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3-31" calcext:value-type="date">
            <text:p>3/31/2008</text:p>
          </table:table-cell>
          <table:table-cell table:style-name="ce3" office:value-type="float" office:value="14990.42" calcext:value-type="float">
            <text:p>14990.42</text:p>
          </table:table-cell>
          <table:table-cell table:style-name="ce4"/>
          <table:table-cell table:style-name="ce4" office:value-type="float" office:value="-0.072663054" calcext:value-type="float">
            <text:p>-0.0726630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2-29" calcext:value-type="date">
            <text:p>2/29/2008</text:p>
          </table:table-cell>
          <table:table-cell table:style-name="ce3" office:value-type="float" office:value="16120.22" calcext:value-type="float">
            <text:p>16120.22</text:p>
          </table:table-cell>
          <table:table-cell table:style-name="ce4"/>
          <table:table-cell table:style-name="ce4" office:value-type="float" office:value="0.01376408" calcext:value-type="float">
            <text:p>0.013764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8-01-31" calcext:value-type="date">
            <text:p>1/31/2008</text:p>
          </table:table-cell>
          <table:table-cell table:style-name="ce3" office:value-type="float" office:value="15899.86" calcext:value-type="float">
            <text:p>15899.86</text:p>
          </table:table-cell>
          <table:table-cell table:style-name="ce4"/>
          <table:table-cell table:style-name="ce4" office:value-type="float" office:value="-0.097769952" calcext:value-type="float">
            <text:p>-0.0977699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12-28" calcext:value-type="date">
            <text:p>12/28/2007</text:p>
          </table:table-cell>
          <table:table-cell table:style-name="ce3" office:value-type="float" office:value="17532.92" calcext:value-type="float">
            <text:p>17532.92</text:p>
          </table:table-cell>
          <table:table-cell table:style-name="ce4"/>
          <table:table-cell table:style-name="ce4" office:value-type="float" office:value="-0.02653536" calcext:value-type="float">
            <text:p>-0.026535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11-30" calcext:value-type="date">
            <text:p>11/30/2007</text:p>
          </table:table-cell>
          <table:table-cell table:style-name="ce3" office:value-type="float" office:value="18004.39" calcext:value-type="float">
            <text:p>18004.39</text:p>
          </table:table-cell>
          <table:table-cell table:style-name="ce4"/>
          <table:table-cell table:style-name="ce4" office:value-type="float" office:value="-0.050368982" calcext:value-type="float">
            <text:p>-0.05036898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10-31" calcext:value-type="date">
            <text:p>10/31/2007</text:p>
          </table:table-cell>
          <table:table-cell table:style-name="ce3" office:value-type="float" office:value="18934.48" calcext:value-type="float">
            <text:p>18934.48</text:p>
          </table:table-cell>
          <table:table-cell table:style-name="ce4"/>
          <table:table-cell table:style-name="ce4" office:value-type="float" office:value="0.019634335" calcext:value-type="float">
            <text:p>0.01963433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9-28" calcext:value-type="date">
            <text:p>9/28/2007</text:p>
          </table:table-cell>
          <table:table-cell table:style-name="ce3" office:value-type="float" office:value="18566.34" calcext:value-type="float">
            <text:p>18566.34</text:p>
          </table:table-cell>
          <table:table-cell table:style-name="ce4"/>
          <table:table-cell table:style-name="ce4" office:value-type="float" office:value="0.054581546" calcext:value-type="float">
            <text:p>0.0545815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8-31" calcext:value-type="date">
            <text:p>8/31/2007</text:p>
          </table:table-cell>
          <table:table-cell table:style-name="ce3" office:value-type="float" office:value="17580.12" calcext:value-type="float">
            <text:p>17580.12</text:p>
          </table:table-cell>
          <table:table-cell table:style-name="ce4"/>
          <table:table-cell table:style-name="ce4" office:value-type="float" office:value="0.031123627" calcext:value-type="float">
            <text:p>0.0311236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07-07-31" calcext:value-type="date">
            <text:p>7/31/2007</text:p>
          </table:table-cell>
          <table:table-cell table:style-name="ce3" office:value-type="float" office:value="17041.39" calcext:value-type="float">
            <text:p>17041.39</text:p>
          </table:table-cell>
          <table:table-cell table:style-name="ce4"/>
          <table:table-cell table:style-name="ce4" office:value-type="float" office:value="-0.005828747" calcext:value-type="float">
            <text:p>-0.00582874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6-29" calcext:value-type="date">
            <text:p>6/29/2007</text:p>
          </table:table-cell>
          <table:table-cell table:style-name="ce3" office:value-type="float" office:value="17141.01" calcext:value-type="float">
            <text:p>17141.01</text:p>
          </table:table-cell>
          <table:table-cell table:style-name="ce4"/>
          <table:table-cell table:style-name="ce4" office:value-type="float" office:value="-0.008506967" calcext:value-type="float">
            <text:p>-0.0085069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5-31" calcext:value-type="date">
            <text:p>5/31/2007</text:p>
          </table:table-cell>
          <table:table-cell table:style-name="ce3" office:value-type="float" office:value="17287.45" calcext:value-type="float">
            <text:p>17287.45</text:p>
          </table:table-cell>
          <table:table-cell table:style-name="ce4"/>
          <table:table-cell table:style-name="ce4" office:value-type="float" office:value="0.063378237" calcext:value-type="float">
            <text:p>0.0633782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4-30" calcext:value-type="date">
            <text:p>4/30/2007</text:p>
          </table:table-cell>
          <table:table-cell table:style-name="ce3" office:value-type="float" office:value="16225.8" calcext:value-type="float">
            <text:p>16225.8</text:p>
          </table:table-cell>
          <table:table-cell table:style-name="ce4"/>
          <table:table-cell table:style-name="ce4" office:value-type="float" office:value="0.058066966" calcext:value-type="float">
            <text:p>0.0580669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3-30" calcext:value-type="date">
            <text:p>3/30/2007</text:p>
          </table:table-cell>
          <table:table-cell table:style-name="ce3" office:value-type="float" office:value="15310.45" calcext:value-type="float">
            <text:p>15310.45</text:p>
          </table:table-cell>
          <table:table-cell table:style-name="ce4"/>
          <table:table-cell table:style-name="ce4" office:value-type="float" office:value="0.050456068" calcext:value-type="float">
            <text:p>0.0504560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2-28" calcext:value-type="date">
            <text:p>2/28/2007</text:p>
          </table:table-cell>
          <table:table-cell table:style-name="ce3" office:value-type="float" office:value="14557.11" calcext:value-type="float">
            <text:p>14557.11</text:p>
          </table:table-cell>
          <table:table-cell table:style-name="ce4"/>
          <table:table-cell table:style-name="ce4" office:value-type="float" office:value="-0.006110258" calcext:value-type="float">
            <text:p>-0.0061102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7-01-31" calcext:value-type="date">
            <text:p>1/31/2007</text:p>
          </table:table-cell>
          <table:table-cell table:style-name="ce3" office:value-type="float" office:value="14646.33" calcext:value-type="float">
            <text:p>14646.33</text:p>
          </table:table-cell>
          <table:table-cell table:style-name="ce4"/>
          <table:table-cell table:style-name="ce4" office:value-type="float" office:value="0.043585089" calcext:value-type="float">
            <text:p>0.0435850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12-29" calcext:value-type="date">
            <text:p>12/29/2006</text:p>
          </table:table-cell>
          <table:table-cell table:style-name="ce3" office:value-type="float" office:value="14021.68" calcext:value-type="float">
            <text:p>14021.68</text:p>
          </table:table-cell>
          <table:table-cell table:style-name="ce4"/>
          <table:table-cell table:style-name="ce4" office:value-type="float" office:value="0.040125608" calcext:value-type="float">
            <text:p>0.0401256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11-30" calcext:value-type="date">
            <text:p>11/30/2006</text:p>
          </table:table-cell>
          <table:table-cell table:style-name="ce3" office:value-type="float" office:value="13470.19" calcext:value-type="float">
            <text:p>13470.19</text:p>
          </table:table-cell>
          <table:table-cell table:style-name="ce4"/>
          <table:table-cell table:style-name="ce4" office:value-type="float" office:value="0.00610388" calcext:value-type="float">
            <text:p>0.006103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10-31" calcext:value-type="date">
            <text:p>10/31/2006</text:p>
          </table:table-cell>
          <table:table-cell table:style-name="ce3" office:value-type="float" office:value="13388.22" calcext:value-type="float">
            <text:p>13388.22</text:p>
          </table:table-cell>
          <table:table-cell table:style-name="ce4"/>
          <table:table-cell table:style-name="ce4" office:value-type="float" office:value="0.038366476" calcext:value-type="float">
            <text:p>0.0383664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9-29" calcext:value-type="date">
            <text:p>9/29/2006</text:p>
          </table:table-cell>
          <table:table-cell table:style-name="ce3" office:value-type="float" office:value="12884.29" calcext:value-type="float">
            <text:p>12884.29</text:p>
          </table:table-cell>
          <table:table-cell table:style-name="ce4"/>
          <table:table-cell table:style-name="ce4" office:value-type="float" office:value="-0.004858451" calcext:value-type="float">
            <text:p>-0.0048584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8-31" calcext:value-type="date">
            <text:p>8/31/2006</text:p>
          </table:table-cell>
          <table:table-cell table:style-name="ce3" office:value-type="float" office:value="12947.04" calcext:value-type="float">
            <text:p>12947.04</text:p>
          </table:table-cell>
          <table:table-cell table:style-name="ce4"/>
          <table:table-cell table:style-name="ce4" office:value-type="float" office:value="0.036254369" calcext:value-type="float">
            <text:p>0.0362543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7-31" calcext:value-type="date">
            <text:p>7/31/2006</text:p>
          </table:table-cell>
          <table:table-cell table:style-name="ce3" office:value-type="float" office:value="12486.06" calcext:value-type="float">
            <text:p>12486.06</text:p>
          </table:table-cell>
          <table:table-cell table:style-name="ce4"/>
          <table:table-cell table:style-name="ce4" office:value-type="float" office:value="-0.003817769" calcext:value-type="float">
            <text:p>-0.0038177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6-30" calcext:value-type="date">
            <text:p>6/30/2006</text:p>
          </table:table-cell>
          <table:table-cell table:style-name="ce3" office:value-type="float" office:value="12533.82" calcext:value-type="float">
            <text:p>12533.82</text:p>
          </table:table-cell>
          <table:table-cell table:style-name="ce4"/>
          <table:table-cell table:style-name="ce4" office:value-type="float" office:value="-0.017591541" calcext:value-type="float">
            <text:p>-0.01759154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5-31" calcext:value-type="date">
            <text:p>5/31/2006</text:p>
          </table:table-cell>
          <table:table-cell table:style-name="ce3" office:value-type="float" office:value="12756.26" calcext:value-type="float">
            <text:p>12756.26</text:p>
          </table:table-cell>
          <table:table-cell table:style-name="ce4"/>
          <table:table-cell table:style-name="ce4" office:value-type="float" office:value="-0.076900009" calcext:value-type="float">
            <text:p>-0.07690000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4-28" calcext:value-type="date">
            <text:p>4/28/2006</text:p>
          </table:table-cell>
          <table:table-cell table:style-name="ce3" office:value-type="float" office:value="13775.92" calcext:value-type="float">
            <text:p>13775.92</text:p>
          </table:table-cell>
          <table:table-cell table:style-name="ce4"/>
          <table:table-cell table:style-name="ce4" office:value-type="float" office:value="0.013501088" calcext:value-type="float">
            <text:p>0.0135010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3-31" calcext:value-type="date">
            <text:p>3/31/2006</text:p>
          </table:table-cell>
          <table:table-cell table:style-name="ce3" office:value-type="float" office:value="13591.18" calcext:value-type="float">
            <text:p>13591.18</text:p>
          </table:table-cell>
          <table:table-cell table:style-name="ce4"/>
          <table:table-cell table:style-name="ce4" office:value-type="float" office:value="0.081604989" calcext:value-type="float">
            <text:p>0.0816049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2-28" calcext:value-type="date">
            <text:p>2/28/2006</text:p>
          </table:table-cell>
          <table:table-cell table:style-name="ce3" office:value-type="float" office:value="12526.12" calcext:value-type="float">
            <text:p>12526.12</text:p>
          </table:table-cell>
          <table:table-cell table:style-name="ce4"/>
          <table:table-cell table:style-name="ce4" office:value-type="float" office:value="0.050320979" calcext:value-type="float">
            <text:p>0.0503209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6-01-31" calcext:value-type="date">
            <text:p>1/31/2006</text:p>
          </table:table-cell>
          <table:table-cell table:style-name="ce3" office:value-type="float" office:value="11911.39" calcext:value-type="float">
            <text:p>11911.39</text:p>
          </table:table-cell>
          <table:table-cell table:style-name="ce4"/>
          <table:table-cell table:style-name="ce4" office:value-type="float" office:value="0.034323173" calcext:value-type="float">
            <text:p>0.0343231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12-30" calcext:value-type="date">
            <text:p>12/30/2005</text:p>
          </table:table-cell>
          <table:table-cell table:style-name="ce3" office:value-type="float" office:value="11509.49" calcext:value-type="float">
            <text:p>11509.49</text:p>
          </table:table-cell>
          <table:table-cell table:style-name="ce4"/>
          <table:table-cell table:style-name="ce4" office:value-type="float" office:value="0.056158359" calcext:value-type="float">
            <text:p>0.0561583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11-30" calcext:value-type="date">
            <text:p>11/30/2005</text:p>
          </table:table-cell>
          <table:table-cell table:style-name="ce3" office:value-type="float" office:value="10880.95" calcext:value-type="float">
            <text:p>10880.95</text:p>
          </table:table-cell>
          <table:table-cell table:style-name="ce4"/>
          <table:table-cell table:style-name="ce4" office:value-type="float" office:value="0.02609163" calcext:value-type="float">
            <text:p>0.026091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10-31" calcext:value-type="date">
            <text:p>10/31/2005</text:p>
          </table:table-cell>
          <table:table-cell table:style-name="ce3" office:value-type="float" office:value="10600.72" calcext:value-type="float">
            <text:p>10600.72</text:p>
          </table:table-cell>
          <table:table-cell table:style-name="ce4"/>
          <table:table-cell table:style-name="ce4" office:value-type="float" office:value="-0.044734968" calcext:value-type="float">
            <text:p>-0.0447349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9-30" calcext:value-type="date">
            <text:p>9/30/2005</text:p>
          </table:table-cell>
          <table:table-cell table:style-name="ce3" office:value-type="float" office:value="11085.71" calcext:value-type="float">
            <text:p>11085.71</text:p>
          </table:table-cell>
          <table:table-cell table:style-name="ce4"/>
          <table:table-cell table:style-name="ce4" office:value-type="float" office:value="0.067343716" calcext:value-type="float">
            <text:p>0.0673437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8-31" calcext:value-type="date">
            <text:p>8/31/2005</text:p>
          </table:table-cell>
          <table:table-cell table:style-name="ce3" office:value-type="float" office:value="10363.74" calcext:value-type="float">
            <text:p>10363.74</text:p>
          </table:table-cell>
          <table:table-cell table:style-name="ce4"/>
          <table:table-cell table:style-name="ce4" office:value-type="float" office:value="0.000493187" calcext:value-type="float">
            <text:p>0.0004931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7-29" calcext:value-type="date">
            <text:p>7/29/2005</text:p>
          </table:table-cell>
          <table:table-cell table:style-name="ce3" office:value-type="float" office:value="10358.63" calcext:value-type="float">
            <text:p>10358.63</text:p>
          </table:table-cell>
          <table:table-cell table:style-name="ce4"/>
          <table:table-cell table:style-name="ce4" office:value-type="float" office:value="0.015458739" calcext:value-type="float">
            <text:p>0.0154587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6-30" calcext:value-type="date">
            <text:p>6/30/2005</text:p>
          </table:table-cell>
          <table:table-cell table:style-name="ce3" office:value-type="float" office:value="10199.73" calcext:value-type="float">
            <text:p>10199.73</text:p>
          </table:table-cell>
          <table:table-cell table:style-name="ce4"/>
          <table:table-cell table:style-name="ce4" office:value-type="float" office:value="0.035259406" calcext:value-type="float">
            <text:p>0.0352594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5-31" calcext:value-type="date">
            <text:p>5/31/2005</text:p>
          </table:table-cell>
          <table:table-cell table:style-name="ce3" office:value-type="float" office:value="9846.36" calcext:value-type="float">
            <text:p>9846.36</text:p>
          </table:table-cell>
          <table:table-cell table:style-name="ce4"/>
          <table:table-cell table:style-name="ce4" office:value-type="float" office:value="0.07213231" calcext:value-type="float">
            <text:p>0.072132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4-29" calcext:value-type="date">
            <text:p>4/29/2005</text:p>
          </table:table-cell>
          <table:table-cell table:style-name="ce3" office:value-type="float" office:value="9161.13" calcext:value-type="float">
            <text:p>9161.13</text:p>
          </table:table-cell>
          <table:table-cell table:style-name="ce4"/>
          <table:table-cell table:style-name="ce4" office:value-type="float" office:value="0.006176573" calcext:value-type="float">
            <text:p>0.0061765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3-31" calcext:value-type="date">
            <text:p>3/31/2005</text:p>
          </table:table-cell>
          <table:table-cell table:style-name="ce3" office:value-type="float" office:value="9104.72" calcext:value-type="float">
            <text:p>9104.72</text:p>
          </table:table-cell>
          <table:table-cell table:style-name="ce4"/>
          <table:table-cell table:style-name="ce4" office:value-type="float" office:value="-0.002813259" calcext:value-type="float">
            <text:p>-0.0028132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2-28" calcext:value-type="date">
            <text:p>2/28/2005</text:p>
          </table:table-cell>
          <table:table-cell table:style-name="ce3" office:value-type="float" office:value="9130.37" calcext:value-type="float">
            <text:p>9130.37</text:p>
          </table:table-cell>
          <table:table-cell table:style-name="ce4"/>
          <table:table-cell table:style-name="ce4" office:value-type="float" office:value="0.056330429" calcext:value-type="float">
            <text:p>0.0563304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5-01-31" calcext:value-type="date">
            <text:p>1/31/2005</text:p>
          </table:table-cell>
          <table:table-cell table:style-name="ce3" office:value-type="float" office:value="8630.27" calcext:value-type="float">
            <text:p>8630.27</text:p>
          </table:table-cell>
          <table:table-cell table:style-name="ce4"/>
          <table:table-cell table:style-name="ce4" office:value-type="float" office:value="0.013730721" calcext:value-type="float">
            <text:p>0.0137307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12-30" calcext:value-type="date">
            <text:p>12/30/2004</text:p>
          </table:table-cell>
          <table:table-cell table:style-name="ce3" office:value-type="float" office:value="8512.58" calcext:value-type="float">
            <text:p>8512.58</text:p>
          </table:table-cell>
          <table:table-cell table:style-name="ce4"/>
          <table:table-cell table:style-name="ce4" office:value-type="float" office:value="-0.023789724" calcext:value-type="float">
            <text:p>-0.0237897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11-30" calcext:value-type="date">
            <text:p>11/30/2004</text:p>
          </table:table-cell>
          <table:table-cell table:style-name="ce3" office:value-type="float" office:value="8717.52" calcext:value-type="float">
            <text:p>8717.52</text:p>
          </table:table-cell>
          <table:table-cell table:style-name="ce4"/>
          <table:table-cell table:style-name="ce4" office:value-type="float" office:value="0.047188297" calcext:value-type="float">
            <text:p>0.0471882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10-29" calcext:value-type="date">
            <text:p>10/29/2004</text:p>
          </table:table-cell>
          <table:table-cell table:style-name="ce3" office:value-type="float" office:value="8315.71" calcext:value-type="float">
            <text:p>8315.71</text:p>
          </table:table-cell>
          <table:table-cell table:style-name="ce4"/>
          <table:table-cell table:style-name="ce4" office:value-type="float" office:value="0.0543111" calcext:value-type="float">
            <text:p>0.05431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9-30" calcext:value-type="date">
            <text:p>9/30/2004</text:p>
          </table:table-cell>
          <table:table-cell table:style-name="ce3" office:value-type="float" office:value="7876.12" calcext:value-type="float">
            <text:p>7876.12</text:p>
          </table:table-cell>
          <table:table-cell table:style-name="ce4"/>
          <table:table-cell table:style-name="ce4" office:value-type="float" office:value="0.063507411" calcext:value-type="float">
            <text:p>0.0635074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8-31" calcext:value-type="date">
            <text:p>8/31/2004</text:p>
          </table:table-cell>
          <table:table-cell table:style-name="ce3" office:value-type="float" office:value="7391.48" calcext:value-type="float">
            <text:p>7391.48</text:p>
          </table:table-cell>
          <table:table-cell table:style-name="ce4"/>
          <table:table-cell table:style-name="ce4" office:value-type="float" office:value="0.002199541" calcext:value-type="float">
            <text:p>0.00219954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7-30" calcext:value-type="date">
            <text:p>7/30/2004</text:p>
          </table:table-cell>
          <table:table-cell table:style-name="ce3" office:value-type="float" office:value="7375.24" calcext:value-type="float">
            <text:p>7375.24</text:p>
          </table:table-cell>
          <table:table-cell table:style-name="ce4"/>
          <table:table-cell table:style-name="ce4" office:value-type="float" office:value="-0.076707508" calcext:value-type="float">
            <text:p>-0.0767075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6-30" calcext:value-type="date">
            <text:p>6/30/2004</text:p>
          </table:table-cell>
          <table:table-cell table:style-name="ce3" office:value-type="float" office:value="7963.24" calcext:value-type="float">
            <text:p>7963.24</text:p>
          </table:table-cell>
          <table:table-cell table:style-name="ce4"/>
          <table:table-cell table:style-name="ce4" office:value-type="float" office:value="0.045023301" calcext:value-type="float">
            <text:p>0.0450233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5-31" calcext:value-type="date">
            <text:p>5/31/2004</text:p>
          </table:table-cell>
          <table:table-cell table:style-name="ce3" office:value-type="float" office:value="7612.66" calcext:value-type="float">
            <text:p>7612.66</text:p>
          </table:table-cell>
          <table:table-cell table:style-name="ce4"/>
          <table:table-cell table:style-name="ce4" office:value-type="float" office:value="-0.026059553" calcext:value-type="float">
            <text:p>-0.0260595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4-30" calcext:value-type="date">
            <text:p>4/30/2004</text:p>
          </table:table-cell>
          <table:table-cell table:style-name="ce3" office:value-type="float" office:value="7813.65" calcext:value-type="float">
            <text:p>7813.65</text:p>
          </table:table-cell>
          <table:table-cell table:style-name="ce4"/>
          <table:table-cell table:style-name="ce4" office:value-type="float" office:value="-0.148455972" calcext:value-type="float">
            <text:p>-0.1484559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3-31" calcext:value-type="date">
            <text:p>3/31/2004</text:p>
          </table:table-cell>
          <table:table-cell table:style-name="ce3" office:value-type="float" office:value="9064.16" calcext:value-type="float">
            <text:p>9064.16</text:p>
          </table:table-cell>
          <table:table-cell table:style-name="ce4"/>
          <table:table-cell table:style-name="ce4" office:value-type="float" office:value="-0.016952497" calcext:value-type="float">
            <text:p>-0.0169524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04-02-27" calcext:value-type="date">
            <text:p>2/27/2004</text:p>
          </table:table-cell>
          <table:table-cell table:style-name="ce3" office:value-type="float" office:value="9219.13" calcext:value-type="float">
            <text:p>9219.13</text:p>
          </table:table-cell>
          <table:table-cell table:style-name="ce4"/>
          <table:table-cell table:style-name="ce4" office:value-type="float" office:value="0.04748964" calcext:value-type="float">
            <text:p>0.047489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4-01-30" calcext:value-type="date">
            <text:p>1/30/2004</text:p>
          </table:table-cell>
          <table:table-cell table:style-name="ce3" office:value-type="float" office:value="8791.55" calcext:value-type="float">
            <text:p>8791.55</text:p>
          </table:table-cell>
          <table:table-cell table:style-name="ce4"/>
          <table:table-cell table:style-name="ce4" office:value-type="float" office:value="0.105247408" calcext:value-type="float">
            <text:p>0.1052474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12-30" calcext:value-type="date">
            <text:p>12/30/2003</text:p>
          </table:table-cell>
          <table:table-cell table:style-name="ce3" office:value-type="float" office:value="7913.29" calcext:value-type="float">
            <text:p>7913.29</text:p>
          </table:table-cell>
          <table:table-cell table:style-name="ce4"/>
          <table:table-cell table:style-name="ce4" office:value-type="float" office:value="-0.049454949" calcext:value-type="float">
            <text:p>-0.0494549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11-28" calcext:value-type="date">
            <text:p>11/28/2003</text:p>
          </table:table-cell>
          <table:table-cell table:style-name="ce3" office:value-type="float" office:value="8314.48" calcext:value-type="float">
            <text:p>8314.48</text:p>
          </table:table-cell>
          <table:table-cell table:style-name="ce4"/>
          <table:table-cell table:style-name="ce4" office:value-type="float" office:value="0.028036319" calcext:value-type="float">
            <text:p>0.0280363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10-31" calcext:value-type="date">
            <text:p>10/31/2003</text:p>
          </table:table-cell>
          <table:table-cell table:style-name="ce3" office:value-type="float" office:value="8084.61" calcext:value-type="float">
            <text:p>8084.61</text:p>
          </table:table-cell>
          <table:table-cell table:style-name="ce4"/>
          <table:table-cell table:style-name="ce4" office:value-type="float" office:value="0.096003713" calcext:value-type="float">
            <text:p>0.0960037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9-30" calcext:value-type="date">
            <text:p>9/30/2003</text:p>
          </table:table-cell>
          <table:table-cell table:style-name="ce3" office:value-type="float" office:value="7344.55" calcext:value-type="float">
            <text:p>7344.55</text:p>
          </table:table-cell>
          <table:table-cell table:style-name="ce4"/>
          <table:table-cell table:style-name="ce4" office:value-type="float" office:value="-0.067882771" calcext:value-type="float">
            <text:p>-0.0678827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8-29" calcext:value-type="date">
            <text:p>8/29/2003</text:p>
          </table:table-cell>
          <table:table-cell table:style-name="ce3" office:value-type="float" office:value="7860.43" calcext:value-type="float">
            <text:p>7860.43</text:p>
          </table:table-cell>
          <table:table-cell table:style-name="ce4"/>
          <table:table-cell table:style-name="ce4" office:value-type="float" office:value="0.077463481" calcext:value-type="float">
            <text:p>0.0774634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7-31" calcext:value-type="date">
            <text:p>7/31/2003</text:p>
          </table:table-cell>
          <table:table-cell table:style-name="ce3" office:value-type="float" office:value="7274.52" calcext:value-type="float">
            <text:p>7274.52</text:p>
          </table:table-cell>
          <table:table-cell table:style-name="ce4"/>
          <table:table-cell table:style-name="ce4" office:value-type="float" office:value="0.006080706" calcext:value-type="float">
            <text:p>0.0060807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6-30" calcext:value-type="date">
            <text:p>6/30/2003</text:p>
          </table:table-cell>
          <table:table-cell table:style-name="ce3" office:value-type="float" office:value="7230.42" calcext:value-type="float">
            <text:p>7230.42</text:p>
          </table:table-cell>
          <table:table-cell table:style-name="ce4"/>
          <table:table-cell table:style-name="ce4" office:value-type="float" office:value="-0.016716064" calcext:value-type="float">
            <text:p>-0.0167160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5-30" calcext:value-type="date">
            <text:p>5/30/2003</text:p>
          </table:table-cell>
          <table:table-cell table:style-name="ce3" office:value-type="float" office:value="7352.3" calcext:value-type="float">
            <text:p>7352.3</text:p>
          </table:table-cell>
          <table:table-cell table:style-name="ce4"/>
          <table:table-cell table:style-name="ce4" office:value-type="float" office:value="-0.003189826" calcext:value-type="float">
            <text:p>-0.0031898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4-30" calcext:value-type="date">
            <text:p>4/30/2003</text:p>
          </table:table-cell>
          <table:table-cell table:style-name="ce3" office:value-type="float" office:value="7375.79" calcext:value-type="float">
            <text:p>7375.79</text:p>
          </table:table-cell>
          <table:table-cell table:style-name="ce4"/>
          <table:table-cell table:style-name="ce4" office:value-type="float" office:value="0.143147984" calcext:value-type="float">
            <text:p>0.14314798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03-03-31" calcext:value-type="date">
            <text:p>3/31/2003</text:p>
          </table:table-cell>
          <table:table-cell table:style-name="ce3" office:value-type="float" office:value="6392.05" calcext:value-type="float">
            <text:p>6392.05</text:p>
          </table:table-cell>
          <table:table-cell table:style-name="ce4"/>
          <table:table-cell table:style-name="ce4" office:value-type="float" office:value="0.011199756" calcext:value-type="float">
            <text:p>0.0111997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2-28" calcext:value-type="date">
            <text:p>2/28/2003</text:p>
          </table:table-cell>
          <table:table-cell table:style-name="ce3" office:value-type="float" office:value="6320.86" calcext:value-type="float">
            <text:p>6320.86</text:p>
          </table:table-cell>
          <table:table-cell table:style-name="ce4"/>
          <table:table-cell table:style-name="ce4" office:value-type="float" office:value="-0.040092841" calcext:value-type="float">
            <text:p>-0.0400928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3-01-31" calcext:value-type="date">
            <text:p>1/31/2003</text:p>
          </table:table-cell>
          <table:table-cell table:style-name="ce3" office:value-type="float" office:value="6579.43" calcext:value-type="float">
            <text:p>6579.43</text:p>
          </table:table-cell>
          <table:table-cell table:style-name="ce4"/>
          <table:table-cell table:style-name="ce4" office:value-type="float" office:value="-0.102975096" calcext:value-type="float">
            <text:p>-0.1029750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12-30" calcext:value-type="date">
            <text:p>12/30/2002</text:p>
          </table:table-cell>
          <table:table-cell table:style-name="ce3" office:value-type="float" office:value="7293.06" calcext:value-type="float">
            <text:p>7293.06</text:p>
          </table:table-cell>
          <table:table-cell table:style-name="ce4"/>
          <table:table-cell table:style-name="ce4" office:value-type="float" office:value="-0.164049145" calcext:value-type="float">
            <text:p>-0.1640491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02-11-29" calcext:value-type="date">
            <text:p>11/29/2002</text:p>
          </table:table-cell>
          <table:table-cell table:style-name="ce3" office:value-type="float" office:value="8593.21" calcext:value-type="float">
            <text:p>8593.21</text:p>
          </table:table-cell>
          <table:table-cell table:style-name="ce4"/>
          <table:table-cell table:style-name="ce4" office:value-type="float" office:value="0.111186823" calcext:value-type="float">
            <text:p>0.1111868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10-31" calcext:value-type="date">
            <text:p>10/31/2002</text:p>
          </table:table-cell>
          <table:table-cell table:style-name="ce3" office:value-type="float" office:value="7688.96" calcext:value-type="float">
            <text:p>7688.96</text:p>
          </table:table-cell>
          <table:table-cell table:style-name="ce4"/>
          <table:table-cell table:style-name="ce4" office:value-type="float" office:value="0.15939267" calcext:value-type="float">
            <text:p>0.159392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9-30" calcext:value-type="date">
            <text:p>9/30/2002</text:p>
          </table:table-cell>
          <table:table-cell table:style-name="ce3" office:value-type="float" office:value="6556.08" calcext:value-type="float">
            <text:p>6556.08</text:p>
          </table:table-cell>
          <table:table-cell table:style-name="ce4"/>
          <table:table-cell table:style-name="ce4" office:value-type="float" office:value="-0.058892533" calcext:value-type="float">
            <text:p>-0.0588925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8-30" calcext:value-type="date">
            <text:p>8/30/2002</text:p>
          </table:table-cell>
          <table:table-cell table:style-name="ce3" office:value-type="float" office:value="6953.78" calcext:value-type="float">
            <text:p>6953.78</text:p>
          </table:table-cell>
          <table:table-cell table:style-name="ce4"/>
          <table:table-cell table:style-name="ce4" office:value-type="float" office:value="0.031189864" calcext:value-type="float">
            <text:p>0.0311898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7-31" calcext:value-type="date">
            <text:p>7/31/2002</text:p>
          </table:table-cell>
          <table:table-cell table:style-name="ce3" office:value-type="float" office:value="6740.24" calcext:value-type="float">
            <text:p>6740.24</text:p>
          </table:table-cell>
          <table:table-cell table:style-name="ce4"/>
          <table:table-cell table:style-name="ce4" office:value-type="float" office:value="-0.127417632" calcext:value-type="float">
            <text:p>-0.1274176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6-28" calcext:value-type="date">
            <text:p>6/28/2002</text:p>
          </table:table-cell>
          <table:table-cell table:style-name="ce3" office:value-type="float" office:value="7656.18" calcext:value-type="float">
            <text:p>7656.18</text:p>
          </table:table-cell>
          <table:table-cell table:style-name="ce4"/>
          <table:table-cell table:style-name="ce4" office:value-type="float" office:value="-0.04497408" calcext:value-type="float">
            <text:p>-0.044974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5-31" calcext:value-type="date">
            <text:p>5/31/2002</text:p>
          </table:table-cell>
          <table:table-cell table:style-name="ce3" office:value-type="float" office:value="8008.37" calcext:value-type="float">
            <text:p>8008.37</text:p>
          </table:table-cell>
          <table:table-cell table:style-name="ce4"/>
          <table:table-cell table:style-name="ce4" office:value-type="float" office:value="-0.072794733" calcext:value-type="float">
            <text:p>-0.0727947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4-30" calcext:value-type="date">
            <text:p>4/30/2002</text:p>
          </table:table-cell>
          <table:table-cell table:style-name="ce3" office:value-type="float" office:value="8613.08" calcext:value-type="float">
            <text:p>8613.08</text:p>
          </table:table-cell>
          <table:table-cell table:style-name="ce4"/>
          <table:table-cell table:style-name="ce4" office:value-type="float" office:value="-0.170896295" calcext:value-type="float">
            <text:p>-0.1708962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3-27" calcext:value-type="date">
            <text:p>3/27/2002</text:p>
          </table:table-cell>
          <table:table-cell table:style-name="ce3" office:value-type="float" office:value="10218.28" calcext:value-type="float">
            <text:p>10218.28</text:p>
          </table:table-cell>
          <table:table-cell table:style-name="ce4"/>
          <table:table-cell table:style-name="ce4" office:value-type="float" office:value="0.013118195" calcext:value-type="float">
            <text:p>0.0131181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2-28" calcext:value-type="date">
            <text:p>2/28/2002</text:p>
          </table:table-cell>
          <table:table-cell table:style-name="ce3" office:value-type="float" office:value="10085.11" calcext:value-type="float">
            <text:p>10085.11</text:p>
          </table:table-cell>
          <table:table-cell table:style-name="ce4"/>
          <table:table-cell table:style-name="ce4" office:value-type="float" office:value="-0.036601625" calcext:value-type="float">
            <text:p>-0.0366016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2-01-31" calcext:value-type="date">
            <text:p>1/31/2002</text:p>
          </table:table-cell>
          <table:table-cell table:style-name="ce3" office:value-type="float" office:value="10461.08" calcext:value-type="float">
            <text:p>10461.08</text:p>
          </table:table-cell>
          <table:table-cell table:style-name="ce4"/>
          <table:table-cell table:style-name="ce4" office:value-type="float" office:value="-0.03704885" calcext:value-type="float">
            <text:p>-0.037048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12-28" calcext:value-type="date">
            <text:p>12/28/2001</text:p>
          </table:table-cell>
          <table:table-cell table:style-name="ce3" office:value-type="float" office:value="10855.92" calcext:value-type="float">
            <text:p>10855.92</text:p>
          </table:table-cell>
          <table:table-cell table:style-name="ce4"/>
          <table:table-cell table:style-name="ce4" office:value-type="float" office:value="0.067036868" calcext:value-type="float">
            <text:p>0.0670368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11-30" calcext:value-type="date">
            <text:p>11/30/2001</text:p>
          </table:table-cell>
          <table:table-cell table:style-name="ce3" office:value-type="float" office:value="10152.03" calcext:value-type="float">
            <text:p>10152.03</text:p>
          </table:table-cell>
          <table:table-cell table:style-name="ce4"/>
          <table:table-cell table:style-name="ce4" office:value-type="float" office:value="0.090383423" calcext:value-type="float">
            <text:p>0.0903834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10-31" calcext:value-type="date">
            <text:p>10/31/2001</text:p>
          </table:table-cell>
          <table:table-cell table:style-name="ce3" office:value-type="float" office:value="9274.7" calcext:value-type="float">
            <text:p>9274.7</text:p>
          </table:table-cell>
          <table:table-cell table:style-name="ce4"/>
          <table:table-cell table:style-name="ce4" office:value-type="float" office:value="0.202480477" calcext:value-type="float">
            <text:p>0.2024804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9-28" calcext:value-type="date">
            <text:p>9/28/2001</text:p>
          </table:table-cell>
          <table:table-cell table:style-name="ce3" office:value-type="float" office:value="7574.67" calcext:value-type="float">
            <text:p>7574.67</text:p>
          </table:table-cell>
          <table:table-cell table:style-name="ce4"/>
          <table:table-cell table:style-name="ce4" office:value-type="float" office:value="-0.027824377" calcext:value-type="float">
            <text:p>-0.0278243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8-31" calcext:value-type="date">
            <text:p>8/31/2001</text:p>
          </table:table-cell>
          <table:table-cell table:style-name="ce3" office:value-type="float" office:value="7788.39" calcext:value-type="float">
            <text:p>7788.39</text:p>
          </table:table-cell>
          <table:table-cell table:style-name="ce4"/>
          <table:table-cell table:style-name="ce4" office:value-type="float" office:value="-0.223385164" calcext:value-type="float">
            <text:p>-0.2233851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7-31" calcext:value-type="date">
            <text:p>7/31/2001</text:p>
          </table:table-cell>
          <table:table-cell table:style-name="ce3" office:value-type="float" office:value="9737.84" calcext:value-type="float">
            <text:p>9737.84</text:p>
          </table:table-cell>
          <table:table-cell table:style-name="ce4"/>
          <table:table-cell table:style-name="ce4" office:value-type="float" office:value="-0.061414436" calcext:value-type="float">
            <text:p>-0.0614144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6-29" calcext:value-type="date">
            <text:p>6/29/2001</text:p>
          </table:table-cell>
          <table:table-cell table:style-name="ce3" office:value-type="float" office:value="10354.63" calcext:value-type="float">
            <text:p>10354.63</text:p>
          </table:table-cell>
          <table:table-cell table:style-name="ce4"/>
          <table:table-cell table:style-name="ce4" office:value-type="float" office:value="-0.182637308" calcext:value-type="float">
            <text:p>-0.1826373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date" office:date-value="2001-05-31" calcext:value-type="date">
            <text:p>5/31/2001</text:p>
          </table:table-cell>
          <table:table-cell table:style-name="ce3" office:value-type="float" office:value="12429.48" calcext:value-type="float">
            <text:p>12429.48</text:p>
          </table:table-cell>
          <table:table-cell table:style-name="ce4"/>
          <table:table-cell table:style-name="ce4" office:value-type="float" office:value="-0.056018314" calcext:value-type="float">
            <text:p>-0.0560183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4-30" calcext:value-type="date">
            <text:p>4/30/2001</text:p>
          </table:table-cell>
          <table:table-cell table:style-name="ce3" office:value-type="float" office:value="13145.63" calcext:value-type="float">
            <text:p>13145.63</text:p>
          </table:table-cell>
          <table:table-cell table:style-name="ce4"/>
          <table:table-cell table:style-name="ce4" office:value-type="float" office:value="0.256591128" calcext:value-type="float">
            <text:p>0.256591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3-30" calcext:value-type="date">
            <text:p>3/30/2001</text:p>
          </table:table-cell>
          <table:table-cell table:style-name="ce3" office:value-type="float" office:value="10170.57" calcext:value-type="float">
            <text:p>10170.57</text:p>
          </table:table-cell>
          <table:table-cell table:style-name="ce4"/>
          <table:table-cell table:style-name="ce4" office:value-type="float" office:value="0.044889887" calcext:value-type="float">
            <text:p>0.0448898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2-28" calcext:value-type="date">
            <text:p>2/28/2001</text:p>
          </table:table-cell>
          <table:table-cell table:style-name="ce3" office:value-type="float" office:value="9724.11" calcext:value-type="float">
            <text:p>9724.11</text:p>
          </table:table-cell>
          <table:table-cell table:style-name="ce4"/>
          <table:table-cell table:style-name="ce4" office:value-type="float" office:value="-0.313042878" calcext:value-type="float">
            <text:p>-0.3130428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1-01-31" calcext:value-type="date">
            <text:p>1/31/2001</text:p>
          </table:table-cell>
          <table:table-cell table:style-name="ce3" office:value-type="float" office:value="13298.5" calcext:value-type="float">
            <text:p>13298.5</text:p>
          </table:table-cell>
          <table:table-cell table:style-name="ce4"/>
          <table:table-cell table:style-name="ce4" office:value-type="float" office:value="-0.162698896" calcext:value-type="float">
            <text:p>-0.1626988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12-29" calcext:value-type="date">
            <text:p>12/29/2000</text:p>
          </table:table-cell>
          <table:table-cell table:style-name="ce3" office:value-type="float" office:value="15648.11" calcext:value-type="float">
            <text:p>15648.11</text:p>
          </table:table-cell>
          <table:table-cell table:style-name="ce4"/>
          <table:table-cell table:style-name="ce4" office:value-type="float" office:value="-0.0040797" calcext:value-type="float">
            <text:p>-0.00407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11-30" calcext:value-type="date">
            <text:p>11/30/2000</text:p>
          </table:table-cell>
          <table:table-cell table:style-name="ce3" office:value-type="float" office:value="15712.08" calcext:value-type="float">
            <text:p>15712.08</text:p>
          </table:table-cell>
          <table:table-cell table:style-name="ce4"/>
          <table:table-cell table:style-name="ce4" office:value-type="float" office:value="-0.026512639" calcext:value-type="float">
            <text:p>-0.0265126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10-31" calcext:value-type="date">
            <text:p>10/31/2000</text:p>
          </table:table-cell>
          <table:table-cell table:style-name="ce3" office:value-type="float" office:value="16134.22" calcext:value-type="float">
            <text:p>16134.22</text:p>
          </table:table-cell>
          <table:table-cell table:style-name="ce4"/>
          <table:table-cell table:style-name="ce4" office:value-type="float" office:value="0.029834707" calcext:value-type="float">
            <text:p>0.02983470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9-29" calcext:value-type="date">
            <text:p>9/29/2000</text:p>
          </table:table-cell>
          <table:table-cell table:style-name="ce3" office:value-type="float" office:value="15659.97" calcext:value-type="float">
            <text:p>15659.97</text:p>
          </table:table-cell>
          <table:table-cell table:style-name="ce4"/>
          <table:table-cell table:style-name="ce4" office:value-type="float" office:value="-0.079919063" calcext:value-type="float">
            <text:p>-0.0799190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8-31" calcext:value-type="date">
            <text:p>8/31/2000</text:p>
          </table:table-cell>
          <table:table-cell table:style-name="ce3" office:value-type="float" office:value="16962.87" calcext:value-type="float">
            <text:p>16962.87</text:p>
          </table:table-cell>
          <table:table-cell table:style-name="ce4"/>
          <table:table-cell table:style-name="ce4" office:value-type="float" office:value="0.013784471" calcext:value-type="float">
            <text:p>0.0137844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7-31" calcext:value-type="date">
            <text:p>7/31/2000</text:p>
          </table:table-cell>
          <table:table-cell table:style-name="ce3" office:value-type="float" office:value="16730.65" calcext:value-type="float">
            <text:p>16730.65</text:p>
          </table:table-cell>
          <table:table-cell table:style-name="ce4"/>
          <table:table-cell table:style-name="ce4" office:value-type="float" office:value="-0.087126528" calcext:value-type="float">
            <text:p>-0.0871265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6-30" calcext:value-type="date">
            <text:p>6/30/2000</text:p>
          </table:table-cell>
          <table:table-cell table:style-name="ce3" office:value-type="float" office:value="18253.72" calcext:value-type="float">
            <text:p>18253.72</text:p>
          </table:table-cell>
          <table:table-cell table:style-name="ce4"/>
          <table:table-cell table:style-name="ce4" office:value-type="float" office:value="-0.037292546" calcext:value-type="float">
            <text:p>-0.0372925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5-31" calcext:value-type="date">
            <text:p>5/31/2000</text:p>
          </table:table-cell>
          <table:table-cell table:style-name="ce3" office:value-type="float" office:value="18947.3" calcext:value-type="float">
            <text:p>18947.3</text:p>
          </table:table-cell>
          <table:table-cell table:style-name="ce4"/>
          <table:table-cell table:style-name="ce4" office:value-type="float" office:value="-0.11268685" calcext:value-type="float">
            <text:p>-0.112686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4-28" calcext:value-type="date">
            <text:p>4/28/2000</text:p>
          </table:table-cell>
          <table:table-cell table:style-name="ce3" office:value-type="float" office:value="21207.36" calcext:value-type="float">
            <text:p>21207.36</text:p>
          </table:table-cell>
          <table:table-cell table:style-name="ce4"/>
          <table:table-cell table:style-name="ce4" office:value-type="float" office:value="0.06526608" calcext:value-type="float">
            <text:p>0.065266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3-31" calcext:value-type="date">
            <text:p>3/31/2000</text:p>
          </table:table-cell>
          <table:table-cell table:style-name="ce3" office:value-type="float" office:value="19867.44" calcext:value-type="float">
            <text:p>19867.44</text:p>
          </table:table-cell>
          <table:table-cell table:style-name="ce4"/>
          <table:table-cell table:style-name="ce4" office:value-type="float" office:value="0.02932899" calcext:value-type="float">
            <text:p>0.029328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2-29" calcext:value-type="date">
            <text:p>2/29/2000</text:p>
          </table:table-cell>
          <table:table-cell table:style-name="ce3" office:value-type="float" office:value="19293.21" calcext:value-type="float">
            <text:p>19293.21</text:p>
          </table:table-cell>
          <table:table-cell table:style-name="ce4"/>
          <table:table-cell table:style-name="ce4" office:value-type="float" office:value="0.08386473" calcext:value-type="float">
            <text:p>0.083864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2000-01-31" calcext:value-type="date">
            <text:p>1/31/2000</text:p>
          </table:table-cell>
          <table:table-cell table:style-name="ce3" office:value-type="float" office:value="17741.18" calcext:value-type="float">
            <text:p>17741.18</text:p>
          </table:table-cell>
          <table:table-cell table:style-name="ce4"/>
          <table:table-cell table:style-name="ce4" office:value-type="float" office:value="0.027991134" calcext:value-type="float">
            <text:p>0.0279911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12-30" calcext:value-type="date">
            <text:p>12/30/1999</text:p>
          </table:table-cell>
          <table:table-cell table:style-name="ce3" office:value-type="float" office:value="17251.47" calcext:value-type="float">
            <text:p>17251.47</text:p>
          </table:table-cell>
          <table:table-cell table:style-name="ce4"/>
          <table:table-cell table:style-name="ce4" office:value-type="float" office:value="0.25750595" calcext:value-type="float">
            <text:p>0.257505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11-30" calcext:value-type="date">
            <text:p>11/30/1999</text:p>
          </table:table-cell>
          <table:table-cell table:style-name="ce3" office:value-type="float" office:value="13334.99" calcext:value-type="float">
            <text:p>13334.99</text:p>
          </table:table-cell>
          <table:table-cell table:style-name="ce4"/>
          <table:table-cell table:style-name="ce4" office:value-type="float" office:value="0.219485269" calcext:value-type="float">
            <text:p>0.2194852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10-29" calcext:value-type="date">
            <text:p>10/29/1999</text:p>
          </table:table-cell>
          <table:table-cell table:style-name="ce3" office:value-type="float" office:value="10707.09" calcext:value-type="float">
            <text:p>10707.09</text:p>
          </table:table-cell>
          <table:table-cell table:style-name="ce4"/>
          <table:table-cell table:style-name="ce4" office:value-type="float" office:value="0.158709756" calcext:value-type="float">
            <text:p>0.1587097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9-30" calcext:value-type="date">
            <text:p>9/30/1999</text:p>
          </table:table-cell>
          <table:table-cell table:style-name="ce3" office:value-type="float" office:value="9135.76" calcext:value-type="float">
            <text:p>9135.76</text:p>
          </table:table-cell>
          <table:table-cell table:style-name="ce4"/>
          <table:table-cell table:style-name="ce4" office:value-type="float" office:value="0.036365698" calcext:value-type="float">
            <text:p>0.0363656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8-31" calcext:value-type="date">
            <text:p>8/31/1999</text:p>
          </table:table-cell>
          <table:table-cell table:style-name="ce3" office:value-type="float" office:value="8809.5" calcext:value-type="float">
            <text:p>8809.5</text:p>
          </table:table-cell>
          <table:table-cell table:style-name="ce4"/>
          <table:table-cell table:style-name="ce4" office:value-type="float" office:value="-0.009053619" calcext:value-type="float">
            <text:p>-0.0090536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7-30" calcext:value-type="date">
            <text:p>7/30/1999</text:p>
          </table:table-cell>
          <table:table-cell table:style-name="ce3" office:value-type="float" office:value="8889.62" calcext:value-type="float">
            <text:p>8889.62</text:p>
          </table:table-cell>
          <table:table-cell table:style-name="ce4"/>
          <table:table-cell table:style-name="ce4" office:value-type="float" office:value="-0.016304627" calcext:value-type="float">
            <text:p>-0.0163046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6-30" calcext:value-type="date">
            <text:p>6/30/1999</text:p>
          </table:table-cell>
          <table:table-cell table:style-name="ce3" office:value-type="float" office:value="9035.75" calcext:value-type="float">
            <text:p>9035.75</text:p>
          </table:table-cell>
          <table:table-cell table:style-name="ce4"/>
          <table:table-cell table:style-name="ce4" office:value-type="float" office:value="0.130890309" calcext:value-type="float">
            <text:p>0.13089030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5-31" calcext:value-type="date">
            <text:p>5/31/1999</text:p>
          </table:table-cell>
          <table:table-cell table:style-name="ce3" office:value-type="float" office:value="7927.19" calcext:value-type="float">
            <text:p>7927.19</text:p>
          </table:table-cell>
          <table:table-cell table:style-name="ce4"/>
          <table:table-cell table:style-name="ce4" office:value-type="float" office:value="-0.037213965" calcext:value-type="float">
            <text:p>-0.0372139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4-30" calcext:value-type="date">
            <text:p>4/30/1999</text:p>
          </table:table-cell>
          <table:table-cell table:style-name="ce3" office:value-type="float" office:value="8227.75" calcext:value-type="float">
            <text:p>8227.75</text:p>
          </table:table-cell>
          <table:table-cell table:style-name="ce4"/>
          <table:table-cell table:style-name="ce4" office:value-type="float" office:value="0.036841897" calcext:value-type="float">
            <text:p>0.0368418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3-31" calcext:value-type="date">
            <text:p>3/31/1999</text:p>
          </table:table-cell>
          <table:table-cell table:style-name="ce3" office:value-type="float" office:value="7930.14" calcext:value-type="float">
            <text:p>7930.14</text:p>
          </table:table-cell>
          <table:table-cell table:style-name="ce4"/>
          <table:table-cell table:style-name="ce4" office:value-type="float" office:value="0.122193838" calcext:value-type="float">
            <text:p>0.1221938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2-26" calcext:value-type="date">
            <text:p>2/26/1999</text:p>
          </table:table-cell>
          <table:table-cell table:style-name="ce3" office:value-type="float" office:value="7017.99" calcext:value-type="float">
            <text:p>7017.99</text:p>
          </table:table-cell>
          <table:table-cell table:style-name="ce4"/>
          <table:table-cell table:style-name="ce4" office:value-type="float" office:value="-0.020994957" calcext:value-type="float">
            <text:p>-0.0209949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date" office:date-value="1999-01-29" calcext:value-type="date">
            <text:p>1/29/1999</text:p>
          </table:table-cell>
          <table:table-cell table:style-name="ce3" office:value-type="float" office:value="7166.89" calcext:value-type="float">
            <text:p>7166.89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2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gression1" style:display-name="PageStyle_Regression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ression2" style:display-name="PageStyle_Regression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3-12-14T20:08:36</meta:creation-date>
    <dc:date>2023-12-26T21:48:58.127405617</dc:date>
    <meta:generator>LibreOffice/7.3.7.2$Linux_X86_64 LibreOffice_project/30$Build-2</meta:generator>
    <meta:editing-duration>PT4H35M45S</meta:editing-duration>
    <meta:editing-cycles>5</meta:editing-cycles>
    <meta:document-statistic meta:table-count="2" meta:cell-count="2927" meta:object-count="0"/>
    <meta:user-defined meta:name="AppVersion">16.0300</meta:user-defined>
  </office:meta>
</office:document-meta>
</file>